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702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512cm"/>
    </style:style>
    <style:style style:name="co9" style:family="table-column">
      <style:table-column-properties fo:break-before="auto" style:column-width="2.157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2.898cm"/>
    </style:style>
    <style:style style:name="co12" style:family="table-column">
      <style:table-column-properties fo:break-before="auto" style:column-width="2.69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00ff00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ackground-color="#00ff00" style:text-align-source="fix" style:repeat-content="false" fo:border-left="none" fo:border-right="none" style:rotation-angle="9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ff66" style:text-align-source="fix" style:repeat-content="false" fo:border-left="none" fo:border-right="none" style:rotation-angle="9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b515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ffb515" fo:border-left="0.002cm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6309" fo:border-left="0.002cm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ff6309" fo:border-left="0.002cm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b515" style:text-align-source="fix" style:repeat-content="false" fo:border-left="0.002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b515" style:text-align-source="fix" style:repeat-content="false" fo:border-left="0.002cm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6309" style:text-align-source="fix" style:repeat-content="false" fo:border-left="0.002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aecf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0.002cm solid #000000" fo:background-color="#ff6309" style:text-align-source="fix" style:repeat-content="false" fo:border-left="0.002cm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ackground-color="#ffb515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b515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6309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6309"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ff6309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630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ff630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Ergebnis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5"/>
        <table:table-column table:style-name="co6" table:default-cell-style-name="ce16"/>
        <table:table-column table:style-name="co3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13" table:number-columns-repeated="238" table:default-cell-style-name="Default"/>
        <table:table-row table:style-name="ro1">
          <table:table-cell table:style-name="ce1" office:value-type="string">
            <text:p>F.</text:p>
          </table:table-cell>
          <table:table-cell table:style-name="ce7" office:value-type="string">
            <text:p>Name</text:p>
          </table:table-cell>
          <table:table-cell table:style-name="ce14" office:value-type="string">
            <text:p>Gewonnen</text:p>
          </table:table-cell>
          <table:table-cell table:style-name="ce25" office:value-type="string">
            <text:p>Runden</text:p>
          </table:table-cell>
          <table:table-cell table:style-name="ce25" office:value-type="string">
            <text:p>Karten</text:p>
          </table:table-cell>
          <table:table-cell table:style-name="ce25" office:value-type="string">
            <text:p>eigene Züge</text:p>
          </table:table-cell>
          <table:table-cell table:style-name="ce25" office:value-type="string">
            <text:p>fremde Züge</text:p>
          </table:table-cell>
          <table:table-cell table:style-name="ce25" office:value-type="string">
            <text:p>Gesamtzüge</text:p>
          </table:table-cell>
          <table:table-cell table:style-name="ce25" office:value-type="string">
            <text:p>Zeit</text:p>
          </table:table-cell>
          <table:table-cell table:style-name="ce14" office:value-type="string">
            <text:p>Züge/Spiel</text:p>
          </table:table-cell>
          <table:table-cell table:style-name="ce25" office:value-type="string">
            <text:p>Züge/Runde</text:p>
          </table:table-cell>
          <table:table-cell table:style-name="ce25" office:value-type="string">
            <text:p>Züge/Karte</text:p>
          </table:table-cell>
          <table:table-cell table:style-name="ce25" office:value-type="string">
            <text:p>Zeit/100 Spiele</text:p>
          </table:table-cell>
          <table:table-cell table:style-name="ce25" office:value-type="string">
            <text:p>Runden/Spiel</text:p>
          </table:table-cell>
          <table:table-cell table:style-name="ce25" office:value-type="string">
            <text:p>Quote in %</text:p>
          </table:table-cell>
          <table:table-cell table:style-name="ce25" table:number-columns-repeated="3"/>
          <table:table-cell table:style-name="ce1" table:number-columns-repeated="238"/>
        </table:table-row>
        <table:table-row table:style-name="ro2">
          <table:table-cell table:style-name="ce2" office:value-type="string" table:number-columns-spanned="1" table:number-rows-spanned="11">
            <text:p>chess</text:p>
          </table:table-cell>
          <table:table-cell office:value-type="string">
            <text:p>Agner</text:p>
          </table:table-cell>
          <table:table-cell office:value-type="float" office:value="100">
            <text:p>100</text:p>
          </table:table-cell>
          <table:table-cell office:value-type="float" office:value="351">
            <text:p>351</text:p>
          </table:table-cell>
          <table:table-cell office:value-type="float" office:value="1554">
            <text:p>1554</text:p>
          </table:table-cell>
          <table:table-cell office:value-type="float" office:value="2018">
            <text:p>2018</text:p>
          </table:table-cell>
          <table:table-cell office:value-type="float" office:value="986">
            <text:p>986</text:p>
          </table:table-cell>
          <table:table-cell office:value-type="float" office:value="3004">
            <text:p>3004</text:p>
          </table:table-cell>
          <table:table-cell office:value-type="float" office:value="109.648">
            <text:p>109,65</text:p>
          </table:table-cell>
          <table:table-cell table:formula="oooc:=[.H2]/[.C2]" office:value-type="float" office:value="30.04">
            <text:p>30,04</text:p>
          </table:table-cell>
          <table:table-cell table:formula="oooc:=[.H2]/[.D2]" office:value-type="float" office:value="8.55840455840456">
            <text:p>8,56</text:p>
          </table:table-cell>
          <table:table-cell table:formula="oooc:=[.H2]/[.E2]" office:value-type="float" office:value="1.93307593307593">
            <text:p>1,93</text:p>
          </table:table-cell>
          <table:table-cell table:formula="oooc:=[.I2]" office:value-type="float" office:value="109.648">
            <text:p>109,65</text:p>
          </table:table-cell>
          <table:table-cell table:formula="oooc:=[.D2]/[.C2]" office:value-type="float" office:value="3.51">
            <text:p>3,51</text:p>
          </table:table-cell>
          <table:table-cell table:number-columns-repeated="242"/>
        </table:table-row>
        <table:table-row table:style-name="ro2">
          <table:covered-table-cell table:style-name="ce2"/>
          <table:table-cell office:value-type="string">
            <text:p>Fuest</text:p>
          </table:table-cell>
          <table:table-cell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float" office:value="1588">
            <text:p>1588</text:p>
          </table:table-cell>
          <table:table-cell office:value-type="float" office:value="2007">
            <text:p>2007</text:p>
          </table:table-cell>
          <table:table-cell office:value-type="float" office:value="1018">
            <text:p>1018</text:p>
          </table:table-cell>
          <table:table-cell office:value-type="float" office:value="3025">
            <text:p>3025</text:p>
          </table:table-cell>
          <table:table-cell office:value-type="float" office:value="69.62">
            <text:p>69,62</text:p>
          </table:table-cell>
          <table:table-cell table:formula="oooc:=[.H3]/[.C3]" office:value-type="float" office:value="30.25">
            <text:p>30,25</text:p>
          </table:table-cell>
          <table:table-cell table:formula="oooc:=[.H3]/[.D3]" office:value-type="float" office:value="8.49719101123596">
            <text:p>8,5</text:p>
          </table:table-cell>
          <table:table-cell table:formula="oooc:=[.H3]/[.E3]" office:value-type="float" office:value="1.90491183879093">
            <text:p>1,9</text:p>
          </table:table-cell>
          <table:table-cell table:formula="oooc:=[.I3]" office:value-type="float" office:value="69.62">
            <text:p>69,62</text:p>
          </table:table-cell>
          <table:table-cell table:formula="oooc:=[.D3]/[.C3]" office:value-type="float" office:value="3.56">
            <text:p>3,56</text:p>
          </table:table-cell>
          <table:table-cell table:number-columns-repeated="242"/>
        </table:table-row>
        <table:table-row table:style-name="ro2">
          <table:covered-table-cell table:style-name="ce2"/>
          <table:table-cell office:value-type="string">
            <text:p>Gosmann</text:p>
          </table:table-cell>
          <table:table-cell office:value-type="float" office:value="100">
            <text:p>100</text:p>
          </table:table-cell>
          <table:table-cell office:value-type="float" office:value="368">
            <text:p>368</text:p>
          </table:table-cell>
          <table:table-cell office:value-type="float" office:value="1670">
            <text:p>1670</text:p>
          </table:table-cell>
          <table:table-cell office:value-type="float" office:value="2169">
            <text:p>2169</text:p>
          </table:table-cell>
          <table:table-cell office:value-type="float" office:value="962">
            <text:p>962</text:p>
          </table:table-cell>
          <table:table-cell office:value-type="float" office:value="3131">
            <text:p>3131</text:p>
          </table:table-cell>
          <table:table-cell office:value-type="float" office:value="65.647">
            <text:p>65,65</text:p>
          </table:table-cell>
          <table:table-cell table:formula="oooc:=[.H4]/[.C4]" office:value-type="float" office:value="31.31">
            <text:p>31,31</text:p>
          </table:table-cell>
          <table:table-cell table:formula="oooc:=[.H4]/[.D4]" office:value-type="float" office:value="8.50815217391304">
            <text:p>8,51</text:p>
          </table:table-cell>
          <table:table-cell table:formula="oooc:=[.H4]/[.E4]" office:value-type="float" office:value="1.8748502994012">
            <text:p>1,87</text:p>
          </table:table-cell>
          <table:table-cell table:formula="oooc:=[.I4]" office:value-type="float" office:value="65.647">
            <text:p>65,65</text:p>
          </table:table-cell>
          <table:table-cell table:formula="oooc:=[.D4]/[.C4]" office:value-type="float" office:value="3.68">
            <text:p>3,68</text:p>
          </table:table-cell>
          <table:table-cell table:number-columns-repeated="242"/>
        </table:table-row>
        <table:table-row table:style-name="ro2">
          <table:covered-table-cell table:style-name="ce2"/>
          <table:table-cell office:value-type="string">
            <text:p>Hubmer</text:p>
          </table:table-cell>
          <table:table-cell office:value-type="float" office:value="100">
            <text:p>100</text:p>
          </table:table-cell>
          <table:table-cell office:value-type="float" office:value="409">
            <text:p>409</text:p>
          </table:table-cell>
          <table:table-cell office:value-type="float" office:value="1816">
            <text:p>1816</text:p>
          </table:table-cell>
          <table:table-cell office:value-type="float" office:value="2417">
            <text:p>2417</text:p>
          </table:table-cell>
          <table:table-cell office:value-type="float" office:value="719">
            <text:p>719</text:p>
          </table:table-cell>
          <table:table-cell office:value-type="float" office:value="3136">
            <text:p>3136</text:p>
          </table:table-cell>
          <table:table-cell office:value-type="float" office:value="65.818">
            <text:p>65,82</text:p>
          </table:table-cell>
          <table:table-cell table:formula="oooc:=[.H5]/[.C5]" office:value-type="float" office:value="31.36">
            <text:p>31,36</text:p>
          </table:table-cell>
          <table:table-cell table:formula="oooc:=[.H5]/[.D5]" office:value-type="float" office:value="7.66748166259169">
            <text:p>7,67</text:p>
          </table:table-cell>
          <table:table-cell table:formula="oooc:=[.H5]/[.E5]" office:value-type="float" office:value="1.72687224669604">
            <text:p>1,73</text:p>
          </table:table-cell>
          <table:table-cell table:formula="oooc:=[.I5]" office:value-type="float" office:value="65.818">
            <text:p>65,82</text:p>
          </table:table-cell>
          <table:table-cell table:formula="oooc:=[.D5]/[.C5]" office:value-type="float" office:value="4.09">
            <text:p>4,09</text:p>
          </table:table-cell>
          <table:table-cell table:number-columns-repeated="242"/>
        </table:table-row>
        <table:table-row table:style-name="ro1">
          <table:covered-table-cell table:style-name="ce2"/>
          <table:table-cell office:value-type="string">
            <text:p>Jährig</text:p>
          </table:table-cell>
          <table:table-cell office:value-type="float" office:value="100">
            <text:p>100</text:p>
          </table:table-cell>
          <table:table-cell office:value-type="float" office:value="363">
            <text:p>363</text:p>
          </table:table-cell>
          <table:table-cell office:value-type="float" office:value="1611">
            <text:p>1611</text:p>
          </table:table-cell>
          <table:table-cell office:value-type="float" office:value="2099">
            <text:p>2099</text:p>
          </table:table-cell>
          <table:table-cell office:value-type="float" office:value="985">
            <text:p>985</text:p>
          </table:table-cell>
          <table:table-cell office:value-type="float" office:value="3084">
            <text:p>3084</text:p>
          </table:table-cell>
          <table:table-cell office:value-type="float" office:value="146.254">
            <text:p>146,25</text:p>
          </table:table-cell>
          <table:table-cell table:formula="oooc:=[.H6]/[.C6]" office:value-type="float" office:value="30.84">
            <text:p>30,84</text:p>
          </table:table-cell>
          <table:table-cell table:formula="oooc:=[.H6]/[.D6]" office:value-type="float" office:value="8.49586776859504">
            <text:p>8,5</text:p>
          </table:table-cell>
          <table:table-cell table:formula="oooc:=[.H6]/[.E6]" office:value-type="float" office:value="1.91433891992551">
            <text:p>1,91</text:p>
          </table:table-cell>
          <table:table-cell table:formula="oooc:=[.I6]" office:value-type="float" office:value="146.254">
            <text:p>146,25</text:p>
          </table:table-cell>
          <table:table-cell table:formula="oooc:=[.D6]/[.C6]" office:value-type="float" office:value="3.63">
            <text:p>3,63</text:p>
          </table:table-cell>
          <table:table-cell table:number-columns-repeated="242"/>
        </table:table-row>
        <table:table-row table:style-name="ro2">
          <table:covered-table-cell/>
          <table:table-cell office:value-type="string">
            <text:p>Maraun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 office:value-type="float" office:value="1584">
            <text:p>1584</text:p>
          </table:table-cell>
          <table:table-cell office:value-type="float" office:value="1987">
            <text:p>1987</text:p>
          </table:table-cell>
          <table:table-cell office:value-type="float" office:value="1047">
            <text:p>1047</text:p>
          </table:table-cell>
          <table:table-cell office:value-type="float" office:value="3034">
            <text:p>3034</text:p>
          </table:table-cell>
          <table:table-cell office:value-type="float" office:value="50.912">
            <text:p>50,91</text:p>
          </table:table-cell>
          <table:table-cell table:formula="oooc:=[.H7]/[.C7]" office:value-type="float" office:value="30.34">
            <text:p>30,34</text:p>
          </table:table-cell>
          <table:table-cell table:formula="oooc:=[.H7]/[.D7]" office:value-type="float" office:value="8.79420289855072">
            <text:p>8,79</text:p>
          </table:table-cell>
          <table:table-cell table:formula="oooc:=[.H7]/[.E7]" office:value-type="float" office:value="1.91540404040404">
            <text:p>1,92</text:p>
          </table:table-cell>
          <table:table-cell table:formula="oooc:=[.I7]" office:value-type="float" office:value="50.912">
            <text:p>50,91</text:p>
          </table:table-cell>
          <table:table-cell table:formula="oooc:=[.D7]/[.C7]" office:value-type="float" office:value="3.45">
            <text:p>3,45</text:p>
          </table:table-cell>
          <table:table-cell table:number-columns-repeated="242"/>
        </table:table-row>
        <table:table-row table:style-name="ro2">
          <table:covered-table-cell/>
          <table:table-cell office:value-type="string">
            <text:p>Mergel</text:p>
          </table:table-cell>
          <table:table-cell office:value-type="float" office:value="100">
            <text:p>100</text:p>
          </table:table-cell>
          <table:table-cell office:value-type="float" office:value="362">
            <text:p>362</text:p>
          </table:table-cell>
          <table:table-cell office:value-type="float" office:value="1582">
            <text:p>1582</text:p>
          </table:table-cell>
          <table:table-cell office:value-type="float" office:value="2003">
            <text:p>2003</text:p>
          </table:table-cell>
          <table:table-cell office:value-type="float" office:value="920">
            <text:p>920</text:p>
          </table:table-cell>
          <table:table-cell office:value-type="float" office:value="2923">
            <text:p>2923</text:p>
          </table:table-cell>
          <table:table-cell office:value-type="float" office:value="11.492">
            <text:p>11,49</text:p>
          </table:table-cell>
          <table:table-cell table:formula="oooc:=[.H8]/[.C8]" office:value-type="float" office:value="29.23">
            <text:p>29,23</text:p>
          </table:table-cell>
          <table:table-cell table:formula="oooc:=[.H8]/[.D8]" office:value-type="float" office:value="8.07458563535912">
            <text:p>8,07</text:p>
          </table:table-cell>
          <table:table-cell table:formula="oooc:=[.H8]/[.E8]" office:value-type="float" office:value="1.84766118836915">
            <text:p>1,85</text:p>
          </table:table-cell>
          <table:table-cell table:formula="oooc:=[.I8]" office:value-type="float" office:value="11.492">
            <text:p>11,49</text:p>
          </table:table-cell>
          <table:table-cell table:formula="oooc:=[.D8]/[.C8]" office:value-type="float" office:value="3.62">
            <text:p>3,62</text:p>
          </table:table-cell>
          <table:table-cell table:number-columns-repeated="242"/>
        </table:table-row>
        <table:table-row table:style-name="ro1">
          <table:covered-table-cell/>
          <table:table-cell office:value-type="string">
            <text:p>Richter</text:p>
          </table:table-cell>
          <table:table-cell office:value-type="float" office:value="100">
            <text:p>100</text:p>
          </table:table-cell>
          <table:table-cell office:value-type="float" office:value="350">
            <text:p>350</text:p>
          </table:table-cell>
          <table:table-cell office:value-type="float" office:value="1540">
            <text:p>1540</text:p>
          </table:table-cell>
          <table:table-cell office:value-type="float" office:value="2005">
            <text:p>2005</text:p>
          </table:table-cell>
          <table:table-cell office:value-type="float" office:value="989">
            <text:p>989</text:p>
          </table:table-cell>
          <table:table-cell office:value-type="float" office:value="2994">
            <text:p>2994</text:p>
          </table:table-cell>
          <table:table-cell office:value-type="float" office:value="47.397">
            <text:p>47,4</text:p>
          </table:table-cell>
          <table:table-cell table:formula="oooc:=[.H9]/[.C9]" office:value-type="float" office:value="29.94">
            <text:p>29,94</text:p>
          </table:table-cell>
          <table:table-cell table:formula="oooc:=[.H9]/[.D9]" office:value-type="float" office:value="8.55428571428572">
            <text:p>8,55</text:p>
          </table:table-cell>
          <table:table-cell table:formula="oooc:=[.H9]/[.E9]" office:value-type="float" office:value="1.94415584415584">
            <text:p>1,94</text:p>
          </table:table-cell>
          <table:table-cell table:formula="oooc:=[.I9]" office:value-type="float" office:value="47.397">
            <text:p>47,4</text:p>
          </table:table-cell>
          <table:table-cell table:formula="oooc:=[.D9]/[.C9]" office:value-type="float" office:value="3.5">
            <text:p>3,5</text:p>
          </table:table-cell>
          <table:table-cell table:number-columns-repeated="242"/>
        </table:table-row>
        <table:table-row table:style-name="ro2">
          <table:covered-table-cell/>
          <table:table-cell office:value-type="string">
            <text:p>Roth</text:p>
          </table:table-cell>
          <table:table-cell table:style-name="ce16" office:value-type="float" office:value="100">
            <text:p>100</text:p>
          </table:table-cell>
          <table:table-cell office:value-type="float" office:value="353">
            <text:p>353</text:p>
          </table:table-cell>
          <table:table-cell office:value-type="float" office:value="1570">
            <text:p>1570</text:p>
          </table:table-cell>
          <table:table-cell office:value-type="float" office:value="2022">
            <text:p>2022</text:p>
          </table:table-cell>
          <table:table-cell office:value-type="float" office:value="1024">
            <text:p>1024</text:p>
          </table:table-cell>
          <table:table-cell office:value-type="float" office:value="3046">
            <text:p>3046</text:p>
          </table:table-cell>
          <table:table-cell office:value-type="float" office:value="183.067">
            <text:p>183,07</text:p>
          </table:table-cell>
          <table:table-cell table:formula="oooc:=[.H10]/[.C10]" office:value-type="float" office:value="30.46">
            <text:p>30,46</text:p>
          </table:table-cell>
          <table:table-cell table:formula="oooc:=[.H10]/[.D10]" office:value-type="float" office:value="8.62889518413598">
            <text:p>8,63</text:p>
          </table:table-cell>
          <table:table-cell table:formula="oooc:=[.H10]/[.E10]" office:value-type="float" office:value="1.94012738853503">
            <text:p>1,94</text:p>
          </table:table-cell>
          <table:table-cell table:formula="oooc:=[.I10]" office:value-type="float" office:value="183.067">
            <text:p>183,07</text:p>
          </table:table-cell>
          <table:table-cell table:formula="oooc:=[.D10]/[.C10]" office:value-type="float" office:value="3.53">
            <text:p>3,53</text:p>
          </table:table-cell>
          <table:table-cell table:number-columns-repeated="242"/>
        </table:table-row>
        <table:table-row table:style-name="ro1">
          <table:covered-table-cell/>
          <table:table-cell office:value-type="string">
            <text:p>Sommer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1488">
            <text:p>1488</text:p>
          </table:table-cell>
          <table:table-cell office:value-type="float" office:value="1937">
            <text:p>1937</text:p>
          </table:table-cell>
          <table:table-cell office:value-type="float" office:value="1007">
            <text:p>1007</text:p>
          </table:table-cell>
          <table:table-cell office:value-type="float" office:value="2944">
            <text:p>2944</text:p>
          </table:table-cell>
          <table:table-cell office:value-type="float" office:value="548.246">
            <text:p>548,25</text:p>
          </table:table-cell>
          <table:table-cell table:formula="oooc:=[.H11]/[.C11]" office:value-type="float" office:value="29.44">
            <text:p>29,44</text:p>
          </table:table-cell>
          <table:table-cell table:formula="oooc:=[.H11]/[.D11]" office:value-type="float" office:value="8.81437125748503">
            <text:p>8,81</text:p>
          </table:table-cell>
          <table:table-cell table:formula="oooc:=[.H11]/[.E11]" office:value-type="float" office:value="1.97849462365591">
            <text:p>1,98</text:p>
          </table:table-cell>
          <table:table-cell table:formula="oooc:=[.I11]" office:value-type="float" office:value="548.246">
            <text:p>548,25</text:p>
          </table:table-cell>
          <table:table-cell table:formula="oooc:=[.D11]/[.C11]" office:value-type="float" office:value="3.34">
            <text:p>3,34</text:p>
          </table:table-cell>
          <table:table-cell table:number-columns-repeated="242"/>
        </table:table-row>
        <table:table-row table:style-name="ro2">
          <table:covered-table-cell table:style-name="ce1"/>
          <table:table-cell table:style-name="ce7" office:value-type="string">
            <text:p>Wagenführ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350">
            <text:p>350</text:p>
          </table:table-cell>
          <table:table-cell table:style-name="ce26" office:value-type="float" office:value="1645">
            <text:p>1645</text:p>
          </table:table-cell>
          <table:table-cell table:style-name="ce26" office:value-type="float" office:value="2072">
            <text:p>2072</text:p>
          </table:table-cell>
          <table:table-cell table:style-name="ce26" office:value-type="float" office:value="1149">
            <text:p>1149</text:p>
          </table:table-cell>
          <table:table-cell table:style-name="ce26" office:value-type="float" office:value="3221">
            <text:p>3221</text:p>
          </table:table-cell>
          <table:table-cell table:style-name="ce26" office:value-type="float" office:value="46.708">
            <text:p>46,71</text:p>
          </table:table-cell>
          <table:table-cell table:style-name="ce17" table:formula="oooc:=[.H12]/[.C12]" office:value-type="float" office:value="32.21">
            <text:p>32,21</text:p>
          </table:table-cell>
          <table:table-cell table:style-name="ce26" table:formula="oooc:=[.H12]/[.D12]" office:value-type="float" office:value="9.20285714285714">
            <text:p>9,2</text:p>
          </table:table-cell>
          <table:table-cell table:style-name="ce26" table:formula="oooc:=[.H12]/[.E12]" office:value-type="float" office:value="1.9580547112462">
            <text:p>1,96</text:p>
          </table:table-cell>
          <table:table-cell table:style-name="ce26" table:formula="oooc:=[.I12]" office:value-type="float" office:value="46.708">
            <text:p>46,71</text:p>
          </table:table-cell>
          <table:table-cell table:style-name="ce26" table:formula="oooc:=[.D12]/[.C12]" office:value-type="float" office:value="3.5">
            <text:p>3,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2" office:value-type="string" table:number-columns-spanned="1" table:number-rows-spanned="11">
            <text:p>chop</text:p>
          </table:table-cell>
          <table:table-cell table:formula="oooc:=[.B2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402">
            <text:p>402</text:p>
          </table:table-cell>
          <table:table-cell office:value-type="float" office:value="1759">
            <text:p>1759</text:p>
          </table:table-cell>
          <table:table-cell office:value-type="float" office:value="2312">
            <text:p>2312</text:p>
          </table:table-cell>
          <table:table-cell office:value-type="float" office:value="846">
            <text:p>846</text:p>
          </table:table-cell>
          <table:table-cell office:value-type="float" office:value="3158">
            <text:p>3158</text:p>
          </table:table-cell>
          <table:table-cell office:value-type="float" office:value="125.42">
            <text:p>125,42</text:p>
          </table:table-cell>
          <table:table-cell table:formula="oooc:=[.H13]/[.C13]" office:value-type="float" office:value="31.58">
            <text:p>31,58</text:p>
          </table:table-cell>
          <table:table-cell table:formula="oooc:=[.H13]/[.D13]" office:value-type="float" office:value="7.85572139303483">
            <text:p>7,86</text:p>
          </table:table-cell>
          <table:table-cell table:formula="oooc:=[.H13]/[.E13]" office:value-type="float" office:value="1.79533826037521">
            <text:p>1,8</text:p>
          </table:table-cell>
          <table:table-cell table:formula="oooc:=[.I13]" office:value-type="float" office:value="125.42">
            <text:p>125,42</text:p>
          </table:table-cell>
          <table:table-cell table:formula="oooc:=[.D13]/[.C13]" office:value-type="float" office:value="4.02">
            <text:p>4,02</text:p>
          </table:table-cell>
          <table:table-cell table:number-columns-repeated="242"/>
        </table:table-row>
        <table:table-row table:style-name="ro1">
          <table:covered-table-cell table:style-name="ce2"/>
          <table:table-cell table:formula="oooc:=[.B3]" office:value-type="string" office:string-value="Fuest">
            <text:p>Fuest</text:p>
          </table:table-cell>
          <table:table-cell office:value-type="float" office:value="99">
            <text:p>99</text:p>
          </table:table-cell>
          <table:table-cell office:value-type="float" office:value="377">
            <text:p>377</text:p>
          </table:table-cell>
          <table:table-cell office:value-type="float" office:value="1628">
            <text:p>1628</text:p>
          </table:table-cell>
          <table:table-cell office:value-type="float" office:value="2134">
            <text:p>2134</text:p>
          </table:table-cell>
          <table:table-cell office:value-type="float" office:value="914">
            <text:p>914</text:p>
          </table:table-cell>
          <table:table-cell office:value-type="float" office:value="3048">
            <text:p>3048</text:p>
          </table:table-cell>
          <table:table-cell office:value-type="float" office:value="71.397">
            <text:p>71,4</text:p>
          </table:table-cell>
          <table:table-cell table:formula="oooc:=[.H14]/[.C14]" office:value-type="float" office:value="30.7878787878788">
            <text:p>30,79</text:p>
          </table:table-cell>
          <table:table-cell table:formula="oooc:=[.H14]/[.D14]" office:value-type="float" office:value="8.08488063660477">
            <text:p>8,08</text:p>
          </table:table-cell>
          <table:table-cell table:formula="oooc:=[.H14]/[.E14]" office:value-type="float" office:value="1.87223587223587">
            <text:p>1,87</text:p>
          </table:table-cell>
          <table:table-cell table:formula="oooc:=[.I14]" office:value-type="float" office:value="71.397">
            <text:p>71,4</text:p>
          </table:table-cell>
          <table:table-cell table:formula="oooc:=[.D14]/[.C14]" office:value-type="float" office:value="3.80808080808081">
            <text:p>3,81</text:p>
          </table:table-cell>
          <table:table-cell table:number-columns-repeated="242"/>
        </table:table-row>
        <table:table-row table:style-name="ro1">
          <table:covered-table-cell table:style-name="ce2"/>
          <table:table-cell table:formula="oooc:=[.B4]" office:value-type="string" office:string-value="Gosmann">
            <text:p>Gosmann</text:p>
          </table:table-cell>
          <table:table-cell office:value-type="float" office:value="98">
            <text:p>98</text:p>
          </table:table-cell>
          <table:table-cell office:value-type="float" office:value="372">
            <text:p>372</text:p>
          </table:table-cell>
          <table:table-cell office:value-type="float" office:value="1641">
            <text:p>1641</text:p>
          </table:table-cell>
          <table:table-cell office:value-type="float" office:value="2163">
            <text:p>2163</text:p>
          </table:table-cell>
          <table:table-cell office:value-type="float" office:value="871">
            <text:p>871</text:p>
          </table:table-cell>
          <table:table-cell office:value-type="float" office:value="3034">
            <text:p>3034</text:p>
          </table:table-cell>
          <table:table-cell office:value-type="float" office:value="55.522">
            <text:p>55,52</text:p>
          </table:table-cell>
          <table:table-cell table:formula="oooc:=[.H15]/[.C15]" office:value-type="float" office:value="30.9591836734694">
            <text:p>30,96</text:p>
          </table:table-cell>
          <table:table-cell table:formula="oooc:=[.H15]/[.D15]" office:value-type="float" office:value="8.15591397849462">
            <text:p>8,16</text:p>
          </table:table-cell>
          <table:table-cell table:formula="oooc:=[.H15]/[.E15]" office:value-type="float" office:value="1.84887263863498">
            <text:p>1,85</text:p>
          </table:table-cell>
          <table:table-cell table:formula="oooc:=[.I15]" office:value-type="float" office:value="55.522">
            <text:p>55,52</text:p>
          </table:table-cell>
          <table:table-cell table:formula="oooc:=[.D15]/[.C15]" office:value-type="float" office:value="3.79591836734694">
            <text:p>3,8</text:p>
          </table:table-cell>
          <table:table-cell table:number-columns-repeated="242"/>
        </table:table-row>
        <table:table-row table:style-name="ro1">
          <table:covered-table-cell table:style-name="ce2"/>
          <table:table-cell table:formula="oooc:=[.B5]" office:value-type="string" office:string-value="Hubmer">
            <text:p>Hubmer</text:p>
          </table:table-cell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1841">
            <text:p>1841</text:p>
          </table:table-cell>
          <table:table-cell office:value-type="float" office:value="2446">
            <text:p>2446</text:p>
          </table:table-cell>
          <table:table-cell office:value-type="float" office:value="942">
            <text:p>942</text:p>
          </table:table-cell>
          <table:table-cell office:value-type="float" office:value="3388">
            <text:p>3388</text:p>
          </table:table-cell>
          <table:table-cell office:value-type="float" office:value="76.148">
            <text:p>76,15</text:p>
          </table:table-cell>
          <table:table-cell table:formula="oooc:=[.H16]/[.C16]" office:value-type="float" office:value="33.88">
            <text:p>33,88</text:p>
          </table:table-cell>
          <table:table-cell table:formula="oooc:=[.H16]/[.D16]" office:value-type="float" office:value="8.06666666666667">
            <text:p>8,07</text:p>
          </table:table-cell>
          <table:table-cell table:formula="oooc:=[.H16]/[.E16]" office:value-type="float" office:value="1.84030418250951">
            <text:p>1,84</text:p>
          </table:table-cell>
          <table:table-cell table:formula="oooc:=[.I16]" office:value-type="float" office:value="76.148">
            <text:p>76,15</text:p>
          </table:table-cell>
          <table:table-cell table:formula="oooc:=[.D16]/[.C16]" office:value-type="float" office:value="4.2">
            <text:p>4,2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6]" office:value-type="string" office:string-value="Jährig">
            <text:p>Jährig</text:p>
          </table:table-cell>
          <table:table-cell office:value-type="float" office:value="99">
            <text:p>99</text:p>
          </table:table-cell>
          <table:table-cell office:value-type="float" office:value="378">
            <text:p>378</text:p>
          </table:table-cell>
          <table:table-cell office:value-type="float" office:value="1625">
            <text:p>1625</text:p>
          </table:table-cell>
          <table:table-cell office:value-type="float" office:value="2152">
            <text:p>2152</text:p>
          </table:table-cell>
          <table:table-cell office:value-type="float" office:value="870">
            <text:p>870</text:p>
          </table:table-cell>
          <table:table-cell office:value-type="float" office:value="3022">
            <text:p>3022</text:p>
          </table:table-cell>
          <table:table-cell office:value-type="float" office:value="149.843">
            <text:p>149,84</text:p>
          </table:table-cell>
          <table:table-cell table:formula="oooc:=[.H17]/[.C17]" office:value-type="float" office:value="30.5252525252525">
            <text:p>30,53</text:p>
          </table:table-cell>
          <table:table-cell table:formula="oooc:=[.H17]/[.D17]" office:value-type="float" office:value="7.99470899470899">
            <text:p>7,99</text:p>
          </table:table-cell>
          <table:table-cell table:formula="oooc:=[.H17]/[.E17]" office:value-type="float" office:value="1.85969230769231">
            <text:p>1,86</text:p>
          </table:table-cell>
          <table:table-cell table:formula="oooc:=[.I17]" office:value-type="float" office:value="149.843">
            <text:p>149,84</text:p>
          </table:table-cell>
          <table:table-cell table:formula="oooc:=[.D17]/[.C17]" office:value-type="float" office:value="3.81818181818182">
            <text:p>3,82</text:p>
          </table:table-cell>
          <table:table-cell table:number-columns-repeated="242"/>
        </table:table-row>
        <table:table-row table:style-name="ro1">
          <table:covered-table-cell/>
          <table:table-cell table:formula="oooc:=[.B7]" office:value-type="string" office:string-value="Maraun">
            <text:p>Maraun</text:p>
          </table:table-cell>
          <table:table-cell office:value-type="float" office:value="98">
            <text:p>98</text:p>
          </table:table-cell>
          <table:table-cell office:value-type="float" office:value="392">
            <text:p>392</text:p>
          </table:table-cell>
          <table:table-cell office:value-type="float" office:value="1783">
            <text:p>1783</text:p>
          </table:table-cell>
          <table:table-cell office:value-type="float" office:value="2268">
            <text:p>2268</text:p>
          </table:table-cell>
          <table:table-cell office:value-type="float" office:value="952">
            <text:p>952</text:p>
          </table:table-cell>
          <table:table-cell office:value-type="float" office:value="3220">
            <text:p>3220</text:p>
          </table:table-cell>
          <table:table-cell office:value-type="float" office:value="56.457">
            <text:p>56,46</text:p>
          </table:table-cell>
          <table:table-cell table:formula="oooc:=[.H18]/[.C18]" office:value-type="float" office:value="32.8571428571429">
            <text:p>32,86</text:p>
          </table:table-cell>
          <table:table-cell table:formula="oooc:=[.H18]/[.D18]" office:value-type="float" office:value="8.21428571428571">
            <text:p>8,21</text:p>
          </table:table-cell>
          <table:table-cell table:formula="oooc:=[.H18]/[.E18]" office:value-type="float" office:value="1.80594503645541">
            <text:p>1,81</text:p>
          </table:table-cell>
          <table:table-cell table:formula="oooc:=[.I18]" office:value-type="float" office:value="56.457">
            <text:p>56,46</text:p>
          </table:table-cell>
          <table:table-cell table:formula="oooc:=[.D18]/[.C18]" office:value-type="float" office:value="4">
            <text:p>4</text:p>
          </table:table-cell>
          <table:table-cell table:number-columns-repeated="242"/>
        </table:table-row>
        <table:table-row table:style-name="ro1">
          <table:covered-table-cell/>
          <table:table-cell table:formula="oooc:=[.B8]" office:value-type="string" office:string-value="Mergel">
            <text:p>Mergel</text:p>
          </table:table-cell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1594">
            <text:p>1594</text:p>
          </table:table-cell>
          <table:table-cell office:value-type="float" office:value="2065">
            <text:p>2065</text:p>
          </table:table-cell>
          <table:table-cell office:value-type="float" office:value="857">
            <text:p>857</text:p>
          </table:table-cell>
          <table:table-cell office:value-type="float" office:value="2922">
            <text:p>2922</text:p>
          </table:table-cell>
          <table:table-cell office:value-type="float" office:value="11.937">
            <text:p>11,94</text:p>
          </table:table-cell>
          <table:table-cell table:formula="oooc:=[.H19]/[.C19]" office:value-type="float" office:value="29.22">
            <text:p>29,22</text:p>
          </table:table-cell>
          <table:table-cell table:formula="oooc:=[.H19]/[.D19]" office:value-type="float" office:value="7.68947368421053">
            <text:p>7,69</text:p>
          </table:table-cell>
          <table:table-cell table:formula="oooc:=[.H19]/[.E19]" office:value-type="float" office:value="1.83312421580929">
            <text:p>1,83</text:p>
          </table:table-cell>
          <table:table-cell table:formula="oooc:=[.I19]" office:value-type="float" office:value="11.937">
            <text:p>11,94</text:p>
          </table:table-cell>
          <table:table-cell table:formula="oooc:=[.D19]/[.C19]" office:value-type="float" office:value="3.8">
            <text:p>3,8</text:p>
          </table:table-cell>
          <table:table-cell table:number-columns-repeated="242"/>
        </table:table-row>
        <table:table-row table:style-name="ro1">
          <table:covered-table-cell/>
          <table:table-cell table:formula="oooc:=[.B9]" office:value-type="string" office:string-value="Richter">
            <text:p>Richter</text:p>
          </table:table-cell>
          <table:table-cell office:value-type="float" office:value="99">
            <text:p>99</text:p>
          </table:table-cell>
          <table:table-cell office:value-type="float" office:value="365">
            <text:p>365</text:p>
          </table:table-cell>
          <table:table-cell office:value-type="float" office:value="1532">
            <text:p>1532</text:p>
          </table:table-cell>
          <table:table-cell office:value-type="float" office:value="2050">
            <text:p>2050</text:p>
          </table:table-cell>
          <table:table-cell office:value-type="float" office:value="910">
            <text:p>910</text:p>
          </table:table-cell>
          <table:table-cell office:value-type="float" office:value="2960">
            <text:p>2960</text:p>
          </table:table-cell>
          <table:table-cell office:value-type="float" office:value="42.931">
            <text:p>42,93</text:p>
          </table:table-cell>
          <table:table-cell table:formula="oooc:=[.H20]/[.C20]" office:value-type="float" office:value="29.8989898989899">
            <text:p>29,9</text:p>
          </table:table-cell>
          <table:table-cell table:formula="oooc:=[.H20]/[.D20]" office:value-type="float" office:value="8.10958904109589">
            <text:p>8,11</text:p>
          </table:table-cell>
          <table:table-cell table:formula="oooc:=[.H20]/[.E20]" office:value-type="float" office:value="1.93211488250653">
            <text:p>1,93</text:p>
          </table:table-cell>
          <table:table-cell table:formula="oooc:=[.I20]" office:value-type="float" office:value="42.931">
            <text:p>42,93</text:p>
          </table:table-cell>
          <table:table-cell table:formula="oooc:=[.D20]/[.C20]" office:value-type="float" office:value="3.68686868686869">
            <text:p>3,69</text:p>
          </table:table-cell>
          <table:table-cell table:number-columns-repeated="242"/>
        </table:table-row>
        <table:table-row table:style-name="ro1">
          <table:covered-table-cell/>
          <table:table-cell table:formula="oooc:=[.B10]" office:value-type="string" office:string-value="Roth">
            <text:p>Roth</text:p>
          </table:table-cell>
          <table:table-cell table:style-name="ce16" office:value-type="float" office:value="95">
            <text:p>95</text:p>
          </table:table-cell>
          <table:table-cell office:value-type="float" office:value="370">
            <text:p>370</text:p>
          </table:table-cell>
          <table:table-cell office:value-type="float" office:value="1604">
            <text:p>1604</text:p>
          </table:table-cell>
          <table:table-cell office:value-type="float" office:value="2134">
            <text:p>2134</text:p>
          </table:table-cell>
          <table:table-cell office:value-type="float" office:value="849">
            <text:p>849</text:p>
          </table:table-cell>
          <table:table-cell office:value-type="float" office:value="2983">
            <text:p>2983</text:p>
          </table:table-cell>
          <table:table-cell office:value-type="float" office:value="170.272">
            <text:p>170,27</text:p>
          </table:table-cell>
          <table:table-cell table:formula="oooc:=[.H21]/[.C21]" office:value-type="float" office:value="31.4">
            <text:p>31,4</text:p>
          </table:table-cell>
          <table:table-cell table:formula="oooc:=[.H21]/[.D21]" office:value-type="float" office:value="8.06216216216216">
            <text:p>8,06</text:p>
          </table:table-cell>
          <table:table-cell table:formula="oooc:=[.H21]/[.E21]" office:value-type="float" office:value="1.85972568578554">
            <text:p>1,86</text:p>
          </table:table-cell>
          <table:table-cell table:formula="oooc:=[.I21]" office:value-type="float" office:value="170.272">
            <text:p>170,27</text:p>
          </table:table-cell>
          <table:table-cell table:formula="oooc:=[.D21]/[.C21]" office:value-type="float" office:value="3.89473684210526">
            <text:p>3,89</text:p>
          </table:table-cell>
          <table:table-cell table:number-columns-repeated="242"/>
        </table:table-row>
        <table:table-row table:style-name="ro1">
          <table:covered-table-cell/>
          <table:table-cell table:formula="oooc:=[.B11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388">
            <text:p>388</text:p>
          </table:table-cell>
          <table:table-cell office:value-type="float" office:value="1662">
            <text:p>1662</text:p>
          </table:table-cell>
          <table:table-cell office:value-type="float" office:value="2173">
            <text:p>2173</text:p>
          </table:table-cell>
          <table:table-cell office:value-type="float" office:value="940">
            <text:p>940</text:p>
          </table:table-cell>
          <table:table-cell office:value-type="float" office:value="3113">
            <text:p>3113</text:p>
          </table:table-cell>
          <table:table-cell office:value-type="float" office:value="585.384">
            <text:p>585,38</text:p>
          </table:table-cell>
          <table:table-cell table:formula="oooc:=[.H22]/[.C22]" office:value-type="float" office:value="31.13">
            <text:p>31,13</text:p>
          </table:table-cell>
          <table:table-cell table:formula="oooc:=[.H22]/[.D22]" office:value-type="float" office:value="8.02319587628866">
            <text:p>8,02</text:p>
          </table:table-cell>
          <table:table-cell table:formula="oooc:=[.H22]/[.E22]" office:value-type="float" office:value="1.87304452466907">
            <text:p>1,87</text:p>
          </table:table-cell>
          <table:table-cell table:formula="oooc:=[.I22]" office:value-type="float" office:value="585.384">
            <text:p>585,38</text:p>
          </table:table-cell>
          <table:table-cell table:formula="oooc:=[.D22]/[.C22]" office:value-type="float" office:value="3.88">
            <text:p>3,88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12]" office:value-type="string" office:string-value="Wagenführ">
            <text:p>Wagenführ</text:p>
          </table:table-cell>
          <table:table-cell table:style-name="ce17" office:value-type="float" office:value="99">
            <text:p>99</text:p>
          </table:table-cell>
          <table:table-cell table:style-name="ce26" office:value-type="float" office:value="401">
            <text:p>401</text:p>
          </table:table-cell>
          <table:table-cell table:style-name="ce26" office:value-type="float" office:value="1873">
            <text:p>1873</text:p>
          </table:table-cell>
          <table:table-cell table:style-name="ce26" office:value-type="float" office:value="2383">
            <text:p>2383</text:p>
          </table:table-cell>
          <table:table-cell table:style-name="ce26" office:value-type="float" office:value="1020">
            <text:p>1020</text:p>
          </table:table-cell>
          <table:table-cell table:style-name="ce26" office:value-type="float" office:value="3403">
            <text:p>3403</text:p>
          </table:table-cell>
          <table:table-cell table:style-name="ce26" office:value-type="float" office:value="45.916">
            <text:p>45,92</text:p>
          </table:table-cell>
          <table:table-cell table:style-name="ce17" table:formula="oooc:=[.H23]/[.C23]" office:value-type="float" office:value="34.3737373737374">
            <text:p>34,37</text:p>
          </table:table-cell>
          <table:table-cell table:style-name="ce26" table:formula="oooc:=[.H23]/[.D23]" office:value-type="float" office:value="8.48628428927681">
            <text:p>8,49</text:p>
          </table:table-cell>
          <table:table-cell table:style-name="ce26" table:formula="oooc:=[.H23]/[.E23]" office:value-type="float" office:value="1.81687132941805">
            <text:p>1,82</text:p>
          </table:table-cell>
          <table:table-cell table:style-name="ce26" table:formula="oooc:=[.I23]" office:value-type="float" office:value="45.916">
            <text:p>45,92</text:p>
          </table:table-cell>
          <table:table-cell table:style-name="ce26" table:formula="oooc:=[.D23]/[.C23]" office:value-type="float" office:value="4.05050505050505">
            <text:p>4,0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4" office:value-type="string" table:number-columns-spanned="1" table:number-rows-spanned="11">
            <text:p>cross</text:p>
          </table:table-cell>
          <table:table-cell table:formula="oooc:=[.B13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424">
            <text:p>424</text:p>
          </table:table-cell>
          <table:table-cell office:value-type="float" office:value="1873">
            <text:p>1873</text:p>
          </table:table-cell>
          <table:table-cell office:value-type="float" office:value="2443">
            <text:p>2443</text:p>
          </table:table-cell>
          <table:table-cell office:value-type="float" office:value="1222">
            <text:p>1222</text:p>
          </table:table-cell>
          <table:table-cell office:value-type="float" office:value="3665">
            <text:p>3665</text:p>
          </table:table-cell>
          <table:table-cell office:value-type="float" office:value="132.958">
            <text:p>132,96</text:p>
          </table:table-cell>
          <table:table-cell table:formula="oooc:=[.H24]/[.C24]" office:value-type="float" office:value="36.65">
            <text:p>36,65</text:p>
          </table:table-cell>
          <table:table-cell table:formula="oooc:=[.H24]/[.D24]" office:value-type="float" office:value="8.6438679245283">
            <text:p>8,64</text:p>
          </table:table-cell>
          <table:table-cell table:formula="oooc:=[.H24]/[.E24]" office:value-type="float" office:value="1.95675387079552">
            <text:p>1,96</text:p>
          </table:table-cell>
          <table:table-cell table:formula="oooc:=[.I24]" office:value-type="float" office:value="132.958">
            <text:p>132,96</text:p>
          </table:table-cell>
          <table:table-cell table:formula="oooc:=[.D24]/[.C24]" office:value-type="float" office:value="4.24">
            <text:p>4,24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4]" office:value-type="string" office:string-value="Fuest">
            <text:p>Fuest</text:p>
          </table:table-cell>
          <table:table-cell office:value-type="float" office:value="93">
            <text:p>93</text:p>
          </table:table-cell>
          <table:table-cell office:value-type="float" office:value="413">
            <text:p>413</text:p>
          </table:table-cell>
          <table:table-cell office:value-type="float" office:value="1817">
            <text:p>1817</text:p>
          </table:table-cell>
          <table:table-cell office:value-type="float" office:value="2287">
            <text:p>2287</text:p>
          </table:table-cell>
          <table:table-cell office:value-type="float" office:value="1130">
            <text:p>1130</text:p>
          </table:table-cell>
          <table:table-cell office:value-type="float" office:value="3417">
            <text:p>3417</text:p>
          </table:table-cell>
          <table:table-cell office:value-type="float" office:value="79.804">
            <text:p>79,8</text:p>
          </table:table-cell>
          <table:table-cell table:formula="oooc:=[.H25]/[.C25]" office:value-type="float" office:value="36.741935483871">
            <text:p>36,74</text:p>
          </table:table-cell>
          <table:table-cell table:formula="oooc:=[.H25]/[.D25]" office:value-type="float" office:value="8.27360774818402">
            <text:p>8,27</text:p>
          </table:table-cell>
          <table:table-cell table:formula="oooc:=[.H25]/[.E25]" office:value-type="float" office:value="1.88057237204183">
            <text:p>1,88</text:p>
          </table:table-cell>
          <table:table-cell table:formula="oooc:=[.I25]" office:value-type="float" office:value="79.804">
            <text:p>79,8</text:p>
          </table:table-cell>
          <table:table-cell table:formula="oooc:=[.D25]/[.C25]" office:value-type="float" office:value="4.44086021505376">
            <text:p>4,44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5]" office:value-type="string" office:string-value="Gosmann">
            <text:p>Gosmann</text:p>
          </table:table-cell>
          <table:table-cell office:value-type="float" office:value="86">
            <text:p>86</text:p>
          </table:table-cell>
          <table:table-cell office:value-type="float" office:value="352">
            <text:p>352</text:p>
          </table:table-cell>
          <table:table-cell office:value-type="float" office:value="1623">
            <text:p>1623</text:p>
          </table:table-cell>
          <table:table-cell office:value-type="float" office:value="2101">
            <text:p>2101</text:p>
          </table:table-cell>
          <table:table-cell office:value-type="float" office:value="1171">
            <text:p>1171</text:p>
          </table:table-cell>
          <table:table-cell office:value-type="float" office:value="3272">
            <text:p>3272</text:p>
          </table:table-cell>
          <table:table-cell office:value-type="float" office:value="64.837">
            <text:p>64,84</text:p>
          </table:table-cell>
          <table:table-cell table:formula="oooc:=[.H26]/[.C26]" office:value-type="float" office:value="38.046511627907">
            <text:p>38,05</text:p>
          </table:table-cell>
          <table:table-cell table:formula="oooc:=[.H26]/[.D26]" office:value-type="float" office:value="9.29545454545455">
            <text:p>9,3</text:p>
          </table:table-cell>
          <table:table-cell table:formula="oooc:=[.H26]/[.E26]" office:value-type="float" office:value="2.01601971657425">
            <text:p>2,02</text:p>
          </table:table-cell>
          <table:table-cell table:formula="oooc:=[.I26]" office:value-type="float" office:value="64.837">
            <text:p>64,84</text:p>
          </table:table-cell>
          <table:table-cell table:formula="oooc:=[.D26]/[.C26]" office:value-type="float" office:value="4.09302325581395">
            <text:p>4,09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6]" office:value-type="string" office:string-value="Hubmer">
            <text:p>Hubmer</text:p>
          </table:table-cell>
          <table:table-cell office:value-type="float" office:value="96">
            <text:p>96</text:p>
          </table:table-cell>
          <table:table-cell office:value-type="float" office:value="421">
            <text:p>421</text:p>
          </table:table-cell>
          <table:table-cell office:value-type="float" office:value="1845">
            <text:p>1845</text:p>
          </table:table-cell>
          <table:table-cell office:value-type="float" office:value="2421">
            <text:p>2421</text:p>
          </table:table-cell>
          <table:table-cell office:value-type="float" office:value="1002">
            <text:p>1002</text:p>
          </table:table-cell>
          <table:table-cell office:value-type="float" office:value="3423">
            <text:p>3423</text:p>
          </table:table-cell>
          <table:table-cell office:value-type="float" office:value="78.783">
            <text:p>78,78</text:p>
          </table:table-cell>
          <table:table-cell table:formula="oooc:=[.H27]/[.C27]" office:value-type="float" office:value="35.65625">
            <text:p>35,66</text:p>
          </table:table-cell>
          <table:table-cell table:formula="oooc:=[.H27]/[.D27]" office:value-type="float" office:value="8.13064133016627">
            <text:p>8,13</text:p>
          </table:table-cell>
          <table:table-cell table:formula="oooc:=[.H27]/[.E27]" office:value-type="float" office:value="1.85528455284553">
            <text:p>1,86</text:p>
          </table:table-cell>
          <table:table-cell table:formula="oooc:=[.I27]" office:value-type="float" office:value="78.783">
            <text:p>78,78</text:p>
          </table:table-cell>
          <table:table-cell table:formula="oooc:=[.D27]/[.C27]" office:value-type="float" office:value="4.38541666666667">
            <text:p>4,39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7]" office:value-type="string" office:string-value="Jährig">
            <text:p>Jährig</text:p>
          </table:table-cell>
          <table:table-cell office:value-type="float" office:value="99">
            <text:p>99</text:p>
          </table:table-cell>
          <table:table-cell office:value-type="float" office:value="412">
            <text:p>412</text:p>
          </table:table-cell>
          <table:table-cell office:value-type="float" office:value="1819">
            <text:p>1819</text:p>
          </table:table-cell>
          <table:table-cell office:value-type="float" office:value="2362">
            <text:p>2362</text:p>
          </table:table-cell>
          <table:table-cell office:value-type="float" office:value="1360">
            <text:p>1360</text:p>
          </table:table-cell>
          <table:table-cell office:value-type="float" office:value="3722">
            <text:p>3722</text:p>
          </table:table-cell>
          <table:table-cell office:value-type="float" office:value="166.088">
            <text:p>166,09</text:p>
          </table:table-cell>
          <table:table-cell table:formula="oooc:=[.H28]/[.C28]" office:value-type="float" office:value="37.5959595959596">
            <text:p>37,6</text:p>
          </table:table-cell>
          <table:table-cell table:formula="oooc:=[.H28]/[.D28]" office:value-type="float" office:value="9.03398058252427">
            <text:p>9,03</text:p>
          </table:table-cell>
          <table:table-cell table:formula="oooc:=[.H28]/[.E28]" office:value-type="float" office:value="2.04617921935129">
            <text:p>2,05</text:p>
          </table:table-cell>
          <table:table-cell table:formula="oooc:=[.I28]" office:value-type="float" office:value="166.088">
            <text:p>166,09</text:p>
          </table:table-cell>
          <table:table-cell table:formula="oooc:=[.D28]/[.C28]" office:value-type="float" office:value="4.16161616161616">
            <text:p>4,16</text:p>
          </table:table-cell>
          <table:table-cell table:number-columns-repeated="242"/>
        </table:table-row>
        <table:table-row table:style-name="ro1">
          <table:covered-table-cell/>
          <table:table-cell table:formula="oooc:=[.B18]" office:value-type="string" office:string-value="Maraun">
            <text:p>Maraun</text:p>
          </table:table-cell>
          <table:table-cell office:value-type="float" office:value="99">
            <text:p>99</text:p>
          </table:table-cell>
          <table:table-cell office:value-type="float" office:value="408">
            <text:p>408</text:p>
          </table:table-cell>
          <table:table-cell office:value-type="float" office:value="1878">
            <text:p>1878</text:p>
          </table:table-cell>
          <table:table-cell office:value-type="float" office:value="2353">
            <text:p>2353</text:p>
          </table:table-cell>
          <table:table-cell office:value-type="float" office:value="1412">
            <text:p>1412</text:p>
          </table:table-cell>
          <table:table-cell office:value-type="float" office:value="3765">
            <text:p>3765</text:p>
          </table:table-cell>
          <table:table-cell office:value-type="float" office:value="59.427">
            <text:p>59,43</text:p>
          </table:table-cell>
          <table:table-cell table:formula="oooc:=[.H29]/[.C29]" office:value-type="float" office:value="38.030303030303">
            <text:p>38,03</text:p>
          </table:table-cell>
          <table:table-cell table:formula="oooc:=[.H29]/[.D29]" office:value-type="float" office:value="9.22794117647059">
            <text:p>9,23</text:p>
          </table:table-cell>
          <table:table-cell table:formula="oooc:=[.H29]/[.E29]" office:value-type="float" office:value="2.00479233226837">
            <text:p>2</text:p>
          </table:table-cell>
          <table:table-cell table:formula="oooc:=[.I29]" office:value-type="float" office:value="59.427">
            <text:p>59,43</text:p>
          </table:table-cell>
          <table:table-cell table:formula="oooc:=[.D29]/[.C29]" office:value-type="float" office:value="4.12121212121212">
            <text:p>4,12</text:p>
          </table:table-cell>
          <table:table-cell table:number-columns-repeated="242"/>
        </table:table-row>
        <table:table-row table:style-name="ro1">
          <table:covered-table-cell/>
          <table:table-cell table:formula="oooc:=[.B19]" office:value-type="string" office:string-value="Mergel">
            <text:p>Mergel</text:p>
          </table:table-cell>
          <table:table-cell office:value-type="float" office:value="95">
            <text:p>95</text:p>
          </table:table-cell>
          <table:table-cell office:value-type="float" office:value="398">
            <text:p>398</text:p>
          </table:table-cell>
          <table:table-cell office:value-type="float" office:value="1747">
            <text:p>1747</text:p>
          </table:table-cell>
          <table:table-cell office:value-type="float" office:value="2285">
            <text:p>2285</text:p>
          </table:table-cell>
          <table:table-cell office:value-type="float" office:value="876">
            <text:p>876</text:p>
          </table:table-cell>
          <table:table-cell office:value-type="float" office:value="3161">
            <text:p>3161</text:p>
          </table:table-cell>
          <table:table-cell office:value-type="float" office:value="12.838">
            <text:p>12,84</text:p>
          </table:table-cell>
          <table:table-cell table:formula="oooc:=[.H30]/[.C30]" office:value-type="float" office:value="33.2736842105263">
            <text:p>33,27</text:p>
          </table:table-cell>
          <table:table-cell table:formula="oooc:=[.H30]/[.D30]" office:value-type="float" office:value="7.94221105527638">
            <text:p>7,94</text:p>
          </table:table-cell>
          <table:table-cell table:formula="oooc:=[.H30]/[.E30]" office:value-type="float" office:value="1.80938752146537">
            <text:p>1,81</text:p>
          </table:table-cell>
          <table:table-cell table:formula="oooc:=[.I30]" office:value-type="float" office:value="12.838">
            <text:p>12,84</text:p>
          </table:table-cell>
          <table:table-cell table:formula="oooc:=[.D30]/[.C30]" office:value-type="float" office:value="4.18947368421053">
            <text:p>4,19</text:p>
          </table:table-cell>
          <table:table-cell table:number-columns-repeated="242"/>
        </table:table-row>
        <table:table-row table:style-name="ro1">
          <table:covered-table-cell/>
          <table:table-cell table:formula="oooc:=[.B20]" office:value-type="string" office:string-value="Richter">
            <text:p>Richter</text:p>
          </table:table-cell>
          <table:table-cell office:value-type="float" office:value="96">
            <text:p>96</text:p>
          </table:table-cell>
          <table:table-cell office:value-type="float" office:value="375">
            <text:p>375</text:p>
          </table:table-cell>
          <table:table-cell office:value-type="float" office:value="1619">
            <text:p>1619</text:p>
          </table:table-cell>
          <table:table-cell office:value-type="float" office:value="2130">
            <text:p>2130</text:p>
          </table:table-cell>
          <table:table-cell office:value-type="float" office:value="1178">
            <text:p>1178</text:p>
          </table:table-cell>
          <table:table-cell office:value-type="float" office:value="3308">
            <text:p>3308</text:p>
          </table:table-cell>
          <table:table-cell office:value-type="float" office:value="50.301">
            <text:p>50,3</text:p>
          </table:table-cell>
          <table:table-cell table:formula="oooc:=[.H31]/[.C31]" office:value-type="float" office:value="34.4583333333333">
            <text:p>34,46</text:p>
          </table:table-cell>
          <table:table-cell table:formula="oooc:=[.H31]/[.D31]" office:value-type="float" office:value="8.82133333333333">
            <text:p>8,82</text:p>
          </table:table-cell>
          <table:table-cell table:formula="oooc:=[.H31]/[.E31]" office:value-type="float" office:value="2.04323656578135">
            <text:p>2,04</text:p>
          </table:table-cell>
          <table:table-cell table:formula="oooc:=[.I31]" office:value-type="float" office:value="50.301">
            <text:p>50,3</text:p>
          </table:table-cell>
          <table:table-cell table:formula="oooc:=[.D31]/[.C31]" office:value-type="float" office:value="3.90625">
            <text:p>3,91</text:p>
          </table:table-cell>
          <table:table-cell table:number-columns-repeated="242"/>
        </table:table-row>
        <table:table-row table:style-name="ro1">
          <table:covered-table-cell/>
          <table:table-cell table:formula="oooc:=[.B21]" office:value-type="string" office:string-value="Roth">
            <text:p>Roth</text:p>
          </table:table-cell>
          <table:table-cell table:style-name="ce16" office:value-type="float" office:value="91">
            <text:p>91</text:p>
          </table:table-cell>
          <table:table-cell office:value-type="float" office:value="366">
            <text:p>366</text:p>
          </table:table-cell>
          <table:table-cell office:value-type="float" office:value="1593">
            <text:p>1593</text:p>
          </table:table-cell>
          <table:table-cell office:value-type="float" office:value="2070">
            <text:p>2070</text:p>
          </table:table-cell>
          <table:table-cell office:value-type="float" office:value="1198">
            <text:p>1198</text:p>
          </table:table-cell>
          <table:table-cell office:value-type="float" office:value="3268">
            <text:p>3268</text:p>
          </table:table-cell>
          <table:table-cell office:value-type="float" office:value="205.907">
            <text:p>205,91</text:p>
          </table:table-cell>
          <table:table-cell table:formula="oooc:=[.H32]/[.C32]" office:value-type="float" office:value="35.9120879120879">
            <text:p>35,91</text:p>
          </table:table-cell>
          <table:table-cell table:formula="oooc:=[.H32]/[.D32]" office:value-type="float" office:value="8.92896174863388">
            <text:p>8,93</text:p>
          </table:table-cell>
          <table:table-cell table:formula="oooc:=[.H32]/[.E32]" office:value-type="float" office:value="2.05147520401758">
            <text:p>2,05</text:p>
          </table:table-cell>
          <table:table-cell table:formula="oooc:=[.I32]" office:value-type="float" office:value="205.907">
            <text:p>205,91</text:p>
          </table:table-cell>
          <table:table-cell table:formula="oooc:=[.D32]/[.C32]" office:value-type="float" office:value="4.02197802197802">
            <text:p>4,02</text:p>
          </table:table-cell>
          <table:table-cell table:number-columns-repeated="242"/>
        </table:table-row>
        <table:table-row table:style-name="ro1">
          <table:covered-table-cell/>
          <table:table-cell table:formula="oooc:=[.B22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411">
            <text:p>411</text:p>
          </table:table-cell>
          <table:table-cell office:value-type="float" office:value="1823">
            <text:p>1823</text:p>
          </table:table-cell>
          <table:table-cell office:value-type="float" office:value="2359">
            <text:p>2359</text:p>
          </table:table-cell>
          <table:table-cell office:value-type="float" office:value="1372">
            <text:p>1372</text:p>
          </table:table-cell>
          <table:table-cell office:value-type="float" office:value="3731">
            <text:p>3731</text:p>
          </table:table-cell>
          <table:table-cell office:value-type="float" office:value="466.827">
            <text:p>466,83</text:p>
          </table:table-cell>
          <table:table-cell table:formula="oooc:=[.H33]/[.C33]" office:value-type="float" office:value="37.31">
            <text:p>37,31</text:p>
          </table:table-cell>
          <table:table-cell table:formula="oooc:=[.H33]/[.D33]" office:value-type="float" office:value="9.07785888077859">
            <text:p>9,08</text:p>
          </table:table-cell>
          <table:table-cell table:formula="oooc:=[.H33]/[.E33]" office:value-type="float" office:value="2.04662643993417">
            <text:p>2,05</text:p>
          </table:table-cell>
          <table:table-cell table:formula="oooc:=[.I33]" office:value-type="float" office:value="466.827">
            <text:p>466,83</text:p>
          </table:table-cell>
          <table:table-cell table:formula="oooc:=[.D33]/[.C33]" office:value-type="float" office:value="4.11">
            <text:p>4,11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23]" office:value-type="string" office:string-value="Wagenführ">
            <text:p>Wagenführ</text:p>
          </table:table-cell>
          <table:table-cell table:style-name="ce17" office:value-type="float" office:value="98">
            <text:p>98</text:p>
          </table:table-cell>
          <table:table-cell table:style-name="ce26" office:value-type="float" office:value="436">
            <text:p>436</text:p>
          </table:table-cell>
          <table:table-cell table:style-name="ce26" office:value-type="float" office:value="2026">
            <text:p>2026</text:p>
          </table:table-cell>
          <table:table-cell table:style-name="ce26" office:value-type="float" office:value="2492">
            <text:p>2492</text:p>
          </table:table-cell>
          <table:table-cell table:style-name="ce26" office:value-type="float" office:value="1623">
            <text:p>1623</text:p>
          </table:table-cell>
          <table:table-cell table:style-name="ce26" office:value-type="float" office:value="4115">
            <text:p>4115</text:p>
          </table:table-cell>
          <table:table-cell table:style-name="ce26" office:value-type="float" office:value="56.676">
            <text:p>56,68</text:p>
          </table:table-cell>
          <table:table-cell table:style-name="ce17" table:formula="oooc:=[.H34]/[.C34]" office:value-type="float" office:value="41.9897959183674">
            <text:p>41,99</text:p>
          </table:table-cell>
          <table:table-cell table:style-name="ce26" table:formula="oooc:=[.H34]/[.D34]" office:value-type="float" office:value="9.43807339449541">
            <text:p>9,44</text:p>
          </table:table-cell>
          <table:table-cell table:style-name="ce26" table:formula="oooc:=[.H34]/[.E34]" office:value-type="float" office:value="2.03109575518263">
            <text:p>2,03</text:p>
          </table:table-cell>
          <table:table-cell table:style-name="ce26" table:formula="oooc:=[.I34]" office:value-type="float" office:value="56.676">
            <text:p>56,68</text:p>
          </table:table-cell>
          <table:table-cell table:style-name="ce26" table:formula="oooc:=[.D34]/[.C34]" office:value-type="float" office:value="4.44897959183674">
            <text:p>4,4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2" office:value-type="string" table:number-columns-spanned="1" table:number-rows-spanned="11">
            <text:p>exchange</text:p>
          </table:table-cell>
          <table:table-cell table:formula="oooc:=[.B24]" office:value-type="string" office:string-value="Agner">
            <text:p>Agner</text:p>
          </table:table-cell>
          <table:table-cell office:value-type="float" office:value="99">
            <text:p>99</text:p>
          </table:table-cell>
          <table:table-cell office:value-type="float" office:value="460">
            <text:p>460</text:p>
          </table:table-cell>
          <table:table-cell office:value-type="float" office:value="2123">
            <text:p>2123</text:p>
          </table:table-cell>
          <table:table-cell office:value-type="float" office:value="2745">
            <text:p>2745</text:p>
          </table:table-cell>
          <table:table-cell office:value-type="float" office:value="1150">
            <text:p>1150</text:p>
          </table:table-cell>
          <table:table-cell office:value-type="float" office:value="3895">
            <text:p>3895</text:p>
          </table:table-cell>
          <table:table-cell office:value-type="float" office:value="142.49">
            <text:p>142,49</text:p>
          </table:table-cell>
          <table:table-cell table:formula="oooc:=[.H35]/[.C35]" office:value-type="float" office:value="39.3434343434343">
            <text:p>39,34</text:p>
          </table:table-cell>
          <table:table-cell table:formula="oooc:=[.H35]/[.D35]" office:value-type="float" office:value="8.46739130434783">
            <text:p>8,47</text:p>
          </table:table-cell>
          <table:table-cell table:formula="oooc:=[.H35]/[.E35]" office:value-type="float" office:value="1.83466792275082">
            <text:p>1,83</text:p>
          </table:table-cell>
          <table:table-cell table:formula="oooc:=[.I35]" office:value-type="float" office:value="142.49">
            <text:p>142,49</text:p>
          </table:table-cell>
          <table:table-cell table:formula="oooc:=[.D35]/[.C35]" office:value-type="float" office:value="4.64646464646465">
            <text:p>4,65</text:p>
          </table:table-cell>
          <table:table-cell table:number-columns-repeated="242"/>
        </table:table-row>
        <table:table-row table:style-name="ro1">
          <table:covered-table-cell table:style-name="ce2"/>
          <table:table-cell table:formula="oooc:=[.B25]" office:value-type="string" office:string-value="Fuest">
            <text:p>Fuest</text:p>
          </table:table-cell>
          <table:table-cell office:value-type="float" office:value="91">
            <text:p>91</text:p>
          </table:table-cell>
          <table:table-cell office:value-type="float" office:value="383">
            <text:p>383</text:p>
          </table:table-cell>
          <table:table-cell office:value-type="float" office:value="1678">
            <text:p>1678</text:p>
          </table:table-cell>
          <table:table-cell office:value-type="float" office:value="2154">
            <text:p>2154</text:p>
          </table:table-cell>
          <table:table-cell office:value-type="float" office:value="784">
            <text:p>784</text:p>
          </table:table-cell>
          <table:table-cell office:value-type="float" office:value="2938">
            <text:p>2938</text:p>
          </table:table-cell>
          <table:table-cell office:value-type="float" office:value="77.828">
            <text:p>77,83</text:p>
          </table:table-cell>
          <table:table-cell table:formula="oooc:=[.H36]/[.C36]" office:value-type="float" office:value="32.2857142857143">
            <text:p>32,29</text:p>
          </table:table-cell>
          <table:table-cell table:formula="oooc:=[.H36]/[.D36]" office:value-type="float" office:value="7.6710182767624">
            <text:p>7,67</text:p>
          </table:table-cell>
          <table:table-cell table:formula="oooc:=[.H36]/[.E36]" office:value-type="float" office:value="1.75089392133492">
            <text:p>1,75</text:p>
          </table:table-cell>
          <table:table-cell table:formula="oooc:=[.I36]" office:value-type="float" office:value="77.828">
            <text:p>77,83</text:p>
          </table:table-cell>
          <table:table-cell table:formula="oooc:=[.D36]/[.C36]" office:value-type="float" office:value="4.20879120879121">
            <text:p>4,21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26]" office:value-type="string" office:string-value="Gosmann">
            <text:p>Gosmann</text:p>
          </table:table-cell>
          <table:table-cell office:value-type="float" office:value="89">
            <text:p>89</text:p>
          </table:table-cell>
          <table:table-cell office:value-type="float" office:value="461">
            <text:p>461</text:p>
          </table:table-cell>
          <table:table-cell office:value-type="float" office:value="2143">
            <text:p>2143</text:p>
          </table:table-cell>
          <table:table-cell office:value-type="float" office:value="2717">
            <text:p>2717</text:p>
          </table:table-cell>
          <table:table-cell office:value-type="float" office:value="1266">
            <text:p>1266</text:p>
          </table:table-cell>
          <table:table-cell office:value-type="float" office:value="3983">
            <text:p>3983</text:p>
          </table:table-cell>
          <table:table-cell office:value-type="float" office:value="78.543">
            <text:p>78,54</text:p>
          </table:table-cell>
          <table:table-cell table:formula="oooc:=[.H37]/[.C37]" office:value-type="float" office:value="44.752808988764">
            <text:p>44,75</text:p>
          </table:table-cell>
          <table:table-cell table:formula="oooc:=[.H37]/[.D37]" office:value-type="float" office:value="8.63991323210412">
            <text:p>8,64</text:p>
          </table:table-cell>
          <table:table-cell table:formula="oooc:=[.H37]/[.E37]" office:value-type="float" office:value="1.85860942603826">
            <text:p>1,86</text:p>
          </table:table-cell>
          <table:table-cell table:formula="oooc:=[.I37]" office:value-type="float" office:value="78.543">
            <text:p>78,54</text:p>
          </table:table-cell>
          <table:table-cell table:formula="oooc:=[.D37]/[.C37]" office:value-type="float" office:value="5.17977528089888">
            <text:p>5,18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27]" office:value-type="string" office:string-value="Hubmer">
            <text:p>Hubmer</text:p>
          </table:table-cell>
          <table:table-cell office:value-type="float" office:value="97">
            <text:p>97</text:p>
          </table:table-cell>
          <table:table-cell office:value-type="float" office:value="480">
            <text:p>480</text:p>
          </table:table-cell>
          <table:table-cell office:value-type="float" office:value="2125">
            <text:p>2125</text:p>
          </table:table-cell>
          <table:table-cell office:value-type="float" office:value="2822">
            <text:p>2822</text:p>
          </table:table-cell>
          <table:table-cell office:value-type="float" office:value="660">
            <text:p>660</text:p>
          </table:table-cell>
          <table:table-cell office:value-type="float" office:value="3482">
            <text:p>3482</text:p>
          </table:table-cell>
          <table:table-cell office:value-type="float" office:value="79.175">
            <text:p>79,18</text:p>
          </table:table-cell>
          <table:table-cell table:formula="oooc:=[.H38]/[.C38]" office:value-type="float" office:value="35.8969072164948">
            <text:p>35,9</text:p>
          </table:table-cell>
          <table:table-cell table:formula="oooc:=[.H38]/[.D38]" office:value-type="float" office:value="7.25416666666667">
            <text:p>7,25</text:p>
          </table:table-cell>
          <table:table-cell table:formula="oooc:=[.H38]/[.E38]" office:value-type="float" office:value="1.63858823529412">
            <text:p>1,64</text:p>
          </table:table-cell>
          <table:table-cell table:formula="oooc:=[.I38]" office:value-type="float" office:value="79.175">
            <text:p>79,18</text:p>
          </table:table-cell>
          <table:table-cell table:formula="oooc:=[.D38]/[.C38]" office:value-type="float" office:value="4.94845360824742">
            <text:p>4,95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28]" office:value-type="string" office:string-value="Jährig">
            <text:p>Jährig</text:p>
          </table:table-cell>
          <table:table-cell office:value-type="float" office:value="98">
            <text:p>98</text:p>
          </table:table-cell>
          <table:table-cell office:value-type="float" office:value="452">
            <text:p>452</text:p>
          </table:table-cell>
          <table:table-cell office:value-type="float" office:value="2031">
            <text:p>2031</text:p>
          </table:table-cell>
          <table:table-cell office:value-type="float" office:value="2603">
            <text:p>2603</text:p>
          </table:table-cell>
          <table:table-cell office:value-type="float" office:value="1143">
            <text:p>1143</text:p>
          </table:table-cell>
          <table:table-cell office:value-type="float" office:value="3746">
            <text:p>3746</text:p>
          </table:table-cell>
          <table:table-cell office:value-type="float" office:value="196.153">
            <text:p>196,15</text:p>
          </table:table-cell>
          <table:table-cell table:formula="oooc:=[.H39]/[.C39]" office:value-type="float" office:value="38.2244897959184">
            <text:p>38,22</text:p>
          </table:table-cell>
          <table:table-cell table:formula="oooc:=[.H39]/[.D39]" office:value-type="float" office:value="8.28761061946903">
            <text:p>8,29</text:p>
          </table:table-cell>
          <table:table-cell table:formula="oooc:=[.H39]/[.E39]" office:value-type="float" office:value="1.84441161989168">
            <text:p>1,84</text:p>
          </table:table-cell>
          <table:table-cell table:formula="oooc:=[.I39]" office:value-type="float" office:value="196.153">
            <text:p>196,15</text:p>
          </table:table-cell>
          <table:table-cell table:formula="oooc:=[.D39]/[.C39]" office:value-type="float" office:value="4.61224489795918">
            <text:p>4,61</text:p>
          </table:table-cell>
          <table:table-cell table:number-columns-repeated="242"/>
        </table:table-row>
        <table:table-row table:style-name="ro1">
          <table:covered-table-cell/>
          <table:table-cell table:formula="oooc:=[.B29]" office:value-type="string" office:string-value="Maraun">
            <text:p>Maraun</text:p>
          </table:table-cell>
          <table:table-cell office:value-type="float" office:value="98">
            <text:p>98</text:p>
          </table:table-cell>
          <table:table-cell office:value-type="float" office:value="442">
            <text:p>442</text:p>
          </table:table-cell>
          <table:table-cell office:value-type="float" office:value="2021">
            <text:p>2021</text:p>
          </table:table-cell>
          <table:table-cell office:value-type="float" office:value="2593">
            <text:p>2593</text:p>
          </table:table-cell>
          <table:table-cell office:value-type="float" office:value="1056">
            <text:p>1056</text:p>
          </table:table-cell>
          <table:table-cell office:value-type="float" office:value="3649">
            <text:p>3649</text:p>
          </table:table-cell>
          <table:table-cell office:value-type="float" office:value="63.706">
            <text:p>63,71</text:p>
          </table:table-cell>
          <table:table-cell table:formula="oooc:=[.H40]/[.C40]" office:value-type="float" office:value="37.234693877551">
            <text:p>37,23</text:p>
          </table:table-cell>
          <table:table-cell table:formula="oooc:=[.H40]/[.D40]" office:value-type="float" office:value="8.25565610859729">
            <text:p>8,26</text:p>
          </table:table-cell>
          <table:table-cell table:formula="oooc:=[.H40]/[.E40]" office:value-type="float" office:value="1.80554181098466">
            <text:p>1,81</text:p>
          </table:table-cell>
          <table:table-cell table:formula="oooc:=[.I40]" office:value-type="float" office:value="63.706">
            <text:p>63,71</text:p>
          </table:table-cell>
          <table:table-cell table:formula="oooc:=[.D40]/[.C40]" office:value-type="float" office:value="4.51020408163265">
            <text:p>4,51</text:p>
          </table:table-cell>
          <table:table-cell table:number-columns-repeated="242"/>
        </table:table-row>
        <table:table-row table:style-name="ro1">
          <table:covered-table-cell/>
          <table:table-cell table:formula="oooc:=[.B30]" office:value-type="string" office:string-value="Mergel">
            <text:p>Mergel</text:p>
          </table:table-cell>
          <table:table-cell office:value-type="float" office:value="98">
            <text:p>98</text:p>
          </table:table-cell>
          <table:table-cell office:value-type="float" office:value="399">
            <text:p>399</text:p>
          </table:table-cell>
          <table:table-cell office:value-type="float" office:value="1688">
            <text:p>1688</text:p>
          </table:table-cell>
          <table:table-cell office:value-type="float" office:value="2191">
            <text:p>2191</text:p>
          </table:table-cell>
          <table:table-cell office:value-type="float" office:value="760">
            <text:p>760</text:p>
          </table:table-cell>
          <table:table-cell office:value-type="float" office:value="2951">
            <text:p>2951</text:p>
          </table:table-cell>
          <table:table-cell office:value-type="float" office:value="12.551">
            <text:p>12,55</text:p>
          </table:table-cell>
          <table:table-cell table:formula="oooc:=[.H41]/[.C41]" office:value-type="float" office:value="30.1122448979592">
            <text:p>30,11</text:p>
          </table:table-cell>
          <table:table-cell table:formula="oooc:=[.H41]/[.D41]" office:value-type="float" office:value="7.39598997493734">
            <text:p>7,4</text:p>
          </table:table-cell>
          <table:table-cell table:formula="oooc:=[.H41]/[.E41]" office:value-type="float" office:value="1.74822274881517">
            <text:p>1,75</text:p>
          </table:table-cell>
          <table:table-cell table:formula="oooc:=[.I41]" office:value-type="float" office:value="12.551">
            <text:p>12,55</text:p>
          </table:table-cell>
          <table:table-cell table:formula="oooc:=[.D41]/[.C41]" office:value-type="float" office:value="4.07142857142857">
            <text:p>4,07</text:p>
          </table:table-cell>
          <table:table-cell table:number-columns-repeated="242"/>
        </table:table-row>
        <table:table-row table:style-name="ro1">
          <table:covered-table-cell/>
          <table:table-cell table:formula="oooc:=[.B31]" office:value-type="string" office:string-value="Richter">
            <text:p>Richter</text:p>
          </table:table-cell>
          <table:table-cell office:value-type="float" office:value="99">
            <text:p>99</text:p>
          </table:table-cell>
          <table:table-cell office:value-type="float" office:value="392">
            <text:p>392</text:p>
          </table:table-cell>
          <table:table-cell office:value-type="float" office:value="1648">
            <text:p>1648</text:p>
          </table:table-cell>
          <table:table-cell office:value-type="float" office:value="2197">
            <text:p>2197</text:p>
          </table:table-cell>
          <table:table-cell office:value-type="float" office:value="813">
            <text:p>813</text:p>
          </table:table-cell>
          <table:table-cell office:value-type="float" office:value="3010">
            <text:p>3010</text:p>
          </table:table-cell>
          <table:table-cell office:value-type="float" office:value="47.289">
            <text:p>47,29</text:p>
          </table:table-cell>
          <table:table-cell table:formula="oooc:=[.H42]/[.C42]" office:value-type="float" office:value="30.4040404040404">
            <text:p>30,4</text:p>
          </table:table-cell>
          <table:table-cell table:formula="oooc:=[.H42]/[.D42]" office:value-type="float" office:value="7.67857142857143">
            <text:p>7,68</text:p>
          </table:table-cell>
          <table:table-cell table:formula="oooc:=[.H42]/[.E42]" office:value-type="float" office:value="1.82645631067961">
            <text:p>1,83</text:p>
          </table:table-cell>
          <table:table-cell table:formula="oooc:=[.I42]" office:value-type="float" office:value="47.289">
            <text:p>47,29</text:p>
          </table:table-cell>
          <table:table-cell table:formula="oooc:=[.D42]/[.C42]" office:value-type="float" office:value="3.95959595959596">
            <text:p>3,96</text:p>
          </table:table-cell>
          <table:table-cell table:number-columns-repeated="242"/>
        </table:table-row>
        <table:table-row table:style-name="ro1">
          <table:covered-table-cell/>
          <table:table-cell table:formula="oooc:=[.B32]" office:value-type="string" office:string-value="Roth">
            <text:p>Roth</text:p>
          </table:table-cell>
          <table:table-cell table:style-name="ce16"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1619">
            <text:p>1619</text:p>
          </table:table-cell>
          <table:table-cell office:value-type="float" office:value="2098">
            <text:p>2098</text:p>
          </table:table-cell>
          <table:table-cell office:value-type="float" office:value="849">
            <text:p>849</text:p>
          </table:table-cell>
          <table:table-cell office:value-type="float" office:value="2947">
            <text:p>2947</text:p>
          </table:table-cell>
          <table:table-cell office:value-type="float" office:value="190.42">
            <text:p>190,42</text:p>
          </table:table-cell>
          <table:table-cell table:formula="oooc:=[.H43]/[.C43]" office:value-type="float" office:value="34.6705882352941">
            <text:p>34,67</text:p>
          </table:table-cell>
          <table:table-cell table:formula="oooc:=[.H43]/[.D43]" office:value-type="float" office:value="8.14088397790055">
            <text:p>8,14</text:p>
          </table:table-cell>
          <table:table-cell table:formula="oooc:=[.H43]/[.E43]" office:value-type="float" office:value="1.82025941939469">
            <text:p>1,82</text:p>
          </table:table-cell>
          <table:table-cell table:formula="oooc:=[.I43]" office:value-type="float" office:value="190.42">
            <text:p>190,42</text:p>
          </table:table-cell>
          <table:table-cell table:formula="oooc:=[.D43]/[.C43]" office:value-type="float" office:value="4.25882352941177">
            <text:p>4,26</text:p>
          </table:table-cell>
          <table:table-cell table:number-columns-repeated="242"/>
        </table:table-row>
        <table:table-row table:style-name="ro1">
          <table:covered-table-cell/>
          <table:table-cell table:formula="oooc:=[.B33]" office:value-type="string" office:string-value="Sommer">
            <text:p>Sommer</text:p>
          </table:table-cell>
          <table:table-cell office:value-type="float" office:value="99">
            <text:p>99</text:p>
          </table:table-cell>
          <table:table-cell office:value-type="float" office:value="400">
            <text:p>400</text:p>
          </table:table-cell>
          <table:table-cell office:value-type="float" office:value="1738">
            <text:p>1738</text:p>
          </table:table-cell>
          <table:table-cell office:value-type="float" office:value="2307">
            <text:p>2307</text:p>
          </table:table-cell>
          <table:table-cell office:value-type="float" office:value="887">
            <text:p>887</text:p>
          </table:table-cell>
          <table:table-cell office:value-type="float" office:value="3194">
            <text:p>3194</text:p>
          </table:table-cell>
          <table:table-cell office:value-type="float" office:value="542.622">
            <text:p>542,62</text:p>
          </table:table-cell>
          <table:table-cell table:formula="oooc:=[.H44]/[.C44]" office:value-type="float" office:value="32.2626262626263">
            <text:p>32,26</text:p>
          </table:table-cell>
          <table:table-cell table:formula="oooc:=[.H44]/[.D44]" office:value-type="float" office:value="7.985">
            <text:p>7,99</text:p>
          </table:table-cell>
          <table:table-cell table:formula="oooc:=[.H44]/[.E44]" office:value-type="float" office:value="1.83774453394707">
            <text:p>1,84</text:p>
          </table:table-cell>
          <table:table-cell table:formula="oooc:=[.I44]" office:value-type="float" office:value="542.622">
            <text:p>542,62</text:p>
          </table:table-cell>
          <table:table-cell table:formula="oooc:=[.D44]/[.C44]" office:value-type="float" office:value="4.04040404040404">
            <text:p>4,04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34]" office:value-type="string" office:string-value="Wagenführ">
            <text:p>Wagenführ</text:p>
          </table:table-cell>
          <table:table-cell table:style-name="ce17" office:value-type="float" office:value="99">
            <text:p>99</text:p>
          </table:table-cell>
          <table:table-cell table:style-name="ce26" office:value-type="float" office:value="544">
            <text:p>544</text:p>
          </table:table-cell>
          <table:table-cell table:style-name="ce26" office:value-type="float" office:value="2680">
            <text:p>2680</text:p>
          </table:table-cell>
          <table:table-cell table:style-name="ce26" office:value-type="float" office:value="3364">
            <text:p>3364</text:p>
          </table:table-cell>
          <table:table-cell table:style-name="ce26" office:value-type="float" office:value="1538">
            <text:p>1538</text:p>
          </table:table-cell>
          <table:table-cell table:style-name="ce26" office:value-type="float" office:value="4902">
            <text:p>4902</text:p>
          </table:table-cell>
          <table:table-cell table:style-name="ce26" office:value-type="float" office:value="66.456">
            <text:p>66,46</text:p>
          </table:table-cell>
          <table:table-cell table:style-name="ce17" table:formula="oooc:=[.H45]/[.C45]" office:value-type="float" office:value="49.5151515151515">
            <text:p>49,52</text:p>
          </table:table-cell>
          <table:table-cell table:style-name="ce26" table:formula="oooc:=[.H45]/[.D45]" office:value-type="float" office:value="9.01102941176471">
            <text:p>9,01</text:p>
          </table:table-cell>
          <table:table-cell table:style-name="ce26" table:formula="oooc:=[.H45]/[.E45]" office:value-type="float" office:value="1.82910447761194">
            <text:p>1,83</text:p>
          </table:table-cell>
          <table:table-cell table:style-name="ce26" table:formula="oooc:=[.I45]" office:value-type="float" office:value="66.456">
            <text:p>66,46</text:p>
          </table:table-cell>
          <table:table-cell table:style-name="ce26" table:formula="oooc:=[.D45]/[.C45]" office:value-type="float" office:value="5.4949494949495">
            <text:p>5,49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5" office:value-type="string" table:number-columns-spanned="1" table:number-rows-spanned="11">
            <text:p>hazardous</text:p>
          </table:table-cell>
          <table:table-cell table:formula="oooc:=[.B35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536">
            <text:p>536</text:p>
          </table:table-cell>
          <table:table-cell office:value-type="float" office:value="2429">
            <text:p>2429</text:p>
          </table:table-cell>
          <table:table-cell office:value-type="float" office:value="3067">
            <text:p>3067</text:p>
          </table:table-cell>
          <table:table-cell office:value-type="float" office:value="814">
            <text:p>814</text:p>
          </table:table-cell>
          <table:table-cell office:value-type="float" office:value="3881">
            <text:p>3881</text:p>
          </table:table-cell>
          <table:table-cell office:value-type="float" office:value="164.004">
            <text:p>164</text:p>
          </table:table-cell>
          <table:table-cell table:formula="oooc:=[.H46]/[.C46]" office:value-type="float" office:value="38.81">
            <text:p>38,81</text:p>
          </table:table-cell>
          <table:table-cell table:formula="oooc:=[.H46]/[.D46]" office:value-type="float" office:value="7.24067164179105">
            <text:p>7,24</text:p>
          </table:table-cell>
          <table:table-cell table:formula="oooc:=[.H46]/[.E46]" office:value-type="float" office:value="1.59777686290655">
            <text:p>1,6</text:p>
          </table:table-cell>
          <table:table-cell table:formula="oooc:=[.I46]" office:value-type="float" office:value="164.004">
            <text:p>164</text:p>
          </table:table-cell>
          <table:table-cell table:formula="oooc:=[.D46]/[.C46]" office:value-type="float" office:value="5.36">
            <text:p>5,36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36]" office:value-type="string" office:string-value="Fuest">
            <text:p>Fuest</text:p>
          </table:table-cell>
          <table:table-cell office:value-type="float" office:value="97">
            <text:p>97</text:p>
          </table:table-cell>
          <table:table-cell office:value-type="float" office:value="468">
            <text:p>468</text:p>
          </table:table-cell>
          <table:table-cell office:value-type="float" office:value="2109">
            <text:p>2109</text:p>
          </table:table-cell>
          <table:table-cell office:value-type="float" office:value="2681">
            <text:p>2681</text:p>
          </table:table-cell>
          <table:table-cell office:value-type="float" office:value="790">
            <text:p>790</text:p>
          </table:table-cell>
          <table:table-cell office:value-type="float" office:value="3471">
            <text:p>3471</text:p>
          </table:table-cell>
          <table:table-cell office:value-type="float" office:value="81.094">
            <text:p>81,09</text:p>
          </table:table-cell>
          <table:table-cell table:formula="oooc:=[.H47]/[.C47]" office:value-type="float" office:value="35.7835051546392">
            <text:p>35,78</text:p>
          </table:table-cell>
          <table:table-cell table:formula="oooc:=[.H47]/[.D47]" office:value-type="float" office:value="7.41666666666667">
            <text:p>7,42</text:p>
          </table:table-cell>
          <table:table-cell table:formula="oooc:=[.H47]/[.E47]" office:value-type="float" office:value="1.64580369843528">
            <text:p>1,65</text:p>
          </table:table-cell>
          <table:table-cell table:formula="oooc:=[.I47]" office:value-type="float" office:value="81.094">
            <text:p>81,09</text:p>
          </table:table-cell>
          <table:table-cell table:formula="oooc:=[.D47]/[.C47]" office:value-type="float" office:value="4.82474226804124">
            <text:p>4,82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37]" office:value-type="string" office:string-value="Gosmann">
            <text:p>Gosmann</text:p>
          </table:table-cell>
          <table:table-cell office:value-type="float" office:value="68">
            <text:p>68</text:p>
          </table:table-cell>
          <table:table-cell office:value-type="float" office:value="554">
            <text:p>554</text:p>
          </table:table-cell>
          <table:table-cell office:value-type="float" office:value="2638">
            <text:p>2638</text:p>
          </table:table-cell>
          <table:table-cell office:value-type="float" office:value="2830">
            <text:p>2830</text:p>
          </table:table-cell>
          <table:table-cell office:value-type="float" office:value="683">
            <text:p>683</text:p>
          </table:table-cell>
          <table:table-cell office:value-type="float" office:value="3513">
            <text:p>3513</text:p>
          </table:table-cell>
          <table:table-cell office:value-type="float" office:value="81.575">
            <text:p>81,58</text:p>
          </table:table-cell>
          <table:table-cell table:formula="oooc:=[.H48]/[.C48]" office:value-type="float" office:value="51.6617647058824">
            <text:p>51,66</text:p>
          </table:table-cell>
          <table:table-cell table:formula="oooc:=[.H48]/[.D48]" office:value-type="float" office:value="6.34115523465704">
            <text:p>6,34</text:p>
          </table:table-cell>
          <table:table-cell table:formula="oooc:=[.H48]/[.E48]" office:value-type="float" office:value="1.3316906747536">
            <text:p>1,33</text:p>
          </table:table-cell>
          <table:table-cell table:formula="oooc:=[.I48]" office:value-type="float" office:value="81.575">
            <text:p>81,58</text:p>
          </table:table-cell>
          <table:table-cell table:formula="oooc:=[.D48]/[.C48]" office:value-type="float" office:value="8.14705882352941">
            <text:p>8,15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38]" office:value-type="string" office:string-value="Hubmer">
            <text:p>Hubmer</text:p>
          </table:table-cell>
          <table:table-cell office:value-type="float" office:value="96">
            <text:p>96</text:p>
          </table:table-cell>
          <table:table-cell office:value-type="float" office:value="467">
            <text:p>467</text:p>
          </table:table-cell>
          <table:table-cell office:value-type="float" office:value="2115">
            <text:p>2115</text:p>
          </table:table-cell>
          <table:table-cell office:value-type="float" office:value="2745">
            <text:p>2745</text:p>
          </table:table-cell>
          <table:table-cell office:value-type="float" office:value="834">
            <text:p>834</text:p>
          </table:table-cell>
          <table:table-cell office:value-type="float" office:value="3579">
            <text:p>3579</text:p>
          </table:table-cell>
          <table:table-cell office:value-type="float" office:value="102.753">
            <text:p>102,75</text:p>
          </table:table-cell>
          <table:table-cell table:formula="oooc:=[.H49]/[.C49]" office:value-type="float" office:value="37.28125">
            <text:p>37,28</text:p>
          </table:table-cell>
          <table:table-cell table:formula="oooc:=[.H49]/[.D49]" office:value-type="float" office:value="7.66381156316916">
            <text:p>7,66</text:p>
          </table:table-cell>
          <table:table-cell table:formula="oooc:=[.H49]/[.E49]" office:value-type="float" office:value="1.69219858156028">
            <text:p>1,69</text:p>
          </table:table-cell>
          <table:table-cell table:formula="oooc:=[.I49]" office:value-type="float" office:value="102.753">
            <text:p>102,75</text:p>
          </table:table-cell>
          <table:table-cell table:formula="oooc:=[.D49]/[.C49]" office:value-type="float" office:value="4.86458333333333">
            <text:p>4,86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39]" office:value-type="string" office:string-value="Jährig">
            <text:p>Jährig</text:p>
          </table:table-cell>
          <table:table-cell office:value-type="float" office:value="71">
            <text:p>71</text:p>
          </table:table-cell>
          <table:table-cell office:value-type="float" office:value="529">
            <text:p>529</text:p>
          </table:table-cell>
          <table:table-cell office:value-type="float" office:value="2468">
            <text:p>2468</text:p>
          </table:table-cell>
          <table:table-cell office:value-type="float" office:value="2744">
            <text:p>2744</text:p>
          </table:table-cell>
          <table:table-cell office:value-type="float" office:value="688">
            <text:p>688</text:p>
          </table:table-cell>
          <table:table-cell office:value-type="float" office:value="3432">
            <text:p>3432</text:p>
          </table:table-cell>
          <table:table-cell office:value-type="float" office:value="247.025">
            <text:p>247,03</text:p>
          </table:table-cell>
          <table:table-cell table:formula="oooc:=[.H50]/[.C50]" office:value-type="float" office:value="48.3380281690141">
            <text:p>48,34</text:p>
          </table:table-cell>
          <table:table-cell table:formula="oooc:=[.H50]/[.D50]" office:value-type="float" office:value="6.48771266540643">
            <text:p>6,49</text:p>
          </table:table-cell>
          <table:table-cell table:formula="oooc:=[.H50]/[.E50]" office:value-type="float" office:value="1.39059967585089">
            <text:p>1,39</text:p>
          </table:table-cell>
          <table:table-cell table:formula="oooc:=[.I50]" office:value-type="float" office:value="247.025">
            <text:p>247,03</text:p>
          </table:table-cell>
          <table:table-cell table:formula="oooc:=[.D50]/[.C50]" office:value-type="float" office:value="7.45070422535211">
            <text:p>7,45</text:p>
          </table:table-cell>
          <table:table-cell table:number-columns-repeated="242"/>
        </table:table-row>
        <table:table-row table:style-name="ro1">
          <table:covered-table-cell/>
          <table:table-cell table:formula="oooc:=[.B40]" office:value-type="string" office:string-value="Maraun">
            <text:p>Maraun</text:p>
          </table:table-cell>
          <table:table-cell office:value-type="float" office:value="99">
            <text:p>99</text:p>
          </table:table-cell>
          <table:table-cell office:value-type="float" office:value="484">
            <text:p>484</text:p>
          </table:table-cell>
          <table:table-cell office:value-type="float" office:value="2324">
            <text:p>2324</text:p>
          </table:table-cell>
          <table:table-cell office:value-type="float" office:value="2879">
            <text:p>2879</text:p>
          </table:table-cell>
          <table:table-cell office:value-type="float" office:value="1127">
            <text:p>1127</text:p>
          </table:table-cell>
          <table:table-cell office:value-type="float" office:value="4006">
            <text:p>4006</text:p>
          </table:table-cell>
          <table:table-cell office:value-type="float" office:value="67.638">
            <text:p>67,64</text:p>
          </table:table-cell>
          <table:table-cell table:formula="oooc:=[.H51]/[.C51]" office:value-type="float" office:value="40.4646464646465">
            <text:p>40,46</text:p>
          </table:table-cell>
          <table:table-cell table:formula="oooc:=[.H51]/[.D51]" office:value-type="float" office:value="8.27685950413223">
            <text:p>8,28</text:p>
          </table:table-cell>
          <table:table-cell table:formula="oooc:=[.H51]/[.E51]" office:value-type="float" office:value="1.72375215146299">
            <text:p>1,72</text:p>
          </table:table-cell>
          <table:table-cell table:formula="oooc:=[.I51]" office:value-type="float" office:value="67.638">
            <text:p>67,64</text:p>
          </table:table-cell>
          <table:table-cell table:formula="oooc:=[.D51]/[.C51]" office:value-type="float" office:value="4.88888888888889">
            <text:p>4,89</text:p>
          </table:table-cell>
          <table:table-cell table:number-columns-repeated="242"/>
        </table:table-row>
        <table:table-row table:style-name="ro1">
          <table:covered-table-cell/>
          <table:table-cell table:formula="oooc:=[.B41]" office:value-type="string" office:string-value="Mergel">
            <text:p>Mergel</text:p>
          </table:table-cell>
          <table:table-cell office:value-type="float" office:value="99">
            <text:p>99</text:p>
          </table:table-cell>
          <table:table-cell office:value-type="float" office:value="443">
            <text:p>443</text:p>
          </table:table-cell>
          <table:table-cell office:value-type="float" office:value="1977">
            <text:p>1977</text:p>
          </table:table-cell>
          <table:table-cell office:value-type="float" office:value="2545">
            <text:p>2545</text:p>
          </table:table-cell>
          <table:table-cell office:value-type="float" office:value="757">
            <text:p>757</text:p>
          </table:table-cell>
          <table:table-cell office:value-type="float" office:value="3302">
            <text:p>3302</text:p>
          </table:table-cell>
          <table:table-cell office:value-type="float" office:value="13.739">
            <text:p>13,74</text:p>
          </table:table-cell>
          <table:table-cell table:formula="oooc:=[.H52]/[.C52]" office:value-type="float" office:value="33.3535353535354">
            <text:p>33,35</text:p>
          </table:table-cell>
          <table:table-cell table:formula="oooc:=[.H52]/[.D52]" office:value-type="float" office:value="7.45372460496614">
            <text:p>7,45</text:p>
          </table:table-cell>
          <table:table-cell table:formula="oooc:=[.H52]/[.E52]" office:value-type="float" office:value="1.67020738492666">
            <text:p>1,67</text:p>
          </table:table-cell>
          <table:table-cell table:formula="oooc:=[.I52]" office:value-type="float" office:value="13.739">
            <text:p>13,74</text:p>
          </table:table-cell>
          <table:table-cell table:formula="oooc:=[.D52]/[.C52]" office:value-type="float" office:value="4.47474747474748">
            <text:p>4,47</text:p>
          </table:table-cell>
          <table:table-cell table:number-columns-repeated="242"/>
        </table:table-row>
        <table:table-row table:style-name="ro1">
          <table:covered-table-cell/>
          <table:table-cell table:formula="oooc:=[.B42]" office:value-type="string" office:string-value="Richter">
            <text:p>Richter</text:p>
          </table:table-cell>
          <table:table-cell office:value-type="float" office:value="97">
            <text:p>97</text:p>
          </table:table-cell>
          <table:table-cell office:value-type="float" office:value="429">
            <text:p>429</text:p>
          </table:table-cell>
          <table:table-cell office:value-type="float" office:value="1920">
            <text:p>1920</text:p>
          </table:table-cell>
          <table:table-cell office:value-type="float" office:value="2501">
            <text:p>2501</text:p>
          </table:table-cell>
          <table:table-cell office:value-type="float" office:value="873">
            <text:p>873</text:p>
          </table:table-cell>
          <table:table-cell office:value-type="float" office:value="3374">
            <text:p>3374</text:p>
          </table:table-cell>
          <table:table-cell office:value-type="float" office:value="52.204">
            <text:p>52,2</text:p>
          </table:table-cell>
          <table:table-cell table:formula="oooc:=[.H53]/[.C53]" office:value-type="float" office:value="34.7835051546392">
            <text:p>34,78</text:p>
          </table:table-cell>
          <table:table-cell table:formula="oooc:=[.H53]/[.D53]" office:value-type="float" office:value="7.86480186480187">
            <text:p>7,86</text:p>
          </table:table-cell>
          <table:table-cell table:formula="oooc:=[.H53]/[.E53]" office:value-type="float" office:value="1.75729166666667">
            <text:p>1,76</text:p>
          </table:table-cell>
          <table:table-cell table:formula="oooc:=[.I53]" office:value-type="float" office:value="52.204">
            <text:p>52,2</text:p>
          </table:table-cell>
          <table:table-cell table:formula="oooc:=[.D53]/[.C53]" office:value-type="float" office:value="4.42268041237113">
            <text:p>4,42</text:p>
          </table:table-cell>
          <table:table-cell table:number-columns-repeated="242"/>
        </table:table-row>
        <table:table-row table:style-name="ro1">
          <table:covered-table-cell/>
          <table:table-cell table:formula="oooc:=[.B43]" office:value-type="string" office:string-value="Roth">
            <text:p>Roth</text:p>
          </table:table-cell>
          <table:table-cell table:style-name="ce16" office:value-type="float" office:value="92">
            <text:p>92</text:p>
          </table:table-cell>
          <table:table-cell office:value-type="float" office:value="479">
            <text:p>479</text:p>
          </table:table-cell>
          <table:table-cell office:value-type="float" office:value="2166">
            <text:p>2166</text:p>
          </table:table-cell>
          <table:table-cell office:value-type="float" office:value="2764">
            <text:p>2764</text:p>
          </table:table-cell>
          <table:table-cell office:value-type="float" office:value="890">
            <text:p>890</text:p>
          </table:table-cell>
          <table:table-cell office:value-type="float" office:value="3654">
            <text:p>3654</text:p>
          </table:table-cell>
          <table:table-cell office:value-type="float" office:value="222.292">
            <text:p>222,29</text:p>
          </table:table-cell>
          <table:table-cell table:formula="oooc:=[.H54]/[.C54]" office:value-type="float" office:value="39.7173913043478">
            <text:p>39,72</text:p>
          </table:table-cell>
          <table:table-cell table:formula="oooc:=[.H54]/[.D54]" office:value-type="float" office:value="7.62839248434238">
            <text:p>7,63</text:p>
          </table:table-cell>
          <table:table-cell table:formula="oooc:=[.H54]/[.E54]" office:value-type="float" office:value="1.68698060941828">
            <text:p>1,69</text:p>
          </table:table-cell>
          <table:table-cell table:formula="oooc:=[.I54]" office:value-type="float" office:value="222.292">
            <text:p>222,29</text:p>
          </table:table-cell>
          <table:table-cell table:formula="oooc:=[.D54]/[.C54]" office:value-type="float" office:value="5.20652173913043">
            <text:p>5,21</text:p>
          </table:table-cell>
          <table:table-cell table:number-columns-repeated="242"/>
        </table:table-row>
        <table:table-row table:style-name="ro1">
          <table:covered-table-cell/>
          <table:table-cell table:formula="oooc:=[.B44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486">
            <text:p>486</text:p>
          </table:table-cell>
          <table:table-cell office:value-type="float" office:value="2196">
            <text:p>2196</text:p>
          </table:table-cell>
          <table:table-cell office:value-type="float" office:value="2843">
            <text:p>2843</text:p>
          </table:table-cell>
          <table:table-cell office:value-type="float" office:value="767">
            <text:p>767</text:p>
          </table:table-cell>
          <table:table-cell office:value-type="float" office:value="3610">
            <text:p>3610</text:p>
          </table:table-cell>
          <table:table-cell office:value-type="float" office:value="403.463">
            <text:p>403,46</text:p>
          </table:table-cell>
          <table:table-cell table:formula="oooc:=[.H55]/[.C55]" office:value-type="float" office:value="36.1">
            <text:p>36,1</text:p>
          </table:table-cell>
          <table:table-cell table:formula="oooc:=[.H55]/[.D55]" office:value-type="float" office:value="7.42798353909465">
            <text:p>7,43</text:p>
          </table:table-cell>
          <table:table-cell table:formula="oooc:=[.H55]/[.E55]" office:value-type="float" office:value="1.64389799635701">
            <text:p>1,64</text:p>
          </table:table-cell>
          <table:table-cell table:formula="oooc:=[.I55]" office:value-type="float" office:value="403.463">
            <text:p>403,46</text:p>
          </table:table-cell>
          <table:table-cell table:formula="oooc:=[.D55]/[.C55]" office:value-type="float" office:value="4.86">
            <text:p>4,86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45]" office:value-type="string" office:string-value="Wagenführ">
            <text:p>Wagenführ</text:p>
          </table:table-cell>
          <table:table-cell table:style-name="ce17" office:value-type="float" office:value="97">
            <text:p>97</text:p>
          </table:table-cell>
          <table:table-cell table:style-name="ce26" office:value-type="float" office:value="500">
            <text:p>500</text:p>
          </table:table-cell>
          <table:table-cell table:style-name="ce26" office:value-type="float" office:value="2404">
            <text:p>2404</text:p>
          </table:table-cell>
          <table:table-cell table:style-name="ce26" office:value-type="float" office:value="2935">
            <text:p>2935</text:p>
          </table:table-cell>
          <table:table-cell table:style-name="ce26" office:value-type="float" office:value="974">
            <text:p>974</text:p>
          </table:table-cell>
          <table:table-cell table:style-name="ce26" office:value-type="float" office:value="3909">
            <text:p>3909</text:p>
          </table:table-cell>
          <table:table-cell table:style-name="ce26" office:value-type="float" office:value="55.67">
            <text:p>55,67</text:p>
          </table:table-cell>
          <table:table-cell table:style-name="ce17" table:formula="oooc:=[.H56]/[.C56]" office:value-type="float" office:value="40.298969072165">
            <text:p>40,3</text:p>
          </table:table-cell>
          <table:table-cell table:style-name="ce26" table:formula="oooc:=[.H56]/[.D56]" office:value-type="float" office:value="7.818">
            <text:p>7,82</text:p>
          </table:table-cell>
          <table:table-cell table:style-name="ce26" table:formula="oooc:=[.H56]/[.E56]" office:value-type="float" office:value="1.62603993344426">
            <text:p>1,63</text:p>
          </table:table-cell>
          <table:table-cell table:style-name="ce26" table:formula="oooc:=[.I56]" office:value-type="float" office:value="55.67">
            <text:p>55,67</text:p>
          </table:table-cell>
          <table:table-cell table:style-name="ce26" table:formula="oooc:=[.D56]/[.C56]" office:value-type="float" office:value="5.15463917525773">
            <text:p>5,1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5" office:value-type="string" table:number-columns-spanned="1" table:number-rows-spanned="11">
            <text:p>hurdle</text:p>
          </table:table-cell>
          <table:table-cell table:formula="oooc:=[.B46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1166">
            <text:p>1166</text:p>
          </table:table-cell>
          <table:table-cell office:value-type="float" office:value="5614">
            <text:p>5614</text:p>
          </table:table-cell>
          <table:table-cell office:value-type="float" office:value="7519">
            <text:p>7519</text:p>
          </table:table-cell>
          <table:table-cell office:value-type="float" office:value="1335">
            <text:p>1335</text:p>
          </table:table-cell>
          <table:table-cell office:value-type="float" office:value="8854">
            <text:p>8854</text:p>
          </table:table-cell>
          <table:table-cell office:value-type="float" office:value="330.211">
            <text:p>330,21</text:p>
          </table:table-cell>
          <table:table-cell table:formula="oooc:=[.H57]/[.C57]" office:value-type="float" office:value="88.54">
            <text:p>88,54</text:p>
          </table:table-cell>
          <table:table-cell table:formula="oooc:=[.H57]/[.D57]" office:value-type="float" office:value="7.59348198970841">
            <text:p>7,59</text:p>
          </table:table-cell>
          <table:table-cell table:formula="oooc:=[.H57]/[.E57]" office:value-type="float" office:value="1.57712860705379">
            <text:p>1,58</text:p>
          </table:table-cell>
          <table:table-cell table:formula="oooc:=[.I57]" office:value-type="float" office:value="330.211">
            <text:p>330,21</text:p>
          </table:table-cell>
          <table:table-cell table:formula="oooc:=[.D57]/[.C57]" office:value-type="float" office:value="11.66">
            <text:p>11,66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47]" office:value-type="string" office:string-value="Fuest">
            <text:p>Fuest</text:p>
          </table:table-cell>
          <table:table-cell office:value-type="float" office:value="100">
            <text:p>100</text:p>
          </table:table-cell>
          <table:table-cell office:value-type="float" office:value="1312">
            <text:p>1312</text:p>
          </table:table-cell>
          <table:table-cell office:value-type="float" office:value="6315">
            <text:p>6315</text:p>
          </table:table-cell>
          <table:table-cell office:value-type="float" office:value="8042">
            <text:p>8042</text:p>
          </table:table-cell>
          <table:table-cell office:value-type="float" office:value="962">
            <text:p>962</text:p>
          </table:table-cell>
          <table:table-cell office:value-type="float" office:value="9004">
            <text:p>9004</text:p>
          </table:table-cell>
          <table:table-cell office:value-type="float" office:value="253.578">
            <text:p>253,58</text:p>
          </table:table-cell>
          <table:table-cell table:formula="oooc:=[.H58]/[.C58]" office:value-type="float" office:value="90.04">
            <text:p>90,04</text:p>
          </table:table-cell>
          <table:table-cell table:formula="oooc:=[.H58]/[.D58]" office:value-type="float" office:value="6.86280487804878">
            <text:p>6,86</text:p>
          </table:table-cell>
          <table:table-cell table:formula="oooc:=[.H58]/[.E58]" office:value-type="float" office:value="1.42581155977831">
            <text:p>1,43</text:p>
          </table:table-cell>
          <table:table-cell table:formula="oooc:=[.I58]" office:value-type="float" office:value="253.578">
            <text:p>253,58</text:p>
          </table:table-cell>
          <table:table-cell table:formula="oooc:=[.D58]/[.C58]" office:value-type="float" office:value="13.12">
            <text:p>13,12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48]" office:value-type="string" office:string-value="Gosmann">
            <text:p>Gosmann</text:p>
          </table:table-cell>
          <table:table-cell office:value-type="float" office:value="100">
            <text:p>100</text:p>
          </table:table-cell>
          <table:table-cell office:value-type="float" office:value="1168">
            <text:p>1168</text:p>
          </table:table-cell>
          <table:table-cell office:value-type="float" office:value="5683">
            <text:p>5683</text:p>
          </table:table-cell>
          <table:table-cell office:value-type="float" office:value="7564">
            <text:p>7564</text:p>
          </table:table-cell>
          <table:table-cell office:value-type="float" office:value="1363">
            <text:p>1363</text:p>
          </table:table-cell>
          <table:table-cell office:value-type="float" office:value="8927">
            <text:p>8927</text:p>
          </table:table-cell>
          <table:table-cell office:value-type="float" office:value="210.26">
            <text:p>210,26</text:p>
          </table:table-cell>
          <table:table-cell table:formula="oooc:=[.H59]/[.C59]" office:value-type="float" office:value="89.27">
            <text:p>89,27</text:p>
          </table:table-cell>
          <table:table-cell table:formula="oooc:=[.H59]/[.D59]" office:value-type="float" office:value="7.6429794520548">
            <text:p>7,64</text:p>
          </table:table-cell>
          <table:table-cell table:formula="oooc:=[.H59]/[.E59]" office:value-type="float" office:value="1.57082526834418">
            <text:p>1,57</text:p>
          </table:table-cell>
          <table:table-cell table:formula="oooc:=[.I59]" office:value-type="float" office:value="210.26">
            <text:p>210,26</text:p>
          </table:table-cell>
          <table:table-cell table:formula="oooc:=[.D59]/[.C59]" office:value-type="float" office:value="11.68">
            <text:p>11,68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49]" office:value-type="string" office:string-value="Hubmer">
            <text:p>Hubmer</text:p>
          </table:table-cell>
          <table:table-cell office:value-type="float" office:value="100">
            <text:p>100</text:p>
          </table:table-cell>
          <table:table-cell office:value-type="float" office:value="1321">
            <text:p>1321</text:p>
          </table:table-cell>
          <table:table-cell office:value-type="float" office:value="6364">
            <text:p>6364</text:p>
          </table:table-cell>
          <table:table-cell office:value-type="float" office:value="8512">
            <text:p>8512</text:p>
          </table:table-cell>
          <table:table-cell office:value-type="float" office:value="1789">
            <text:p>1789</text:p>
          </table:table-cell>
          <table:table-cell office:value-type="float" office:value="10301">
            <text:p>10301</text:p>
          </table:table-cell>
          <table:table-cell office:value-type="float" office:value="352.549">
            <text:p>352,55</text:p>
          </table:table-cell>
          <table:table-cell table:formula="oooc:=[.H60]/[.C60]" office:value-type="float" office:value="103.01">
            <text:p>103,01</text:p>
          </table:table-cell>
          <table:table-cell table:formula="oooc:=[.H60]/[.D60]" office:value-type="float" office:value="7.79788039364118">
            <text:p>7,8</text:p>
          </table:table-cell>
          <table:table-cell table:formula="oooc:=[.H60]/[.E60]" office:value-type="float" office:value="1.6186360779384">
            <text:p>1,62</text:p>
          </table:table-cell>
          <table:table-cell table:formula="oooc:=[.I60]" office:value-type="float" office:value="352.549">
            <text:p>352,55</text:p>
          </table:table-cell>
          <table:table-cell table:formula="oooc:=[.D60]/[.C60]" office:value-type="float" office:value="13.21">
            <text:p>13,21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50]" office:value-type="string" office:string-value="Jährig">
            <text:p>Jährig</text:p>
          </table:table-cell>
          <table:table-cell office:value-type="float" office:value="100">
            <text:p>100</text:p>
          </table:table-cell>
          <table:table-cell office:value-type="float" office:value="1186">
            <text:p>1186</text:p>
          </table:table-cell>
          <table:table-cell office:value-type="float" office:value="5716">
            <text:p>5716</text:p>
          </table:table-cell>
          <table:table-cell office:value-type="float" office:value="7634">
            <text:p>7634</text:p>
          </table:table-cell>
          <table:table-cell office:value-type="float" office:value="1270">
            <text:p>1270</text:p>
          </table:table-cell>
          <table:table-cell office:value-type="float" office:value="8904">
            <text:p>8904</text:p>
          </table:table-cell>
          <table:table-cell office:value-type="float" office:value="448.924">
            <text:p>448,92</text:p>
          </table:table-cell>
          <table:table-cell table:formula="oooc:=[.H61]/[.C61]" office:value-type="float" office:value="89.04">
            <text:p>89,04</text:p>
          </table:table-cell>
          <table:table-cell table:formula="oooc:=[.H61]/[.D61]" office:value-type="float" office:value="7.50758853288364">
            <text:p>7,51</text:p>
          </table:table-cell>
          <table:table-cell table:formula="oooc:=[.H61]/[.E61]" office:value-type="float" office:value="1.55773268019594">
            <text:p>1,56</text:p>
          </table:table-cell>
          <table:table-cell table:formula="oooc:=[.I61]" office:value-type="float" office:value="448.924">
            <text:p>448,92</text:p>
          </table:table-cell>
          <table:table-cell table:formula="oooc:=[.D61]/[.C61]" office:value-type="float" office:value="11.86">
            <text:p>11,86</text:p>
          </table:table-cell>
          <table:table-cell table:number-columns-repeated="242"/>
        </table:table-row>
        <table:table-row table:style-name="ro1">
          <table:covered-table-cell/>
          <table:table-cell table:formula="oooc:=[.B51]" office:value-type="string" office:string-value="Maraun">
            <text:p>Maraun</text:p>
          </table:table-cell>
          <table:table-cell office:value-type="float" office:value="100">
            <text:p>100</text:p>
          </table:table-cell>
          <table:table-cell office:value-type="float" office:value="1172">
            <text:p>1172</text:p>
          </table:table-cell>
          <table:table-cell office:value-type="float" office:value="5718">
            <text:p>5718</text:p>
          </table:table-cell>
          <table:table-cell office:value-type="float" office:value="7584">
            <text:p>7584</text:p>
          </table:table-cell>
          <table:table-cell office:value-type="float" office:value="1408">
            <text:p>1408</text:p>
          </table:table-cell>
          <table:table-cell office:value-type="float" office:value="8992">
            <text:p>8992</text:p>
          </table:table-cell>
          <table:table-cell office:value-type="float" office:value="173.567">
            <text:p>173,57</text:p>
          </table:table-cell>
          <table:table-cell table:formula="oooc:=[.H62]/[.C62]" office:value-type="float" office:value="89.92">
            <text:p>89,92</text:p>
          </table:table-cell>
          <table:table-cell table:formula="oooc:=[.H62]/[.D62]" office:value-type="float" office:value="7.67235494880546">
            <text:p>7,67</text:p>
          </table:table-cell>
          <table:table-cell table:formula="oooc:=[.H62]/[.E62]" office:value-type="float" office:value="1.57257782441413">
            <text:p>1,57</text:p>
          </table:table-cell>
          <table:table-cell table:formula="oooc:=[.I62]" office:value-type="float" office:value="173.567">
            <text:p>173,57</text:p>
          </table:table-cell>
          <table:table-cell table:formula="oooc:=[.D62]/[.C62]" office:value-type="float" office:value="11.72">
            <text:p>11,72</text:p>
          </table:table-cell>
          <table:table-cell table:number-columns-repeated="242"/>
        </table:table-row>
        <table:table-row table:style-name="ro1">
          <table:covered-table-cell/>
          <table:table-cell table:formula="oooc:=[.B52]" office:value-type="string" office:string-value="Mergel">
            <text:p>Mergel</text:p>
          </table:table-cell>
          <table:table-cell office:value-type="float" office:value="100">
            <text:p>100</text:p>
          </table:table-cell>
          <table:table-cell office:value-type="float" office:value="1213">
            <text:p>1213</text:p>
          </table:table-cell>
          <table:table-cell office:value-type="float" office:value="5809">
            <text:p>5809</text:p>
          </table:table-cell>
          <table:table-cell office:value-type="float" office:value="7478">
            <text:p>7478</text:p>
          </table:table-cell>
          <table:table-cell office:value-type="float" office:value="796">
            <text:p>796</text:p>
          </table:table-cell>
          <table:table-cell office:value-type="float" office:value="8274">
            <text:p>8274</text:p>
          </table:table-cell>
          <table:table-cell office:value-type="float" office:value="34.63">
            <text:p>34,63</text:p>
          </table:table-cell>
          <table:table-cell table:formula="oooc:=[.H63]/[.C63]" office:value-type="float" office:value="82.74">
            <text:p>82,74</text:p>
          </table:table-cell>
          <table:table-cell table:formula="oooc:=[.H63]/[.D63]" office:value-type="float" office:value="6.82110469909316">
            <text:p>6,82</text:p>
          </table:table-cell>
          <table:table-cell table:formula="oooc:=[.H63]/[.E63]" office:value-type="float" office:value="1.42434153899122">
            <text:p>1,42</text:p>
          </table:table-cell>
          <table:table-cell table:formula="oooc:=[.I63]" office:value-type="float" office:value="34.63">
            <text:p>34,63</text:p>
          </table:table-cell>
          <table:table-cell table:formula="oooc:=[.D63]/[.C63]" office:value-type="float" office:value="12.13">
            <text:p>12,13</text:p>
          </table:table-cell>
          <table:table-cell table:number-columns-repeated="242"/>
        </table:table-row>
        <table:table-row table:style-name="ro1">
          <table:covered-table-cell/>
          <table:table-cell table:formula="oooc:=[.B53]" office:value-type="string" office:string-value="Richter">
            <text:p>Richter</text:p>
          </table:table-cell>
          <table:table-cell office:value-type="float" office:value="100">
            <text:p>100</text:p>
          </table:table-cell>
          <table:table-cell office:value-type="float" office:value="1211">
            <text:p>1211</text:p>
          </table:table-cell>
          <table:table-cell office:value-type="float" office:value="5791">
            <text:p>5791</text:p>
          </table:table-cell>
          <table:table-cell office:value-type="float" office:value="7785">
            <text:p>7785</text:p>
          </table:table-cell>
          <table:table-cell office:value-type="float" office:value="1210">
            <text:p>1210</text:p>
          </table:table-cell>
          <table:table-cell office:value-type="float" office:value="8995">
            <text:p>8995</text:p>
          </table:table-cell>
          <table:table-cell office:value-type="float" office:value="146.716">
            <text:p>146,72</text:p>
          </table:table-cell>
          <table:table-cell table:formula="oooc:=[.H64]/[.C64]" office:value-type="float" office:value="89.95">
            <text:p>89,95</text:p>
          </table:table-cell>
          <table:table-cell table:formula="oooc:=[.H64]/[.D64]" office:value-type="float" office:value="7.42774566473988">
            <text:p>7,43</text:p>
          </table:table-cell>
          <table:table-cell table:formula="oooc:=[.H64]/[.E64]" office:value-type="float" office:value="1.55327231911587">
            <text:p>1,55</text:p>
          </table:table-cell>
          <table:table-cell table:formula="oooc:=[.I64]" office:value-type="float" office:value="146.716">
            <text:p>146,72</text:p>
          </table:table-cell>
          <table:table-cell table:formula="oooc:=[.D64]/[.C64]" office:value-type="float" office:value="12.11">
            <text:p>12,11</text:p>
          </table:table-cell>
          <table:table-cell table:number-columns-repeated="242"/>
        </table:table-row>
        <table:table-row table:style-name="ro1">
          <table:covered-table-cell/>
          <table:table-cell table:formula="oooc:=[.B54]" office:value-type="string" office:string-value="Roth">
            <text:p>Roth</text:p>
          </table:table-cell>
          <table:table-cell table:style-name="ce16" office:value-type="float" office:value="100">
            <text:p>100</text:p>
          </table:table-cell>
          <table:table-cell office:value-type="float" office:value="1179">
            <text:p>1179</text:p>
          </table:table-cell>
          <table:table-cell office:value-type="float" office:value="5670">
            <text:p>5670</text:p>
          </table:table-cell>
          <table:table-cell office:value-type="float" office:value="7549">
            <text:p>7549</text:p>
          </table:table-cell>
          <table:table-cell office:value-type="float" office:value="1153">
            <text:p>1153</text:p>
          </table:table-cell>
          <table:table-cell office:value-type="float" office:value="8702">
            <text:p>8702</text:p>
          </table:table-cell>
          <table:table-cell office:value-type="float" office:value="535.531">
            <text:p>535,53</text:p>
          </table:table-cell>
          <table:table-cell table:formula="oooc:=[.H65]/[.C65]" office:value-type="float" office:value="87.02">
            <text:p>87,02</text:p>
          </table:table-cell>
          <table:table-cell table:formula="oooc:=[.H65]/[.D65]" office:value-type="float" office:value="7.38083121289228">
            <text:p>7,38</text:p>
          </table:table-cell>
          <table:table-cell table:formula="oooc:=[.H65]/[.E65]" office:value-type="float" office:value="1.5347442680776">
            <text:p>1,53</text:p>
          </table:table-cell>
          <table:table-cell table:formula="oooc:=[.I65]" office:value-type="float" office:value="535.531">
            <text:p>535,53</text:p>
          </table:table-cell>
          <table:table-cell table:formula="oooc:=[.D65]/[.C65]" office:value-type="float" office:value="11.79">
            <text:p>11,79</text:p>
          </table:table-cell>
          <table:table-cell table:number-columns-repeated="242"/>
        </table:table-row>
        <table:table-row table:style-name="ro1">
          <table:covered-table-cell/>
          <table:table-cell table:formula="oooc:=[.B55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1139">
            <text:p>1139</text:p>
          </table:table-cell>
          <table:table-cell office:value-type="float" office:value="5450">
            <text:p>5450</text:p>
          </table:table-cell>
          <table:table-cell office:value-type="float" office:value="7287">
            <text:p>7287</text:p>
          </table:table-cell>
          <table:table-cell office:value-type="float" office:value="1120">
            <text:p>1120</text:p>
          </table:table-cell>
          <table:table-cell office:value-type="float" office:value="8407">
            <text:p>8407</text:p>
          </table:table-cell>
          <table:table-cell office:value-type="float" office:value="591.445">
            <text:p>591,45</text:p>
          </table:table-cell>
          <table:table-cell table:formula="oooc:=[.H66]/[.C66]" office:value-type="float" office:value="84.07">
            <text:p>84,07</text:p>
          </table:table-cell>
          <table:table-cell table:formula="oooc:=[.H66]/[.D66]" office:value-type="float" office:value="7.38103599648815">
            <text:p>7,38</text:p>
          </table:table-cell>
          <table:table-cell table:formula="oooc:=[.H66]/[.E66]" office:value-type="float" office:value="1.54256880733945">
            <text:p>1,54</text:p>
          </table:table-cell>
          <table:table-cell table:formula="oooc:=[.I66]" office:value-type="float" office:value="591.445">
            <text:p>591,45</text:p>
          </table:table-cell>
          <table:table-cell table:formula="oooc:=[.D66]/[.C66]" office:value-type="float" office:value="11.39">
            <text:p>11,39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56]" office:value-type="string" office:string-value="Wagenführ">
            <text:p>Wagenführ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1305">
            <text:p>1305</text:p>
          </table:table-cell>
          <table:table-cell table:style-name="ce26" office:value-type="float" office:value="6401">
            <text:p>6401</text:p>
          </table:table-cell>
          <table:table-cell table:style-name="ce26" office:value-type="float" office:value="8148">
            <text:p>8148</text:p>
          </table:table-cell>
          <table:table-cell table:style-name="ce26" office:value-type="float" office:value="1256">
            <text:p>1256</text:p>
          </table:table-cell>
          <table:table-cell table:style-name="ce26" office:value-type="float" office:value="9404">
            <text:p>9404</text:p>
          </table:table-cell>
          <table:table-cell table:style-name="ce26" office:value-type="float" office:value="147.847">
            <text:p>147,85</text:p>
          </table:table-cell>
          <table:table-cell table:style-name="ce17" table:formula="oooc:=[.H67]/[.C67]" office:value-type="float" office:value="94.04">
            <text:p>94,04</text:p>
          </table:table-cell>
          <table:table-cell table:style-name="ce26" table:formula="oooc:=[.H67]/[.D67]" office:value-type="float" office:value="7.20613026819923">
            <text:p>7,21</text:p>
          </table:table-cell>
          <table:table-cell table:style-name="ce26" table:formula="oooc:=[.H67]/[.E67]" office:value-type="float" office:value="1.46914544602406">
            <text:p>1,47</text:p>
          </table:table-cell>
          <table:table-cell table:style-name="ce26" table:formula="oooc:=[.I67]" office:value-type="float" office:value="147.847">
            <text:p>147,85</text:p>
          </table:table-cell>
          <table:table-cell table:style-name="ce26" table:formula="oooc:=[.D67]/[.C67]" office:value-type="float" office:value="13.05">
            <text:p>13,0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4" office:value-type="string" table:number-columns-spanned="1" table:number-rows-spanned="11">
            <text:p>island</text:p>
          </table:table-cell>
          <table:table-cell table:formula="oooc:=[.B57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469">
            <text:p>469</text:p>
          </table:table-cell>
          <table:table-cell office:value-type="float" office:value="2099">
            <text:p>2099</text:p>
          </table:table-cell>
          <table:table-cell office:value-type="float" office:value="2758">
            <text:p>2758</text:p>
          </table:table-cell>
          <table:table-cell office:value-type="float" office:value="907">
            <text:p>907</text:p>
          </table:table-cell>
          <table:table-cell office:value-type="float" office:value="3665">
            <text:p>3665</text:p>
          </table:table-cell>
          <table:table-cell office:value-type="float" office:value="140.186">
            <text:p>140,19</text:p>
          </table:table-cell>
          <table:table-cell table:formula="oooc:=[.H68]/[.C68]" office:value-type="float" office:value="36.65">
            <text:p>36,65</text:p>
          </table:table-cell>
          <table:table-cell table:formula="oooc:=[.H68]/[.D68]" office:value-type="float" office:value="7.81449893390192">
            <text:p>7,81</text:p>
          </table:table-cell>
          <table:table-cell table:formula="oooc:=[.H68]/[.E68]" office:value-type="float" office:value="1.74606955693187">
            <text:p>1,75</text:p>
          </table:table-cell>
          <table:table-cell table:formula="oooc:=[.I68]" office:value-type="float" office:value="140.186">
            <text:p>140,19</text:p>
          </table:table-cell>
          <table:table-cell table:formula="oooc:=[.D68]/[.C68]" office:value-type="float" office:value="4.69">
            <text:p>4,69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58]" office:value-type="string" office:string-value="Fuest">
            <text:p>Fuest</text:p>
          </table:table-cell>
          <table:table-cell office:value-type="float" office:value="98">
            <text:p>98</text:p>
          </table:table-cell>
          <table:table-cell office:value-type="float" office:value="442">
            <text:p>442</text:p>
          </table:table-cell>
          <table:table-cell office:value-type="float" office:value="1942">
            <text:p>1942</text:p>
          </table:table-cell>
          <table:table-cell office:value-type="float" office:value="2462">
            <text:p>2462</text:p>
          </table:table-cell>
          <table:table-cell office:value-type="float" office:value="825">
            <text:p>825</text:p>
          </table:table-cell>
          <table:table-cell office:value-type="float" office:value="3287">
            <text:p>3287</text:p>
          </table:table-cell>
          <table:table-cell office:value-type="float" office:value="80.079">
            <text:p>80,08</text:p>
          </table:table-cell>
          <table:table-cell table:formula="oooc:=[.H69]/[.C69]" office:value-type="float" office:value="33.5408163265306">
            <text:p>33,54</text:p>
          </table:table-cell>
          <table:table-cell table:formula="oooc:=[.H69]/[.D69]" office:value-type="float" office:value="7.43665158371041">
            <text:p>7,44</text:p>
          </table:table-cell>
          <table:table-cell table:formula="oooc:=[.H69]/[.E69]" office:value-type="float" office:value="1.69258496395469">
            <text:p>1,69</text:p>
          </table:table-cell>
          <table:table-cell table:formula="oooc:=[.I69]" office:value-type="float" office:value="80.079">
            <text:p>80,08</text:p>
          </table:table-cell>
          <table:table-cell table:formula="oooc:=[.D69]/[.C69]" office:value-type="float" office:value="4.51020408163265">
            <text:p>4,51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59]" office:value-type="string" office:string-value="Gosmann">
            <text:p>Gosmann</text:p>
          </table:table-cell>
          <table:table-cell office:value-type="float" office:value="93">
            <text:p>93</text:p>
          </table:table-cell>
          <table:table-cell office:value-type="float" office:value="527">
            <text:p>527</text:p>
          </table:table-cell>
          <table:table-cell office:value-type="float" office:value="2455">
            <text:p>2455</text:p>
          </table:table-cell>
          <table:table-cell office:value-type="float" office:value="3128">
            <text:p>3128</text:p>
          </table:table-cell>
          <table:table-cell office:value-type="float" office:value="1389">
            <text:p>1389</text:p>
          </table:table-cell>
          <table:table-cell office:value-type="float" office:value="4517">
            <text:p>4517</text:p>
          </table:table-cell>
          <table:table-cell office:value-type="float" office:value="82.683">
            <text:p>82,68</text:p>
          </table:table-cell>
          <table:table-cell table:formula="oooc:=[.H70]/[.C70]" office:value-type="float" office:value="48.5698924731183">
            <text:p>48,57</text:p>
          </table:table-cell>
          <table:table-cell table:formula="oooc:=[.H70]/[.D70]" office:value-type="float" office:value="8.57115749525617">
            <text:p>8,57</text:p>
          </table:table-cell>
          <table:table-cell table:formula="oooc:=[.H70]/[.E70]" office:value-type="float" office:value="1.83991853360489">
            <text:p>1,84</text:p>
          </table:table-cell>
          <table:table-cell table:formula="oooc:=[.I70]" office:value-type="float" office:value="82.683">
            <text:p>82,68</text:p>
          </table:table-cell>
          <table:table-cell table:formula="oooc:=[.D70]/[.C70]" office:value-type="float" office:value="5.66666666666667">
            <text:p>5,67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60]" office:value-type="string" office:string-value="Hubmer">
            <text:p>Hubmer</text:p>
          </table:table-cell>
          <table:table-cell office:value-type="float" office:value="100">
            <text:p>100</text:p>
          </table:table-cell>
          <table:table-cell office:value-type="float" office:value="472">
            <text:p>472</text:p>
          </table:table-cell>
          <table:table-cell office:value-type="float" office:value="2073">
            <text:p>2073</text:p>
          </table:table-cell>
          <table:table-cell office:value-type="float" office:value="2744">
            <text:p>2744</text:p>
          </table:table-cell>
          <table:table-cell office:value-type="float" office:value="985">
            <text:p>985</text:p>
          </table:table-cell>
          <table:table-cell office:value-type="float" office:value="3729">
            <text:p>3729</text:p>
          </table:table-cell>
          <table:table-cell office:value-type="float" office:value="92.664">
            <text:p>92,66</text:p>
          </table:table-cell>
          <table:table-cell table:formula="oooc:=[.H71]/[.C71]" office:value-type="float" office:value="37.29">
            <text:p>37,29</text:p>
          </table:table-cell>
          <table:table-cell table:formula="oooc:=[.H71]/[.D71]" office:value-type="float" office:value="7.90042372881356">
            <text:p>7,9</text:p>
          </table:table-cell>
          <table:table-cell table:formula="oooc:=[.H71]/[.E71]" office:value-type="float" office:value="1.79884225759768">
            <text:p>1,8</text:p>
          </table:table-cell>
          <table:table-cell table:formula="oooc:=[.I71]" office:value-type="float" office:value="92.664">
            <text:p>92,66</text:p>
          </table:table-cell>
          <table:table-cell table:formula="oooc:=[.D71]/[.C71]" office:value-type="float" office:value="4.72">
            <text:p>4,72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61]" office:value-type="string" office:string-value="Jährig">
            <text:p>Jährig</text:p>
          </table:table-cell>
          <table:table-cell office:value-type="float" office:value="94">
            <text:p>94</text:p>
          </table:table-cell>
          <table:table-cell office:value-type="float" office:value="590">
            <text:p>590</text:p>
          </table:table-cell>
          <table:table-cell office:value-type="float" office:value="2668">
            <text:p>2668</text:p>
          </table:table-cell>
          <table:table-cell office:value-type="float" office:value="3367">
            <text:p>3367</text:p>
          </table:table-cell>
          <table:table-cell office:value-type="float" office:value="1683">
            <text:p>1683</text:p>
          </table:table-cell>
          <table:table-cell office:value-type="float" office:value="5050">
            <text:p>5050</text:p>
          </table:table-cell>
          <table:table-cell office:value-type="float" office:value="272.584">
            <text:p>272,58</text:p>
          </table:table-cell>
          <table:table-cell table:formula="oooc:=[.H72]/[.C72]" office:value-type="float" office:value="53.7234042553192">
            <text:p>53,72</text:p>
          </table:table-cell>
          <table:table-cell table:formula="oooc:=[.H72]/[.D72]" office:value-type="float" office:value="8.5593220338983">
            <text:p>8,56</text:p>
          </table:table-cell>
          <table:table-cell table:formula="oooc:=[.H72]/[.E72]" office:value-type="float" office:value="1.8928035982009">
            <text:p>1,89</text:p>
          </table:table-cell>
          <table:table-cell table:formula="oooc:=[.I72]" office:value-type="float" office:value="272.584">
            <text:p>272,58</text:p>
          </table:table-cell>
          <table:table-cell table:formula="oooc:=[.D72]/[.C72]" office:value-type="float" office:value="6.27659574468085">
            <text:p>6,28</text:p>
          </table:table-cell>
          <table:table-cell table:number-columns-repeated="242"/>
        </table:table-row>
        <table:table-row table:style-name="ro1">
          <table:covered-table-cell/>
          <table:table-cell table:formula="oooc:=[.B62]" office:value-type="string" office:string-value="Maraun">
            <text:p>Maraun</text:p>
          </table:table-cell>
          <table:table-cell office:value-type="float" office:value="99">
            <text:p>99</text:p>
          </table:table-cell>
          <table:table-cell office:value-type="float" office:value="448">
            <text:p>448</text:p>
          </table:table-cell>
          <table:table-cell office:value-type="float" office:value="2035">
            <text:p>2035</text:p>
          </table:table-cell>
          <table:table-cell office:value-type="float" office:value="2633">
            <text:p>2633</text:p>
          </table:table-cell>
          <table:table-cell office:value-type="float" office:value="833">
            <text:p>833</text:p>
          </table:table-cell>
          <table:table-cell office:value-type="float" office:value="3466">
            <text:p>3466</text:p>
          </table:table-cell>
          <table:table-cell office:value-type="float" office:value="63.365">
            <text:p>63,37</text:p>
          </table:table-cell>
          <table:table-cell table:formula="oooc:=[.H73]/[.C73]" office:value-type="float" office:value="35.010101010101">
            <text:p>35,01</text:p>
          </table:table-cell>
          <table:table-cell table:formula="oooc:=[.H73]/[.D73]" office:value-type="float" office:value="7.73660714285714">
            <text:p>7,74</text:p>
          </table:table-cell>
          <table:table-cell table:formula="oooc:=[.H73]/[.E73]" office:value-type="float" office:value="1.7031941031941">
            <text:p>1,7</text:p>
          </table:table-cell>
          <table:table-cell table:formula="oooc:=[.I73]" office:value-type="float" office:value="63.365">
            <text:p>63,37</text:p>
          </table:table-cell>
          <table:table-cell table:formula="oooc:=[.D73]/[.C73]" office:value-type="float" office:value="4.52525252525253">
            <text:p>4,53</text:p>
          </table:table-cell>
          <table:table-cell table:number-columns-repeated="242"/>
        </table:table-row>
        <table:table-row table:style-name="ro1">
          <table:covered-table-cell/>
          <table:table-cell table:formula="oooc:=[.B63]" office:value-type="string" office:string-value="Mergel">
            <text:p>Mergel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1918">
            <text:p>1918</text:p>
          </table:table-cell>
          <table:table-cell office:value-type="float" office:value="2460">
            <text:p>2460</text:p>
          </table:table-cell>
          <table:table-cell office:value-type="float" office:value="721">
            <text:p>721</text:p>
          </table:table-cell>
          <table:table-cell office:value-type="float" office:value="3181">
            <text:p>3181</text:p>
          </table:table-cell>
          <table:table-cell office:value-type="float" office:value="13.784">
            <text:p>13,78</text:p>
          </table:table-cell>
          <table:table-cell table:formula="oooc:=[.H74]/[.C74]" office:value-type="float" office:value="31.81">
            <text:p>31,81</text:p>
          </table:table-cell>
          <table:table-cell table:formula="oooc:=[.H74]/[.D74]" office:value-type="float" office:value="7.1322869955157">
            <text:p>7,13</text:p>
          </table:table-cell>
          <table:table-cell table:formula="oooc:=[.H74]/[.E74]" office:value-type="float" office:value="1.6584984358707">
            <text:p>1,66</text:p>
          </table:table-cell>
          <table:table-cell table:formula="oooc:=[.I74]" office:value-type="float" office:value="13.784">
            <text:p>13,78</text:p>
          </table:table-cell>
          <table:table-cell table:formula="oooc:=[.D74]/[.C74]" office:value-type="float" office:value="4.46">
            <text:p>4,46</text:p>
          </table:table-cell>
          <table:table-cell table:number-columns-repeated="242"/>
        </table:table-row>
        <table:table-row table:style-name="ro1">
          <table:covered-table-cell/>
          <table:table-cell table:formula="oooc:=[.B64]" office:value-type="string" office:string-value="Richter">
            <text:p>Richter</text:p>
          </table:table-cell>
          <table:table-cell office:value-type="float" office:value="100">
            <text:p>100</text:p>
          </table:table-cell>
          <table:table-cell office:value-type="float" office:value="436">
            <text:p>436</text:p>
          </table:table-cell>
          <table:table-cell office:value-type="float" office:value="1873">
            <text:p>1873</text:p>
          </table:table-cell>
          <table:table-cell office:value-type="float" office:value="2489">
            <text:p>2489</text:p>
          </table:table-cell>
          <table:table-cell office:value-type="float" office:value="777">
            <text:p>777</text:p>
          </table:table-cell>
          <table:table-cell office:value-type="float" office:value="3266">
            <text:p>3266</text:p>
          </table:table-cell>
          <table:table-cell office:value-type="float" office:value="52.768">
            <text:p>52,77</text:p>
          </table:table-cell>
          <table:table-cell table:formula="oooc:=[.H75]/[.C75]" office:value-type="float" office:value="32.66">
            <text:p>32,66</text:p>
          </table:table-cell>
          <table:table-cell table:formula="oooc:=[.H75]/[.D75]" office:value-type="float" office:value="7.4908256880734">
            <text:p>7,49</text:p>
          </table:table-cell>
          <table:table-cell table:formula="oooc:=[.H75]/[.E75]" office:value-type="float" office:value="1.7437266417512">
            <text:p>1,74</text:p>
          </table:table-cell>
          <table:table-cell table:formula="oooc:=[.I75]" office:value-type="float" office:value="52.768">
            <text:p>52,77</text:p>
          </table:table-cell>
          <table:table-cell table:formula="oooc:=[.D75]/[.C75]" office:value-type="float" office:value="4.36">
            <text:p>4,36</text:p>
          </table:table-cell>
          <table:table-cell table:number-columns-repeated="242"/>
        </table:table-row>
        <table:table-row table:style-name="ro1">
          <table:covered-table-cell/>
          <table:table-cell table:formula="oooc:=[.B65]" office:value-type="string" office:string-value="Roth">
            <text:p>Roth</text:p>
          </table:table-cell>
          <table:table-cell table:style-name="ce16" office:value-type="float" office:value="89">
            <text:p>89</text:p>
          </table:table-cell>
          <table:table-cell office:value-type="float" office:value="404">
            <text:p>404</text:p>
          </table:table-cell>
          <table:table-cell office:value-type="float" office:value="1791">
            <text:p>1791</text:p>
          </table:table-cell>
          <table:table-cell office:value-type="float" office:value="2325">
            <text:p>2325</text:p>
          </table:table-cell>
          <table:table-cell office:value-type="float" office:value="800">
            <text:p>800</text:p>
          </table:table-cell>
          <table:table-cell office:value-type="float" office:value="3125">
            <text:p>3125</text:p>
          </table:table-cell>
          <table:table-cell office:value-type="float" office:value="204.553">
            <text:p>204,55</text:p>
          </table:table-cell>
          <table:table-cell table:formula="oooc:=[.H76]/[.C76]" office:value-type="float" office:value="35.1123595505618">
            <text:p>35,11</text:p>
          </table:table-cell>
          <table:table-cell table:formula="oooc:=[.H76]/[.D76]" office:value-type="float" office:value="7.73514851485149">
            <text:p>7,74</text:p>
          </table:table-cell>
          <table:table-cell table:formula="oooc:=[.H76]/[.E76]" office:value-type="float" office:value="1.74483528754886">
            <text:p>1,74</text:p>
          </table:table-cell>
          <table:table-cell table:formula="oooc:=[.I76]" office:value-type="float" office:value="204.553">
            <text:p>204,55</text:p>
          </table:table-cell>
          <table:table-cell table:formula="oooc:=[.D76]/[.C76]" office:value-type="float" office:value="4.53932584269663">
            <text:p>4,54</text:p>
          </table:table-cell>
          <table:table-cell table:number-columns-repeated="242"/>
        </table:table-row>
        <table:table-row table:style-name="ro1">
          <table:covered-table-cell/>
          <table:table-cell table:formula="oooc:=[.B66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441">
            <text:p>441</text:p>
          </table:table-cell>
          <table:table-cell office:value-type="float" office:value="1920">
            <text:p>1920</text:p>
          </table:table-cell>
          <table:table-cell office:value-type="float" office:value="2556">
            <text:p>2556</text:p>
          </table:table-cell>
          <table:table-cell office:value-type="float" office:value="906">
            <text:p>906</text:p>
          </table:table-cell>
          <table:table-cell office:value-type="float" office:value="3462">
            <text:p>3462</text:p>
          </table:table-cell>
          <table:table-cell office:value-type="float" office:value="463.518">
            <text:p>463,52</text:p>
          </table:table-cell>
          <table:table-cell table:formula="oooc:=[.H77]/[.C77]" office:value-type="float" office:value="34.62">
            <text:p>34,62</text:p>
          </table:table-cell>
          <table:table-cell table:formula="oooc:=[.H77]/[.D77]" office:value-type="float" office:value="7.85034013605442">
            <text:p>7,85</text:p>
          </table:table-cell>
          <table:table-cell table:formula="oooc:=[.H77]/[.E77]" office:value-type="float" office:value="1.803125">
            <text:p>1,8</text:p>
          </table:table-cell>
          <table:table-cell table:formula="oooc:=[.I77]" office:value-type="float" office:value="463.518">
            <text:p>463,52</text:p>
          </table:table-cell>
          <table:table-cell table:formula="oooc:=[.D77]/[.C77]" office:value-type="float" office:value="4.41">
            <text:p>4,41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67]" office:value-type="string" office:string-value="Wagenführ">
            <text:p>Wagenführ</text:p>
          </table:table-cell>
          <table:table-cell table:style-name="ce17" office:value-type="float" office:value="98">
            <text:p>98</text:p>
          </table:table-cell>
          <table:table-cell table:style-name="ce26" office:value-type="float" office:value="506">
            <text:p>506</text:p>
          </table:table-cell>
          <table:table-cell table:style-name="ce26" office:value-type="float" office:value="2386">
            <text:p>2386</text:p>
          </table:table-cell>
          <table:table-cell table:style-name="ce26" office:value-type="float" office:value="2968">
            <text:p>2968</text:p>
          </table:table-cell>
          <table:table-cell table:style-name="ce26" office:value-type="float" office:value="1202">
            <text:p>1202</text:p>
          </table:table-cell>
          <table:table-cell table:style-name="ce26" office:value-type="float" office:value="4170">
            <text:p>4170</text:p>
          </table:table-cell>
          <table:table-cell table:style-name="ce26" office:value-type="float" office:value="59.799">
            <text:p>59,8</text:p>
          </table:table-cell>
          <table:table-cell table:style-name="ce17" table:formula="oooc:=[.H78]/[.C78]" office:value-type="float" office:value="42.5510204081633">
            <text:p>42,55</text:p>
          </table:table-cell>
          <table:table-cell table:style-name="ce26" table:formula="oooc:=[.H78]/[.D78]" office:value-type="float" office:value="8.24110671936759">
            <text:p>8,24</text:p>
          </table:table-cell>
          <table:table-cell table:style-name="ce26" table:formula="oooc:=[.H78]/[.E78]" office:value-type="float" office:value="1.7476948868399">
            <text:p>1,75</text:p>
          </table:table-cell>
          <table:table-cell table:style-name="ce26" table:formula="oooc:=[.I78]" office:value-type="float" office:value="59.799">
            <text:p>59,8</text:p>
          </table:table-cell>
          <table:table-cell table:style-name="ce26" table:formula="oooc:=[.D78]/[.C78]" office:value-type="float" office:value="5.16326530612245">
            <text:p>5,16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5" office:value-type="string" table:number-columns-spanned="1" table:number-rows-spanned="11">
            <text:p>maelstrom</text:p>
          </table:table-cell>
          <table:table-cell table:formula="oooc:=[.B68]" office:value-type="string" office:string-value="Agner">
            <text:p>Agner</text:p>
          </table:table-cell>
          <table:table-cell office:value-type="float" office:value="94">
            <text:p>94</text:p>
          </table:table-cell>
          <table:table-cell office:value-type="float" office:value="848">
            <text:p>848</text:p>
          </table:table-cell>
          <table:table-cell office:value-type="float" office:value="4042">
            <text:p>4042</text:p>
          </table:table-cell>
          <table:table-cell office:value-type="float" office:value="5171">
            <text:p>5171</text:p>
          </table:table-cell>
          <table:table-cell office:value-type="float" office:value="3049">
            <text:p>3049</text:p>
          </table:table-cell>
          <table:table-cell office:value-type="float" office:value="8220">
            <text:p>8220</text:p>
          </table:table-cell>
          <table:table-cell office:value-type="float" office:value="284.91">
            <text:p>284,91</text:p>
          </table:table-cell>
          <table:table-cell table:formula="oooc:=[.H79]/[.C79]" office:value-type="float" office:value="87.4468085106383">
            <text:p>87,45</text:p>
          </table:table-cell>
          <table:table-cell table:formula="oooc:=[.H79]/[.D79]" office:value-type="float" office:value="9.69339622641509">
            <text:p>9,69</text:p>
          </table:table-cell>
          <table:table-cell table:formula="oooc:=[.H79]/[.E79]" office:value-type="float" office:value="2.03364670954973">
            <text:p>2,03</text:p>
          </table:table-cell>
          <table:table-cell table:formula="oooc:=[.I79]" office:value-type="float" office:value="284.91">
            <text:p>284,91</text:p>
          </table:table-cell>
          <table:table-cell table:formula="oooc:=[.D79]/[.C79]" office:value-type="float" office:value="9.02127659574468">
            <text:p>9,02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69]" office:value-type="string" office:string-value="Fuest">
            <text:p>Fuest</text:p>
          </table:table-cell>
          <table:table-cell office:value-type="float" office:value="96">
            <text:p>96</text:p>
          </table:table-cell>
          <table:table-cell office:value-type="float" office:value="903">
            <text:p>903</text:p>
          </table:table-cell>
          <table:table-cell office:value-type="float" office:value="4248">
            <text:p>4248</text:p>
          </table:table-cell>
          <table:table-cell office:value-type="float" office:value="5158">
            <text:p>5158</text:p>
          </table:table-cell>
          <table:table-cell office:value-type="float" office:value="2419">
            <text:p>2419</text:p>
          </table:table-cell>
          <table:table-cell office:value-type="float" office:value="7577">
            <text:p>7577</text:p>
          </table:table-cell>
          <table:table-cell office:value-type="float" office:value="149.244">
            <text:p>149,24</text:p>
          </table:table-cell>
          <table:table-cell table:formula="oooc:=[.H80]/[.C80]" office:value-type="float" office:value="78.9270833333333">
            <text:p>78,93</text:p>
          </table:table-cell>
          <table:table-cell table:formula="oooc:=[.H80]/[.D80]" office:value-type="float" office:value="8.39091915836102">
            <text:p>8,39</text:p>
          </table:table-cell>
          <table:table-cell table:formula="oooc:=[.H80]/[.E80]" office:value-type="float" office:value="1.78366290018832">
            <text:p>1,78</text:p>
          </table:table-cell>
          <table:table-cell table:formula="oooc:=[.I80]" office:value-type="float" office:value="149.244">
            <text:p>149,24</text:p>
          </table:table-cell>
          <table:table-cell table:formula="oooc:=[.D80]/[.C80]" office:value-type="float" office:value="9.40625">
            <text:p>9,41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70]" office:value-type="string" office:string-value="Gosmann">
            <text:p>Gosmann</text:p>
          </table:table-cell>
          <table:table-cell office:value-type="float" office:value="55">
            <text:p>55</text:p>
          </table:table-cell>
          <table:table-cell office:value-type="float" office:value="355">
            <text:p>355</text:p>
          </table:table-cell>
          <table:table-cell office:value-type="float" office:value="1701">
            <text:p>1701</text:p>
          </table:table-cell>
          <table:table-cell office:value-type="float" office:value="2182">
            <text:p>2182</text:p>
          </table:table-cell>
          <table:table-cell office:value-type="float" office:value="1589">
            <text:p>1589</text:p>
          </table:table-cell>
          <table:table-cell office:value-type="float" office:value="3771">
            <text:p>3771</text:p>
          </table:table-cell>
          <table:table-cell office:value-type="float" office:value="71.181">
            <text:p>71,18</text:p>
          </table:table-cell>
          <table:table-cell table:formula="oooc:=[.H81]/[.C81]" office:value-type="float" office:value="68.5636363636364">
            <text:p>68,56</text:p>
          </table:table-cell>
          <table:table-cell table:formula="oooc:=[.H81]/[.D81]" office:value-type="float" office:value="10.6225352112676">
            <text:p>10,62</text:p>
          </table:table-cell>
          <table:table-cell table:formula="oooc:=[.H81]/[.E81]" office:value-type="float" office:value="2.21693121693122">
            <text:p>2,22</text:p>
          </table:table-cell>
          <table:table-cell table:formula="oooc:=[.I81]" office:value-type="float" office:value="71.181">
            <text:p>71,18</text:p>
          </table:table-cell>
          <table:table-cell table:formula="oooc:=[.D81]/[.C81]" office:value-type="float" office:value="6.45454545454545">
            <text:p>6,45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71]" office:value-type="string" office:string-value="Hubmer">
            <text:p>Hubmer</text:p>
          </table:table-cell>
          <table:table-cell office:value-type="float" office:value="93">
            <text:p>93</text:p>
          </table:table-cell>
          <table:table-cell office:value-type="float" office:value="806">
            <text:p>806</text:p>
          </table:table-cell>
          <table:table-cell office:value-type="float" office:value="3779">
            <text:p>3779</text:p>
          </table:table-cell>
          <table:table-cell office:value-type="float" office:value="4840">
            <text:p>4840</text:p>
          </table:table-cell>
          <table:table-cell office:value-type="float" office:value="2373">
            <text:p>2373</text:p>
          </table:table-cell>
          <table:table-cell office:value-type="float" office:value="7213">
            <text:p>7213</text:p>
          </table:table-cell>
          <table:table-cell office:value-type="float" office:value="142.08">
            <text:p>142,08</text:p>
          </table:table-cell>
          <table:table-cell table:formula="oooc:=[.H82]/[.C82]" office:value-type="float" office:value="77.5591397849462">
            <text:p>77,56</text:p>
          </table:table-cell>
          <table:table-cell table:formula="oooc:=[.H82]/[.D82]" office:value-type="float" office:value="8.94913151364764">
            <text:p>8,95</text:p>
          </table:table-cell>
          <table:table-cell table:formula="oooc:=[.H82]/[.E82]" office:value-type="float" office:value="1.90870600688013">
            <text:p>1,91</text:p>
          </table:table-cell>
          <table:table-cell table:formula="oooc:=[.I82]" office:value-type="float" office:value="142.08">
            <text:p>142,08</text:p>
          </table:table-cell>
          <table:table-cell table:formula="oooc:=[.D82]/[.C82]" office:value-type="float" office:value="8.66666666666667">
            <text:p>8,67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72]" office:value-type="string" office:string-value="Jährig">
            <text:p>Jährig</text:p>
          </table:table-cell>
          <table:table-cell office:value-type="float" office:value="50">
            <text:p>50</text:p>
          </table:table-cell>
          <table:table-cell office:value-type="float" office:value="344">
            <text:p>344</text:p>
          </table:table-cell>
          <table:table-cell office:value-type="float" office:value="1617">
            <text:p>1617</text:p>
          </table:table-cell>
          <table:table-cell office:value-type="float" office:value="2109">
            <text:p>2109</text:p>
          </table:table-cell>
          <table:table-cell office:value-type="float" office:value="1473">
            <text:p>1473</text:p>
          </table:table-cell>
          <table:table-cell office:value-type="float" office:value="3582">
            <text:p>3582</text:p>
          </table:table-cell>
          <table:table-cell office:value-type="float" office:value="219.567">
            <text:p>219,57</text:p>
          </table:table-cell>
          <table:table-cell table:formula="oooc:=[.H83]/[.C83]" office:value-type="float" office:value="71.64">
            <text:p>71,64</text:p>
          </table:table-cell>
          <table:table-cell table:formula="oooc:=[.H83]/[.D83]" office:value-type="float" office:value="10.4127906976744">
            <text:p>10,41</text:p>
          </table:table-cell>
          <table:table-cell table:formula="oooc:=[.H83]/[.E83]" office:value-type="float" office:value="2.2152133580705">
            <text:p>2,22</text:p>
          </table:table-cell>
          <table:table-cell table:formula="oooc:=[.I83]" office:value-type="float" office:value="219.567">
            <text:p>219,57</text:p>
          </table:table-cell>
          <table:table-cell table:formula="oooc:=[.D83]/[.C83]" office:value-type="float" office:value="6.88">
            <text:p>6,88</text:p>
          </table:table-cell>
          <table:table-cell table:number-columns-repeated="242"/>
        </table:table-row>
        <table:table-row table:style-name="ro1">
          <table:covered-table-cell/>
          <table:table-cell table:formula="oooc:=[.B73]" office:value-type="string" office:string-value="Maraun">
            <text:p>Maraun</text:p>
          </table:table-cell>
          <table:table-cell office:value-type="float" office:value="94">
            <text:p>94</text:p>
          </table:table-cell>
          <table:table-cell office:value-type="float" office:value="763">
            <text:p>763</text:p>
          </table:table-cell>
          <table:table-cell office:value-type="float" office:value="3593">
            <text:p>3593</text:p>
          </table:table-cell>
          <table:table-cell office:value-type="float" office:value="4559">
            <text:p>4559</text:p>
          </table:table-cell>
          <table:table-cell office:value-type="float" office:value="2872">
            <text:p>2872</text:p>
          </table:table-cell>
          <table:table-cell office:value-type="float" office:value="7431">
            <text:p>7431</text:p>
          </table:table-cell>
          <table:table-cell office:value-type="float" office:value="107.794">
            <text:p>107,79</text:p>
          </table:table-cell>
          <table:table-cell table:formula="oooc:=[.H84]/[.C84]" office:value-type="float" office:value="79.0531914893617">
            <text:p>79,05</text:p>
          </table:table-cell>
          <table:table-cell table:formula="oooc:=[.H84]/[.D84]" office:value-type="float" office:value="9.7391874180865">
            <text:p>9,74</text:p>
          </table:table-cell>
          <table:table-cell table:formula="oooc:=[.H84]/[.E84]" office:value-type="float" office:value="2.06818814361258">
            <text:p>2,07</text:p>
          </table:table-cell>
          <table:table-cell table:formula="oooc:=[.I84]" office:value-type="float" office:value="107.794">
            <text:p>107,79</text:p>
          </table:table-cell>
          <table:table-cell table:formula="oooc:=[.D84]/[.C84]" office:value-type="float" office:value="8.11702127659575">
            <text:p>8,12</text:p>
          </table:table-cell>
          <table:table-cell table:number-columns-repeated="242"/>
        </table:table-row>
        <table:table-row table:style-name="ro1">
          <table:covered-table-cell/>
          <table:table-cell table:formula="oooc:=[.B74]" office:value-type="string" office:string-value="Mergel">
            <text:p>Mergel</text:p>
          </table:table-cell>
          <table:table-cell office:value-type="float" office:value="98">
            <text:p>98</text:p>
          </table:table-cell>
          <table:table-cell office:value-type="float" office:value="850">
            <text:p>850</text:p>
          </table:table-cell>
          <table:table-cell office:value-type="float" office:value="3980">
            <text:p>3980</text:p>
          </table:table-cell>
          <table:table-cell office:value-type="float" office:value="5048">
            <text:p>5048</text:p>
          </table:table-cell>
          <table:table-cell office:value-type="float" office:value="2065">
            <text:p>2065</text:p>
          </table:table-cell>
          <table:table-cell office:value-type="float" office:value="7113">
            <text:p>7113</text:p>
          </table:table-cell>
          <table:table-cell office:value-type="float" office:value="24.817">
            <text:p>24,82</text:p>
          </table:table-cell>
          <table:table-cell table:formula="oooc:=[.H85]/[.C85]" office:value-type="float" office:value="72.5816326530612">
            <text:p>72,58</text:p>
          </table:table-cell>
          <table:table-cell table:formula="oooc:=[.H85]/[.D85]" office:value-type="float" office:value="8.36823529411765">
            <text:p>8,37</text:p>
          </table:table-cell>
          <table:table-cell table:formula="oooc:=[.H85]/[.E85]" office:value-type="float" office:value="1.78718592964824">
            <text:p>1,79</text:p>
          </table:table-cell>
          <table:table-cell table:formula="oooc:=[.I85]" office:value-type="float" office:value="24.817">
            <text:p>24,82</text:p>
          </table:table-cell>
          <table:table-cell table:formula="oooc:=[.D85]/[.C85]" office:value-type="float" office:value="8.6734693877551">
            <text:p>8,67</text:p>
          </table:table-cell>
          <table:table-cell table:number-columns-repeated="242"/>
        </table:table-row>
        <table:table-row table:style-name="ro1">
          <table:covered-table-cell/>
          <table:table-cell table:formula="oooc:=[.B75]" office:value-type="string" office:string-value="Richter">
            <text:p>Richter</text:p>
          </table:table-cell>
          <table:table-cell office:value-type="float" office:value="93">
            <text:p>93</text:p>
          </table:table-cell>
          <table:table-cell office:value-type="float" office:value="571">
            <text:p>571</text:p>
          </table:table-cell>
          <table:table-cell office:value-type="float" office:value="2623">
            <text:p>2623</text:p>
          </table:table-cell>
          <table:table-cell office:value-type="float" office:value="3326">
            <text:p>3326</text:p>
          </table:table-cell>
          <table:table-cell office:value-type="float" office:value="2204">
            <text:p>2204</text:p>
          </table:table-cell>
          <table:table-cell office:value-type="float" office:value="5530">
            <text:p>5530</text:p>
          </table:table-cell>
          <table:table-cell office:value-type="float" office:value="76.462">
            <text:p>76,46</text:p>
          </table:table-cell>
          <table:table-cell table:formula="oooc:=[.H86]/[.C86]" office:value-type="float" office:value="59.4623655913979">
            <text:p>59,46</text:p>
          </table:table-cell>
          <table:table-cell table:formula="oooc:=[.H86]/[.D86]" office:value-type="float" office:value="9.68476357267951">
            <text:p>9,68</text:p>
          </table:table-cell>
          <table:table-cell table:formula="oooc:=[.H86]/[.E86]" office:value-type="float" office:value="2.10827296988181">
            <text:p>2,11</text:p>
          </table:table-cell>
          <table:table-cell table:formula="oooc:=[.I86]" office:value-type="float" office:value="76.462">
            <text:p>76,46</text:p>
          </table:table-cell>
          <table:table-cell table:formula="oooc:=[.D86]/[.C86]" office:value-type="float" office:value="6.13978494623656">
            <text:p>6,14</text:p>
          </table:table-cell>
          <table:table-cell table:number-columns-repeated="242"/>
        </table:table-row>
        <table:table-row table:style-name="ro1">
          <table:covered-table-cell/>
          <table:table-cell table:formula="oooc:=[.B76]" office:value-type="string" office:string-value="Roth">
            <text:p>Roth</text:p>
          </table:table-cell>
          <table:table-cell table:style-name="ce16" office:value-type="float" office:value="66">
            <text:p>66</text:p>
          </table:table-cell>
          <table:table-cell office:value-type="float" office:value="369">
            <text:p>369</text:p>
          </table:table-cell>
          <table:table-cell office:value-type="float" office:value="1713">
            <text:p>1713</text:p>
          </table:table-cell>
          <table:table-cell office:value-type="float" office:value="2226">
            <text:p>2226</text:p>
          </table:table-cell>
          <table:table-cell office:value-type="float" office:value="1625">
            <text:p>1625</text:p>
          </table:table-cell>
          <table:table-cell office:value-type="float" office:value="3851">
            <text:p>3851</text:p>
          </table:table-cell>
          <table:table-cell office:value-type="float" office:value="301.899">
            <text:p>301,9</text:p>
          </table:table-cell>
          <table:table-cell table:formula="oooc:=[.H87]/[.C87]" office:value-type="float" office:value="58.3484848484849">
            <text:p>58,35</text:p>
          </table:table-cell>
          <table:table-cell table:formula="oooc:=[.H87]/[.D87]" office:value-type="float" office:value="10.4363143631436">
            <text:p>10,44</text:p>
          </table:table-cell>
          <table:table-cell table:formula="oooc:=[.H87]/[.E87]" office:value-type="float" office:value="2.24810274372446">
            <text:p>2,25</text:p>
          </table:table-cell>
          <table:table-cell table:formula="oooc:=[.I87]" office:value-type="float" office:value="301.899">
            <text:p>301,9</text:p>
          </table:table-cell>
          <table:table-cell table:formula="oooc:=[.D87]/[.C87]" office:value-type="float" office:value="5.59090909090909">
            <text:p>5,59</text:p>
          </table:table-cell>
          <table:table-cell table:number-columns-repeated="242"/>
        </table:table-row>
        <table:table-row table:style-name="ro1">
          <table:covered-table-cell/>
          <table:table-cell table:formula="oooc:=[.B77]" office:value-type="string" office:string-value="Sommer">
            <text:p>Sommer</text:p>
          </table:table-cell>
          <table:table-cell office:value-type="float" office:value="99">
            <text:p>99</text:p>
          </table:table-cell>
          <table:table-cell office:value-type="float" office:value="639">
            <text:p>639</text:p>
          </table:table-cell>
          <table:table-cell office:value-type="float" office:value="3020">
            <text:p>3020</text:p>
          </table:table-cell>
          <table:table-cell office:value-type="float" office:value="3772">
            <text:p>3772</text:p>
          </table:table-cell>
          <table:table-cell office:value-type="float" office:value="2789">
            <text:p>2789</text:p>
          </table:table-cell>
          <table:table-cell office:value-type="float" office:value="6561">
            <text:p>6561</text:p>
          </table:table-cell>
          <table:table-cell office:value-type="float" office:value="399.21">
            <text:p>399,21</text:p>
          </table:table-cell>
          <table:table-cell table:formula="oooc:=[.H88]/[.C88]" office:value-type="float" office:value="66.2727272727273">
            <text:p>66,27</text:p>
          </table:table-cell>
          <table:table-cell table:formula="oooc:=[.H88]/[.D88]" office:value-type="float" office:value="10.2676056338028">
            <text:p>10,27</text:p>
          </table:table-cell>
          <table:table-cell table:formula="oooc:=[.H88]/[.E88]" office:value-type="float" office:value="2.17251655629139">
            <text:p>2,17</text:p>
          </table:table-cell>
          <table:table-cell table:formula="oooc:=[.I88]" office:value-type="float" office:value="399.21">
            <text:p>399,21</text:p>
          </table:table-cell>
          <table:table-cell table:formula="oooc:=[.D88]/[.C88]" office:value-type="float" office:value="6.45454545454545">
            <text:p>6,45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78]" office:value-type="string" office:string-value="Wagenführ">
            <text:p>Wagenführ</text:p>
          </table:table-cell>
          <table:table-cell table:style-name="ce17" office:value-type="float" office:value="92">
            <text:p>92</text:p>
          </table:table-cell>
          <table:table-cell table:style-name="ce26" office:value-type="float" office:value="759">
            <text:p>759</text:p>
          </table:table-cell>
          <table:table-cell table:style-name="ce26" office:value-type="float" office:value="3690">
            <text:p>3690</text:p>
          </table:table-cell>
          <table:table-cell table:style-name="ce26" office:value-type="float" office:value="4533">
            <text:p>4533</text:p>
          </table:table-cell>
          <table:table-cell table:style-name="ce26" office:value-type="float" office:value="3131">
            <text:p>3131</text:p>
          </table:table-cell>
          <table:table-cell table:style-name="ce26" office:value-type="float" office:value="7664">
            <text:p>7664</text:p>
          </table:table-cell>
          <table:table-cell table:style-name="ce26" office:value-type="float" office:value="108.97">
            <text:p>108,97</text:p>
          </table:table-cell>
          <table:table-cell table:style-name="ce17" table:formula="oooc:=[.H89]/[.C89]" office:value-type="float" office:value="83.3043478260869">
            <text:p>83,3</text:p>
          </table:table-cell>
          <table:table-cell table:style-name="ce26" table:formula="oooc:=[.H89]/[.D89]" office:value-type="float" office:value="10.0974967061924">
            <text:p>10,1</text:p>
          </table:table-cell>
          <table:table-cell table:style-name="ce26" table:formula="oooc:=[.H89]/[.E89]" office:value-type="float" office:value="2.0769647696477">
            <text:p>2,08</text:p>
          </table:table-cell>
          <table:table-cell table:style-name="ce26" table:formula="oooc:=[.I89]" office:value-type="float" office:value="108.97">
            <text:p>108,97</text:p>
          </table:table-cell>
          <table:table-cell table:style-name="ce26" table:formula="oooc:=[.D89]/[.C89]" office:value-type="float" office:value="8.25">
            <text:p>8,2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5" office:value-type="string" table:number-columns-spanned="1" table:number-rows-spanned="11">
            <text:p>oily</text:p>
          </table:table-cell>
          <table:table-cell table:formula="oooc:=[.B79]" office:value-type="string" office:string-value="Agner">
            <text:p>Agner</text:p>
          </table:table-cell>
          <table:table-cell office:value-type="float" office:value="86">
            <text:p>86</text:p>
          </table:table-cell>
          <table:table-cell office:value-type="float" office:value="1666">
            <text:p>1666</text:p>
          </table:table-cell>
          <table:table-cell office:value-type="float" office:value="8146">
            <text:p>8146</text:p>
          </table:table-cell>
          <table:table-cell office:value-type="float" office:value="7983">
            <text:p>7983</text:p>
          </table:table-cell>
          <table:table-cell office:value-type="float" office:value="5635">
            <text:p>5635</text:p>
          </table:table-cell>
          <table:table-cell office:value-type="float" office:value="13618">
            <text:p>13618</text:p>
          </table:table-cell>
          <table:table-cell office:value-type="float" office:value="1077.8">
            <text:p>1077,8</text:p>
          </table:table-cell>
          <table:table-cell table:formula="oooc:=[.H90]/[.C90]" office:value-type="float" office:value="158.348837209302">
            <text:p>158,35</text:p>
          </table:table-cell>
          <table:table-cell table:formula="oooc:=[.H90]/[.D90]" office:value-type="float" office:value="8.17406962785114">
            <text:p>8,17</text:p>
          </table:table-cell>
          <table:table-cell table:formula="oooc:=[.H90]/[.E90]" office:value-type="float" office:value="1.67174073164743">
            <text:p>1,67</text:p>
          </table:table-cell>
          <table:table-cell table:formula="oooc:=[.I90]" office:value-type="float" office:value="1077.8">
            <text:p>1077,8</text:p>
          </table:table-cell>
          <table:table-cell table:formula="oooc:=[.D90]/[.C90]" office:value-type="float" office:value="19.3720930232558">
            <text:p>19,37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80]" office:value-type="string" office:string-value="Fuest">
            <text:p>Fuest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2025">
            <text:p>2025</text:p>
          </table:table-cell>
          <table:table-cell office:value-type="float" office:value="2275">
            <text:p>2275</text:p>
          </table:table-cell>
          <table:table-cell office:value-type="float" office:value="1683">
            <text:p>1683</text:p>
          </table:table-cell>
          <table:table-cell office:value-type="float" office:value="3958">
            <text:p>3958</text:p>
          </table:table-cell>
          <table:table-cell office:value-type="float" office:value="86.431">
            <text:p>86,43</text:p>
          </table:table-cell>
          <table:table-cell table:formula="oooc:=[.H91]/[.C91]" office:value-type="float" office:value="39.58">
            <text:p>39,58</text:p>
          </table:table-cell>
          <table:table-cell table:formula="oooc:=[.H91]/[.D91]" office:value-type="float" office:value="8.79555555555556">
            <text:p>8,8</text:p>
          </table:table-cell>
          <table:table-cell table:formula="oooc:=[.H91]/[.E91]" office:value-type="float" office:value="1.95456790123457">
            <text:p>1,95</text:p>
          </table:table-cell>
          <table:table-cell table:formula="oooc:=[.I91]" office:value-type="float" office:value="86.431">
            <text:p>86,43</text:p>
          </table:table-cell>
          <table:table-cell table:formula="oooc:=[.D91]/[.C91]" office:value-type="float" office:value="4.5">
            <text:p>4,5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81]" office:value-type="string" office:string-value="Gosmann">
            <text:p>Gosmann</text:p>
          </table:table-cell>
          <table:table-cell office:value-type="float" office:value="73">
            <text:p>73</text:p>
          </table:table-cell>
          <table:table-cell office:value-type="float" office:value="915">
            <text:p>915</text:p>
          </table:table-cell>
          <table:table-cell office:value-type="float" office:value="4443">
            <text:p>4443</text:p>
          </table:table-cell>
          <table:table-cell office:value-type="float" office:value="4440">
            <text:p>4440</text:p>
          </table:table-cell>
          <table:table-cell office:value-type="float" office:value="4159">
            <text:p>4159</text:p>
          </table:table-cell>
          <table:table-cell office:value-type="float" office:value="8599">
            <text:p>8599</text:p>
          </table:table-cell>
          <table:table-cell office:value-type="float" office:value="910.154">
            <text:p>910,15</text:p>
          </table:table-cell>
          <table:table-cell table:formula="oooc:=[.H92]/[.C92]" office:value-type="float" office:value="117.794520547945">
            <text:p>117,79</text:p>
          </table:table-cell>
          <table:table-cell table:formula="oooc:=[.H92]/[.D92]" office:value-type="float" office:value="9.39781420765027">
            <text:p>9,4</text:p>
          </table:table-cell>
          <table:table-cell table:formula="oooc:=[.H92]/[.E92]" office:value-type="float" office:value="1.93540400630205">
            <text:p>1,94</text:p>
          </table:table-cell>
          <table:table-cell table:formula="oooc:=[.I92]" office:value-type="float" office:value="910.154">
            <text:p>910,15</text:p>
          </table:table-cell>
          <table:table-cell table:formula="oooc:=[.D92]/[.C92]" office:value-type="float" office:value="12.5342465753425">
            <text:p>12,53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82]" office:value-type="string" office:string-value="Hubmer">
            <text:p>Hubmer</text:p>
          </table:table-cell>
          <table:table-cell office:value-type="float" office:value="99">
            <text:p>99</text:p>
          </table:table-cell>
          <table:table-cell office:value-type="float" office:value="461">
            <text:p>461</text:p>
          </table:table-cell>
          <table:table-cell office:value-type="float" office:value="2049">
            <text:p>2049</text:p>
          </table:table-cell>
          <table:table-cell office:value-type="float" office:value="2381">
            <text:p>2381</text:p>
          </table:table-cell>
          <table:table-cell office:value-type="float" office:value="2119">
            <text:p>2119</text:p>
          </table:table-cell>
          <table:table-cell office:value-type="float" office:value="4500">
            <text:p>4500</text:p>
          </table:table-cell>
          <table:table-cell office:value-type="float" office:value="104.66">
            <text:p>104,66</text:p>
          </table:table-cell>
          <table:table-cell table:formula="oooc:=[.H93]/[.C93]" office:value-type="float" office:value="45.4545454545455">
            <text:p>45,45</text:p>
          </table:table-cell>
          <table:table-cell table:formula="oooc:=[.H93]/[.D93]" office:value-type="float" office:value="9.76138828633406">
            <text:p>9,76</text:p>
          </table:table-cell>
          <table:table-cell table:formula="oooc:=[.H93]/[.E93]" office:value-type="float" office:value="2.19619326500732">
            <text:p>2,2</text:p>
          </table:table-cell>
          <table:table-cell table:formula="oooc:=[.I93]" office:value-type="float" office:value="104.66">
            <text:p>104,66</text:p>
          </table:table-cell>
          <table:table-cell table:formula="oooc:=[.D93]/[.C93]" office:value-type="float" office:value="4.65656565656566">
            <text:p>4,66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83]" office:value-type="string" office:string-value="Jährig">
            <text:p>Jährig</text:p>
          </table:table-cell>
          <table:table-cell office:value-type="float" office:value="76">
            <text:p>76</text:p>
          </table:table-cell>
          <table:table-cell office:value-type="float" office:value="1210">
            <text:p>1210</text:p>
          </table:table-cell>
          <table:table-cell office:value-type="float" office:value="5868">
            <text:p>5868</text:p>
          </table:table-cell>
          <table:table-cell office:value-type="float" office:value="5433">
            <text:p>5433</text:p>
          </table:table-cell>
          <table:table-cell office:value-type="float" office:value="3660">
            <text:p>3660</text:p>
          </table:table-cell>
          <table:table-cell office:value-type="float" office:value="9093">
            <text:p>9093</text:p>
          </table:table-cell>
          <table:table-cell office:value-type="float" office:value="3301.32">
            <text:p>3301,32</text:p>
          </table:table-cell>
          <table:table-cell table:formula="oooc:=[.H94]/[.C94]" office:value-type="float" office:value="119.644736842105">
            <text:p>119,64</text:p>
          </table:table-cell>
          <table:table-cell table:formula="oooc:=[.H94]/[.D94]" office:value-type="float" office:value="7.51487603305785">
            <text:p>7,51</text:p>
          </table:table-cell>
          <table:table-cell table:formula="oooc:=[.H94]/[.E94]" office:value-type="float" office:value="1.54959100204499">
            <text:p>1,55</text:p>
          </table:table-cell>
          <table:table-cell table:formula="oooc:=[.I94]" office:value-type="float" office:value="3301.32">
            <text:p>3301,32</text:p>
          </table:table-cell>
          <table:table-cell table:formula="oooc:=[.D94]/[.C94]" office:value-type="float" office:value="15.9210526315789">
            <text:p>15,92</text:p>
          </table:table-cell>
          <table:table-cell table:number-columns-repeated="242"/>
        </table:table-row>
        <table:table-row table:style-name="ro1">
          <table:covered-table-cell/>
          <table:table-cell table:formula="oooc:=[.B84]" office:value-type="string" office:string-value="Maraun">
            <text:p>Maraun</text:p>
          </table:table-cell>
          <table:table-cell office:value-type="float" office:value="100">
            <text:p>100</text:p>
          </table:table-cell>
          <table:table-cell office:value-type="float" office:value="447">
            <text:p>447</text:p>
          </table:table-cell>
          <table:table-cell office:value-type="float" office:value="2105">
            <text:p>2105</text:p>
          </table:table-cell>
          <table:table-cell office:value-type="float" office:value="2263">
            <text:p>2263</text:p>
          </table:table-cell>
          <table:table-cell office:value-type="float" office:value="1991">
            <text:p>1991</text:p>
          </table:table-cell>
          <table:table-cell office:value-type="float" office:value="4254">
            <text:p>4254</text:p>
          </table:table-cell>
          <table:table-cell office:value-type="float" office:value="64.548">
            <text:p>64,55</text:p>
          </table:table-cell>
          <table:table-cell table:formula="oooc:=[.H95]/[.C95]" office:value-type="float" office:value="42.54">
            <text:p>42,54</text:p>
          </table:table-cell>
          <table:table-cell table:formula="oooc:=[.H95]/[.D95]" office:value-type="float" office:value="9.51677852348993">
            <text:p>9,52</text:p>
          </table:table-cell>
          <table:table-cell table:formula="oooc:=[.H95]/[.E95]" office:value-type="float" office:value="2.0209026128266">
            <text:p>2,02</text:p>
          </table:table-cell>
          <table:table-cell table:formula="oooc:=[.I95]" office:value-type="float" office:value="64.548">
            <text:p>64,55</text:p>
          </table:table-cell>
          <table:table-cell table:formula="oooc:=[.D95]/[.C95]" office:value-type="float" office:value="4.47">
            <text:p>4,47</text:p>
          </table:table-cell>
          <table:table-cell table:number-columns-repeated="242"/>
        </table:table-row>
        <table:table-row table:style-name="ro1">
          <table:covered-table-cell/>
          <table:table-cell table:formula="oooc:=[.B85]" office:value-type="string" office:string-value="Mergel">
            <text:p>Mergel</text:p>
          </table:table-cell>
          <table:table-cell office:value-type="float" office:value="99">
            <text:p>99</text:p>
          </table:table-cell>
          <table:table-cell office:value-type="float" office:value="441">
            <text:p>441</text:p>
          </table:table-cell>
          <table:table-cell office:value-type="float" office:value="2001">
            <text:p>2001</text:p>
          </table:table-cell>
          <table:table-cell office:value-type="float" office:value="2149">
            <text:p>2149</text:p>
          </table:table-cell>
          <table:table-cell office:value-type="float" office:value="1599">
            <text:p>1599</text:p>
          </table:table-cell>
          <table:table-cell office:value-type="float" office:value="3748">
            <text:p>3748</text:p>
          </table:table-cell>
          <table:table-cell office:value-type="float" office:value="13.793">
            <text:p>13,79</text:p>
          </table:table-cell>
          <table:table-cell table:formula="oooc:=[.H96]/[.C96]" office:value-type="float" office:value="37.8585858585859">
            <text:p>37,86</text:p>
          </table:table-cell>
          <table:table-cell table:formula="oooc:=[.H96]/[.D96]" office:value-type="float" office:value="8.49886621315193">
            <text:p>8,5</text:p>
          </table:table-cell>
          <table:table-cell table:formula="oooc:=[.H96]/[.E96]" office:value-type="float" office:value="1.87306346826587">
            <text:p>1,87</text:p>
          </table:table-cell>
          <table:table-cell table:formula="oooc:=[.I96]" office:value-type="float" office:value="13.793">
            <text:p>13,79</text:p>
          </table:table-cell>
          <table:table-cell table:formula="oooc:=[.D96]/[.C96]" office:value-type="float" office:value="4.45454545454545">
            <text:p>4,45</text:p>
          </table:table-cell>
          <table:table-cell table:number-columns-repeated="242"/>
        </table:table-row>
        <table:table-row table:style-name="ro1">
          <table:covered-table-cell/>
          <table:table-cell table:formula="oooc:=[.B86]" office:value-type="string" office:string-value="Richter">
            <text:p>Richter</text:p>
          </table:table-cell>
          <table:table-cell office:value-type="float" office:value="100">
            <text:p>100</text:p>
          </table:table-cell>
          <table:table-cell office:value-type="float" office:value="424">
            <text:p>424</text:p>
          </table:table-cell>
          <table:table-cell office:value-type="float" office:value="1894">
            <text:p>1894</text:p>
          </table:table-cell>
          <table:table-cell office:value-type="float" office:value="2219">
            <text:p>2219</text:p>
          </table:table-cell>
          <table:table-cell office:value-type="float" office:value="1962">
            <text:p>1962</text:p>
          </table:table-cell>
          <table:table-cell office:value-type="float" office:value="4181">
            <text:p>4181</text:p>
          </table:table-cell>
          <table:table-cell office:value-type="float" office:value="62.296">
            <text:p>62,3</text:p>
          </table:table-cell>
          <table:table-cell table:formula="oooc:=[.H97]/[.C97]" office:value-type="float" office:value="41.81">
            <text:p>41,81</text:p>
          </table:table-cell>
          <table:table-cell table:formula="oooc:=[.H97]/[.D97]" office:value-type="float" office:value="9.86084905660377">
            <text:p>9,86</text:p>
          </table:table-cell>
          <table:table-cell table:formula="oooc:=[.H97]/[.E97]" office:value-type="float" office:value="2.20749736008448">
            <text:p>2,21</text:p>
          </table:table-cell>
          <table:table-cell table:formula="oooc:=[.I97]" office:value-type="float" office:value="62.296">
            <text:p>62,3</text:p>
          </table:table-cell>
          <table:table-cell table:formula="oooc:=[.D97]/[.C97]" office:value-type="float" office:value="4.24">
            <text:p>4,24</text:p>
          </table:table-cell>
          <table:table-cell table:number-columns-repeated="242"/>
        </table:table-row>
        <table:table-row table:style-name="ro1">
          <table:covered-table-cell/>
          <table:table-cell table:formula="oooc:=[.B87]" office:value-type="string" office:string-value="Roth">
            <text:p>Roth</text:p>
          </table:table-cell>
          <table:table-cell table:style-name="ce16" office:value-type="float" office:value="91">
            <text:p>91</text:p>
          </table:table-cell>
          <table:table-cell office:value-type="float" office:value="1806">
            <text:p>1806</text:p>
          </table:table-cell>
          <table:table-cell office:value-type="float" office:value="8846">
            <text:p>8846</text:p>
          </table:table-cell>
          <table:table-cell office:value-type="float" office:value="8216">
            <text:p>8216</text:p>
          </table:table-cell>
          <table:table-cell office:value-type="float" office:value="6636">
            <text:p>6636</text:p>
          </table:table-cell>
          <table:table-cell office:value-type="float" office:value="14852">
            <text:p>14852</text:p>
          </table:table-cell>
          <table:table-cell office:value-type="float" office:value="1657.67">
            <text:p>1657,67</text:p>
          </table:table-cell>
          <table:table-cell table:formula="oooc:=[.H98]/[.C98]" office:value-type="float" office:value="163.208791208791">
            <text:p>163,21</text:p>
          </table:table-cell>
          <table:table-cell table:formula="oooc:=[.H98]/[.D98]" office:value-type="float" office:value="8.22369878183832">
            <text:p>8,22</text:p>
          </table:table-cell>
          <table:table-cell table:formula="oooc:=[.H98]/[.E98]" office:value-type="float" office:value="1.67895093827719">
            <text:p>1,68</text:p>
          </table:table-cell>
          <table:table-cell table:formula="oooc:=[.I98]" office:value-type="float" office:value="1657.67">
            <text:p>1657,67</text:p>
          </table:table-cell>
          <table:table-cell table:formula="oooc:=[.D98]/[.C98]" office:value-type="float" office:value="19.8461538461538">
            <text:p>19,85</text:p>
          </table:table-cell>
          <table:table-cell table:number-columns-repeated="242"/>
        </table:table-row>
        <table:table-row table:style-name="ro1">
          <table:covered-table-cell/>
          <table:table-cell table:formula="oooc:=[.B88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431">
            <text:p>431</text:p>
          </table:table-cell>
          <table:table-cell office:value-type="float" office:value="1890">
            <text:p>1890</text:p>
          </table:table-cell>
          <table:table-cell office:value-type="float" office:value="2185">
            <text:p>2185</text:p>
          </table:table-cell>
          <table:table-cell office:value-type="float" office:value="1775">
            <text:p>1775</text:p>
          </table:table-cell>
          <table:table-cell office:value-type="float" office:value="3960">
            <text:p>3960</text:p>
          </table:table-cell>
          <table:table-cell office:value-type="float" office:value="273.239">
            <text:p>273,24</text:p>
          </table:table-cell>
          <table:table-cell table:formula="oooc:=[.H99]/[.C99]" office:value-type="float" office:value="39.6">
            <text:p>39,6</text:p>
          </table:table-cell>
          <table:table-cell table:formula="oooc:=[.H99]/[.D99]" office:value-type="float" office:value="9.18793503480278">
            <text:p>9,19</text:p>
          </table:table-cell>
          <table:table-cell table:formula="oooc:=[.H99]/[.E99]" office:value-type="float" office:value="2.0952380952381">
            <text:p>2,1</text:p>
          </table:table-cell>
          <table:table-cell table:formula="oooc:=[.I99]" office:value-type="float" office:value="273.239">
            <text:p>273,24</text:p>
          </table:table-cell>
          <table:table-cell table:formula="oooc:=[.D99]/[.C99]" office:value-type="float" office:value="4.31">
            <text:p>4,31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89]" office:value-type="string" office:string-value="Wagenführ">
            <text:p>Wagenführ</text:p>
          </table:table-cell>
          <table:table-cell table:style-name="ce17" office:value-type="float" office:value="99">
            <text:p>99</text:p>
          </table:table-cell>
          <table:table-cell table:style-name="ce26" office:value-type="float" office:value="466">
            <text:p>466</text:p>
          </table:table-cell>
          <table:table-cell table:style-name="ce26" office:value-type="float" office:value="2230">
            <text:p>2230</text:p>
          </table:table-cell>
          <table:table-cell table:style-name="ce26" office:value-type="float" office:value="2462">
            <text:p>2462</text:p>
          </table:table-cell>
          <table:table-cell table:style-name="ce26" office:value-type="float" office:value="2137">
            <text:p>2137</text:p>
          </table:table-cell>
          <table:table-cell table:style-name="ce26" office:value-type="float" office:value="4599">
            <text:p>4599</text:p>
          </table:table-cell>
          <table:table-cell table:style-name="ce26" office:value-type="float" office:value="62.387">
            <text:p>62,39</text:p>
          </table:table-cell>
          <table:table-cell table:style-name="ce17" table:formula="oooc:=[.H100]/[.C100]" office:value-type="float" office:value="46.4545454545455">
            <text:p>46,45</text:p>
          </table:table-cell>
          <table:table-cell table:style-name="ce26" table:formula="oooc:=[.H100]/[.D100]" office:value-type="float" office:value="9.86909871244635">
            <text:p>9,87</text:p>
          </table:table-cell>
          <table:table-cell table:style-name="ce26" table:formula="oooc:=[.H100]/[.E100]" office:value-type="float" office:value="2.06233183856502">
            <text:p>2,06</text:p>
          </table:table-cell>
          <table:table-cell table:style-name="ce26" table:formula="oooc:=[.I100]" office:value-type="float" office:value="62.387">
            <text:p>62,39</text:p>
          </table:table-cell>
          <table:table-cell table:style-name="ce26" table:formula="oooc:=[.D100]/[.C100]" office:value-type="float" office:value="4.70707070707071">
            <text:p>4,71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5" office:value-type="string" table:number-columns-spanned="1" table:number-rows-spanned="11">
            <text:p>pitmaze</text:p>
          </table:table-cell>
          <table:table-cell table:formula="oooc:=[.B90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898">
            <text:p>898</text:p>
          </table:table-cell>
          <table:table-cell office:value-type="float" office:value="4254">
            <text:p>4254</text:p>
          </table:table-cell>
          <table:table-cell office:value-type="float" office:value="4915">
            <text:p>4915</text:p>
          </table:table-cell>
          <table:table-cell office:value-type="float" office:value="1437">
            <text:p>1437</text:p>
          </table:table-cell>
          <table:table-cell office:value-type="float" office:value="6352">
            <text:p>6352</text:p>
          </table:table-cell>
          <table:table-cell office:value-type="float" office:value="279.47">
            <text:p>279,47</text:p>
          </table:table-cell>
          <table:table-cell table:formula="oooc:=[.H101]/[.C101]" office:value-type="float" office:value="63.52">
            <text:p>63,52</text:p>
          </table:table-cell>
          <table:table-cell table:formula="oooc:=[.H101]/[.D101]" office:value-type="float" office:value="7.07349665924276">
            <text:p>7,07</text:p>
          </table:table-cell>
          <table:table-cell table:formula="oooc:=[.H101]/[.E101]" office:value-type="float" office:value="1.49318288669488">
            <text:p>1,49</text:p>
          </table:table-cell>
          <table:table-cell table:formula="oooc:=[.I101]" office:value-type="float" office:value="279.47">
            <text:p>279,47</text:p>
          </table:table-cell>
          <table:table-cell table:formula="oooc:=[.D101]/[.C101]" office:value-type="float" office:value="8.98">
            <text:p>8,98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91]" office:value-type="string" office:string-value="Fuest">
            <text:p>Fuest</text:p>
          </table:table-cell>
          <table:table-cell office:value-type="float" office:value="84">
            <text:p>84</text:p>
          </table:table-cell>
          <table:table-cell office:value-type="float" office:value="516">
            <text:p>516</text:p>
          </table:table-cell>
          <table:table-cell office:value-type="float" office:value="2368">
            <text:p>2368</text:p>
          </table:table-cell>
          <table:table-cell office:value-type="float" office:value="2936">
            <text:p>2936</text:p>
          </table:table-cell>
          <table:table-cell office:value-type="float" office:value="704">
            <text:p>704</text:p>
          </table:table-cell>
          <table:table-cell office:value-type="float" office:value="3640">
            <text:p>3640</text:p>
          </table:table-cell>
          <table:table-cell office:value-type="float" office:value="97.256">
            <text:p>97,26</text:p>
          </table:table-cell>
          <table:table-cell table:formula="oooc:=[.H102]/[.C102]" office:value-type="float" office:value="43.3333333333333">
            <text:p>43,33</text:p>
          </table:table-cell>
          <table:table-cell table:formula="oooc:=[.H102]/[.D102]" office:value-type="float" office:value="7.05426356589147">
            <text:p>7,05</text:p>
          </table:table-cell>
          <table:table-cell table:formula="oooc:=[.H102]/[.E102]" office:value-type="float" office:value="1.53716216216216">
            <text:p>1,54</text:p>
          </table:table-cell>
          <table:table-cell table:formula="oooc:=[.I102]" office:value-type="float" office:value="97.256">
            <text:p>97,26</text:p>
          </table:table-cell>
          <table:table-cell table:formula="oooc:=[.D102]/[.C102]" office:value-type="float" office:value="6.14285714285714">
            <text:p>6,14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92]" office:value-type="string" office:string-value="Gosmann">
            <text:p>Gosmann</text:p>
          </table:table-cell>
          <table:table-cell office:value-type="float" office:value="72">
            <text:p>72</text:p>
          </table:table-cell>
          <table:table-cell office:value-type="float" office:value="505">
            <text:p>505</text:p>
          </table:table-cell>
          <table:table-cell office:value-type="float" office:value="2385">
            <text:p>2385</text:p>
          </table:table-cell>
          <table:table-cell office:value-type="float" office:value="2991">
            <text:p>2991</text:p>
          </table:table-cell>
          <table:table-cell office:value-type="float" office:value="1035">
            <text:p>1035</text:p>
          </table:table-cell>
          <table:table-cell office:value-type="float" office:value="4026">
            <text:p>4026</text:p>
          </table:table-cell>
          <table:table-cell office:value-type="float" office:value="102.916">
            <text:p>102,92</text:p>
          </table:table-cell>
          <table:table-cell table:formula="oooc:=[.H103]/[.C103]" office:value-type="float" office:value="55.9166666666667">
            <text:p>55,92</text:p>
          </table:table-cell>
          <table:table-cell table:formula="oooc:=[.H103]/[.D103]" office:value-type="float" office:value="7.97227722772277">
            <text:p>7,97</text:p>
          </table:table-cell>
          <table:table-cell table:formula="oooc:=[.H103]/[.E103]" office:value-type="float" office:value="1.68805031446541">
            <text:p>1,69</text:p>
          </table:table-cell>
          <table:table-cell table:formula="oooc:=[.I103]" office:value-type="float" office:value="102.916">
            <text:p>102,92</text:p>
          </table:table-cell>
          <table:table-cell table:formula="oooc:=[.D103]/[.C103]" office:value-type="float" office:value="7.01388888888889">
            <text:p>7,01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93]" office:value-type="string" office:string-value="Hubmer">
            <text:p>Hubmer</text:p>
          </table:table-cell>
          <table:table-cell office:value-type="float" office:value="97">
            <text:p>97</text:p>
          </table:table-cell>
          <table:table-cell office:value-type="float" office:value="631">
            <text:p>631</text:p>
          </table:table-cell>
          <table:table-cell office:value-type="float" office:value="2909">
            <text:p>2909</text:p>
          </table:table-cell>
          <table:table-cell office:value-type="float" office:value="3605">
            <text:p>3605</text:p>
          </table:table-cell>
          <table:table-cell office:value-type="float" office:value="845">
            <text:p>845</text:p>
          </table:table-cell>
          <table:table-cell office:value-type="float" office:value="4450">
            <text:p>4450</text:p>
          </table:table-cell>
          <table:table-cell office:value-type="float" office:value="149.233">
            <text:p>149,23</text:p>
          </table:table-cell>
          <table:table-cell table:formula="oooc:=[.H104]/[.C104]" office:value-type="float" office:value="45.8762886597938">
            <text:p>45,88</text:p>
          </table:table-cell>
          <table:table-cell table:formula="oooc:=[.H104]/[.D104]" office:value-type="float" office:value="7.05229793977813">
            <text:p>7,05</text:p>
          </table:table-cell>
          <table:table-cell table:formula="oooc:=[.H104]/[.E104]" office:value-type="float" office:value="1.52973530422826">
            <text:p>1,53</text:p>
          </table:table-cell>
          <table:table-cell table:formula="oooc:=[.I104]" office:value-type="float" office:value="149.233">
            <text:p>149,23</text:p>
          </table:table-cell>
          <table:table-cell table:formula="oooc:=[.D104]/[.C104]" office:value-type="float" office:value="6.50515463917526">
            <text:p>6,51</text:p>
          </table:table-cell>
          <table:table-cell table:number-columns-repeated="242"/>
        </table:table-row>
        <table:table-row table:style-name="ro1">
          <table:covered-table-cell table:style-name="ce5"/>
          <table:table-cell table:formula="oooc:=[.B94]" office:value-type="string" office:string-value="Jährig">
            <text:p>Jährig</text:p>
          </table:table-cell>
          <table:table-cell office:value-type="float" office:value="81">
            <text:p>81</text:p>
          </table:table-cell>
          <table:table-cell office:value-type="float" office:value="682">
            <text:p>682</text:p>
          </table:table-cell>
          <table:table-cell office:value-type="float" office:value="3207">
            <text:p>3207</text:p>
          </table:table-cell>
          <table:table-cell office:value-type="float" office:value="3780">
            <text:p>3780</text:p>
          </table:table-cell>
          <table:table-cell office:value-type="float" office:value="1271">
            <text:p>1271</text:p>
          </table:table-cell>
          <table:table-cell office:value-type="float" office:value="5051">
            <text:p>5051</text:p>
          </table:table-cell>
          <table:table-cell office:value-type="float" office:value="305.764">
            <text:p>305,76</text:p>
          </table:table-cell>
          <table:table-cell table:formula="oooc:=[.H105]/[.C105]" office:value-type="float" office:value="62.358024691358">
            <text:p>62,36</text:p>
          </table:table-cell>
          <table:table-cell table:formula="oooc:=[.H105]/[.D105]" office:value-type="float" office:value="7.40615835777126">
            <text:p>7,41</text:p>
          </table:table-cell>
          <table:table-cell table:formula="oooc:=[.H105]/[.E105]" office:value-type="float" office:value="1.57499220455254">
            <text:p>1,57</text:p>
          </table:table-cell>
          <table:table-cell table:formula="oooc:=[.I105]" office:value-type="float" office:value="305.764">
            <text:p>305,76</text:p>
          </table:table-cell>
          <table:table-cell table:formula="oooc:=[.D105]/[.C105]" office:value-type="float" office:value="8.41975308641975">
            <text:p>8,42</text:p>
          </table:table-cell>
          <table:table-cell table:number-columns-repeated="242"/>
        </table:table-row>
        <table:table-row table:style-name="ro1">
          <table:covered-table-cell/>
          <table:table-cell table:formula="oooc:=[.B95]" office:value-type="string" office:string-value="Maraun">
            <text:p>Maraun</text:p>
          </table:table-cell>
          <table:table-cell office:value-type="float" office:value="96">
            <text:p>96</text:p>
          </table:table-cell>
          <table:table-cell office:value-type="float" office:value="650">
            <text:p>650</text:p>
          </table:table-cell>
          <table:table-cell office:value-type="float" office:value="3061">
            <text:p>3061</text:p>
          </table:table-cell>
          <table:table-cell office:value-type="float" office:value="3671">
            <text:p>3671</text:p>
          </table:table-cell>
          <table:table-cell office:value-type="float" office:value="1063">
            <text:p>1063</text:p>
          </table:table-cell>
          <table:table-cell office:value-type="float" office:value="4734">
            <text:p>4734</text:p>
          </table:table-cell>
          <table:table-cell office:value-type="float" office:value="91.942">
            <text:p>91,94</text:p>
          </table:table-cell>
          <table:table-cell table:formula="oooc:=[.H106]/[.C106]" office:value-type="float" office:value="49.3125">
            <text:p>49,31</text:p>
          </table:table-cell>
          <table:table-cell table:formula="oooc:=[.H106]/[.D106]" office:value-type="float" office:value="7.28307692307692">
            <text:p>7,28</text:p>
          </table:table-cell>
          <table:table-cell table:formula="oooc:=[.H106]/[.E106]" office:value-type="float" office:value="1.54655341391702">
            <text:p>1,55</text:p>
          </table:table-cell>
          <table:table-cell table:formula="oooc:=[.I106]" office:value-type="float" office:value="91.942">
            <text:p>91,94</text:p>
          </table:table-cell>
          <table:table-cell table:formula="oooc:=[.D106]/[.C106]" office:value-type="float" office:value="6.77083333333333">
            <text:p>6,77</text:p>
          </table:table-cell>
          <table:table-cell table:number-columns-repeated="242"/>
        </table:table-row>
        <table:table-row table:style-name="ro1">
          <table:covered-table-cell/>
          <table:table-cell table:formula="oooc:=[.B96]" office:value-type="string" office:string-value="Mergel">
            <text:p>Mergel</text:p>
          </table:table-cell>
          <table:table-cell office:value-type="float" office:value="96">
            <text:p>96</text:p>
          </table:table-cell>
          <table:table-cell office:value-type="float" office:value="562">
            <text:p>562</text:p>
          </table:table-cell>
          <table:table-cell office:value-type="float" office:value="2554">
            <text:p>2554</text:p>
          </table:table-cell>
          <table:table-cell office:value-type="float" office:value="3151">
            <text:p>3151</text:p>
          </table:table-cell>
          <table:table-cell office:value-type="float" office:value="705">
            <text:p>705</text:p>
          </table:table-cell>
          <table:table-cell office:value-type="float" office:value="3856">
            <text:p>3856</text:p>
          </table:table-cell>
          <table:table-cell office:value-type="float" office:value="16.936">
            <text:p>16,94</text:p>
          </table:table-cell>
          <table:table-cell table:formula="oooc:=[.H107]/[.C107]" office:value-type="float" office:value="40.1666666666667">
            <text:p>40,17</text:p>
          </table:table-cell>
          <table:table-cell table:formula="oooc:=[.H107]/[.D107]" office:value-type="float" office:value="6.86120996441281">
            <text:p>6,86</text:p>
          </table:table-cell>
          <table:table-cell table:formula="oooc:=[.H107]/[.E107]" office:value-type="float" office:value="1.5097885669538">
            <text:p>1,51</text:p>
          </table:table-cell>
          <table:table-cell table:formula="oooc:=[.I107]" office:value-type="float" office:value="16.936">
            <text:p>16,94</text:p>
          </table:table-cell>
          <table:table-cell table:formula="oooc:=[.D107]/[.C107]" office:value-type="float" office:value="5.85416666666667">
            <text:p>5,85</text:p>
          </table:table-cell>
          <table:table-cell table:number-columns-repeated="242"/>
        </table:table-row>
        <table:table-row table:style-name="ro1">
          <table:covered-table-cell/>
          <table:table-cell table:formula="oooc:=[.B97]" office:value-type="string" office:string-value="Richter">
            <text:p>Richter</text:p>
          </table:table-cell>
          <table:table-cell office:value-type="float" office:value="100">
            <text:p>100</text:p>
          </table:table-cell>
          <table:table-cell office:value-type="float" office:value="679">
            <text:p>679</text:p>
          </table:table-cell>
          <table:table-cell office:value-type="float" office:value="3131">
            <text:p>3131</text:p>
          </table:table-cell>
          <table:table-cell office:value-type="float" office:value="3714">
            <text:p>3714</text:p>
          </table:table-cell>
          <table:table-cell office:value-type="float" office:value="776">
            <text:p>776</text:p>
          </table:table-cell>
          <table:table-cell office:value-type="float" office:value="4490">
            <text:p>4490</text:p>
          </table:table-cell>
          <table:table-cell office:value-type="float" office:value="79.713">
            <text:p>79,71</text:p>
          </table:table-cell>
          <table:table-cell table:formula="oooc:=[.H108]/[.C108]" office:value-type="float" office:value="44.9">
            <text:p>44,9</text:p>
          </table:table-cell>
          <table:table-cell table:formula="oooc:=[.H108]/[.D108]" office:value-type="float" office:value="6.61266568483063">
            <text:p>6,61</text:p>
          </table:table-cell>
          <table:table-cell table:formula="oooc:=[.H108]/[.E108]" office:value-type="float" office:value="1.4340466304695">
            <text:p>1,43</text:p>
          </table:table-cell>
          <table:table-cell table:formula="oooc:=[.I108]" office:value-type="float" office:value="79.713">
            <text:p>79,71</text:p>
          </table:table-cell>
          <table:table-cell table:formula="oooc:=[.D108]/[.C108]" office:value-type="float" office:value="6.79">
            <text:p>6,79</text:p>
          </table:table-cell>
          <table:table-cell table:number-columns-repeated="242"/>
        </table:table-row>
        <table:table-row table:style-name="ro1">
          <table:covered-table-cell/>
          <table:table-cell table:formula="oooc:=[.B98]" office:value-type="string" office:string-value="Roth">
            <text:p>Roth</text:p>
          </table:table-cell>
          <table:table-cell table:style-name="ce16" office:value-type="float" office:value="50">
            <text:p>50</text:p>
          </table:table-cell>
          <table:table-cell office:value-type="float" office:value="315">
            <text:p>315</text:p>
          </table:table-cell>
          <table:table-cell office:value-type="float" office:value="1456">
            <text:p>1456</text:p>
          </table:table-cell>
          <table:table-cell office:value-type="float" office:value="1828">
            <text:p>1828</text:p>
          </table:table-cell>
          <table:table-cell office:value-type="float" office:value="507">
            <text:p>507</text:p>
          </table:table-cell>
          <table:table-cell office:value-type="float" office:value="2335">
            <text:p>2335</text:p>
          </table:table-cell>
          <table:table-cell office:value-type="float" office:value="217.023">
            <text:p>217,02</text:p>
          </table:table-cell>
          <table:table-cell table:formula="oooc:=[.H109]/[.C109]" office:value-type="float" office:value="46.7">
            <text:p>46,7</text:p>
          </table:table-cell>
          <table:table-cell table:formula="oooc:=[.H109]/[.D109]" office:value-type="float" office:value="7.41269841269841">
            <text:p>7,41</text:p>
          </table:table-cell>
          <table:table-cell table:formula="oooc:=[.H109]/[.E109]" office:value-type="float" office:value="1.60370879120879">
            <text:p>1,6</text:p>
          </table:table-cell>
          <table:table-cell table:formula="oooc:=[.I109]" office:value-type="float" office:value="217.023">
            <text:p>217,02</text:p>
          </table:table-cell>
          <table:table-cell table:formula="oooc:=[.D109]/[.C109]" office:value-type="float" office:value="6.3">
            <text:p>6,3</text:p>
          </table:table-cell>
          <table:table-cell table:number-columns-repeated="242"/>
        </table:table-row>
        <table:table-row table:style-name="ro1">
          <table:covered-table-cell/>
          <table:table-cell table:formula="oooc:=[.B99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592">
            <text:p>592</text:p>
          </table:table-cell>
          <table:table-cell office:value-type="float" office:value="2671">
            <text:p>2671</text:p>
          </table:table-cell>
          <table:table-cell office:value-type="float" office:value="3405">
            <text:p>3405</text:p>
          </table:table-cell>
          <table:table-cell office:value-type="float" office:value="762">
            <text:p>762</text:p>
          </table:table-cell>
          <table:table-cell office:value-type="float" office:value="4167">
            <text:p>4167</text:p>
          </table:table-cell>
          <table:table-cell office:value-type="float" office:value="461.792">
            <text:p>461,79</text:p>
          </table:table-cell>
          <table:table-cell table:formula="oooc:=[.H110]/[.C110]" office:value-type="float" office:value="41.67">
            <text:p>41,67</text:p>
          </table:table-cell>
          <table:table-cell table:formula="oooc:=[.H110]/[.D110]" office:value-type="float" office:value="7.03885135135135">
            <text:p>7,04</text:p>
          </table:table-cell>
          <table:table-cell table:formula="oooc:=[.H110]/[.E110]" office:value-type="float" office:value="1.56008985398727">
            <text:p>1,56</text:p>
          </table:table-cell>
          <table:table-cell table:formula="oooc:=[.I110]" office:value-type="float" office:value="461.792">
            <text:p>461,79</text:p>
          </table:table-cell>
          <table:table-cell table:formula="oooc:=[.D110]/[.C110]" office:value-type="float" office:value="5.92">
            <text:p>5,92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100]" office:value-type="string" office:string-value="Wagenführ">
            <text:p>Wagenführ</text:p>
          </table:table-cell>
          <table:table-cell table:style-name="ce17" office:value-type="float" office:value="99">
            <text:p>99</text:p>
          </table:table-cell>
          <table:table-cell table:style-name="ce26" office:value-type="float" office:value="705">
            <text:p>705</text:p>
          </table:table-cell>
          <table:table-cell table:style-name="ce26" office:value-type="float" office:value="3432">
            <text:p>3432</text:p>
          </table:table-cell>
          <table:table-cell table:style-name="ce26" office:value-type="float" office:value="3978">
            <text:p>3978</text:p>
          </table:table-cell>
          <table:table-cell table:style-name="ce26" office:value-type="float" office:value="462">
            <text:p>462</text:p>
          </table:table-cell>
          <table:table-cell table:style-name="ce26" office:value-type="float" office:value="4440">
            <text:p>4440</text:p>
          </table:table-cell>
          <table:table-cell table:style-name="ce26" office:value-type="float" office:value="75.243">
            <text:p>75,24</text:p>
          </table:table-cell>
          <table:table-cell table:style-name="ce17" table:formula="oooc:=[.H111]/[.C111]" office:value-type="float" office:value="44.8484848484849">
            <text:p>44,85</text:p>
          </table:table-cell>
          <table:table-cell table:style-name="ce26" table:formula="oooc:=[.H111]/[.D111]" office:value-type="float" office:value="6.29787234042553">
            <text:p>6,3</text:p>
          </table:table-cell>
          <table:table-cell table:style-name="ce26" table:formula="oooc:=[.H111]/[.E111]" office:value-type="float" office:value="1.29370629370629">
            <text:p>1,29</text:p>
          </table:table-cell>
          <table:table-cell table:style-name="ce26" table:formula="oooc:=[.I111]" office:value-type="float" office:value="75.243">
            <text:p>75,24</text:p>
          </table:table-cell>
          <table:table-cell table:style-name="ce26" table:formula="oooc:=[.D111]/[.C111]" office:value-type="float" office:value="7.12121212121212">
            <text:p>7,12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4" office:value-type="string" table:number-columns-spanned="1" table:number-rows-spanned="11">
            <text:p>spin</text:p>
          </table:table-cell>
          <table:table-cell table:formula="oooc:=[.B101]" office:value-type="string" office:string-value="Agner">
            <text:p>Agner</text:p>
          </table:table-cell>
          <table:table-cell office:value-type="float" office:value="100">
            <text:p>100</text:p>
          </table:table-cell>
          <table:table-cell office:value-type="float" office:value="401">
            <text:p>401</text:p>
          </table:table-cell>
          <table:table-cell office:value-type="float" office:value="1793">
            <text:p>1793</text:p>
          </table:table-cell>
          <table:table-cell office:value-type="float" office:value="2351">
            <text:p>2351</text:p>
          </table:table-cell>
          <table:table-cell office:value-type="float" office:value="1103">
            <text:p>1103</text:p>
          </table:table-cell>
          <table:table-cell office:value-type="float" office:value="3454">
            <text:p>3454</text:p>
          </table:table-cell>
          <table:table-cell office:value-type="float" office:value="123.507">
            <text:p>123,51</text:p>
          </table:table-cell>
          <table:table-cell table:formula="oooc:=[.H112]/[.C112]" office:value-type="float" office:value="34.54">
            <text:p>34,54</text:p>
          </table:table-cell>
          <table:table-cell table:formula="oooc:=[.H112]/[.D112]" office:value-type="float" office:value="8.61346633416459">
            <text:p>8,61</text:p>
          </table:table-cell>
          <table:table-cell table:formula="oooc:=[.H112]/[.E112]" office:value-type="float" office:value="1.92638036809816">
            <text:p>1,93</text:p>
          </table:table-cell>
          <table:table-cell table:formula="oooc:=[.I112]" office:value-type="float" office:value="123.507">
            <text:p>123,51</text:p>
          </table:table-cell>
          <table:table-cell table:formula="oooc:=[.D112]/[.C112]" office:value-type="float" office:value="4.01">
            <text:p>4,01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02]" office:value-type="string" office:string-value="Fuest">
            <text:p>Fuest</text:p>
          </table:table-cell>
          <table:table-cell office:value-type="float" office:value="100">
            <text:p>100</text:p>
          </table:table-cell>
          <table:table-cell office:value-type="float" office:value="408">
            <text:p>408</text:p>
          </table:table-cell>
          <table:table-cell office:value-type="float" office:value="1824">
            <text:p>1824</text:p>
          </table:table-cell>
          <table:table-cell office:value-type="float" office:value="2384">
            <text:p>2384</text:p>
          </table:table-cell>
          <table:table-cell office:value-type="float" office:value="900">
            <text:p>900</text:p>
          </table:table-cell>
          <table:table-cell office:value-type="float" office:value="3284">
            <text:p>3284</text:p>
          </table:table-cell>
          <table:table-cell office:value-type="float" office:value="84.839">
            <text:p>84,84</text:p>
          </table:table-cell>
          <table:table-cell table:formula="oooc:=[.H113]/[.C113]" office:value-type="float" office:value="32.84">
            <text:p>32,84</text:p>
          </table:table-cell>
          <table:table-cell table:formula="oooc:=[.H113]/[.D113]" office:value-type="float" office:value="8.04901960784314">
            <text:p>8,05</text:p>
          </table:table-cell>
          <table:table-cell table:formula="oooc:=[.H113]/[.E113]" office:value-type="float" office:value="1.80043859649123">
            <text:p>1,8</text:p>
          </table:table-cell>
          <table:table-cell table:formula="oooc:=[.I113]" office:value-type="float" office:value="84.839">
            <text:p>84,84</text:p>
          </table:table-cell>
          <table:table-cell table:formula="oooc:=[.D113]/[.C113]" office:value-type="float" office:value="4.08">
            <text:p>4,08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03]" office:value-type="string" office:string-value="Gosmann">
            <text:p>Gosmann</text:p>
          </table:table-cell>
          <table:table-cell office:value-type="float" office:value="100">
            <text:p>100</text:p>
          </table:table-cell>
          <table:table-cell office:value-type="float" office:value="399">
            <text:p>399</text:p>
          </table:table-cell>
          <table:table-cell office:value-type="float" office:value="1838">
            <text:p>1838</text:p>
          </table:table-cell>
          <table:table-cell office:value-type="float" office:value="2400">
            <text:p>2400</text:p>
          </table:table-cell>
          <table:table-cell office:value-type="float" office:value="1046">
            <text:p>1046</text:p>
          </table:table-cell>
          <table:table-cell office:value-type="float" office:value="3446">
            <text:p>3446</text:p>
          </table:table-cell>
          <table:table-cell office:value-type="float" office:value="89.945">
            <text:p>89,95</text:p>
          </table:table-cell>
          <table:table-cell table:formula="oooc:=[.H114]/[.C114]" office:value-type="float" office:value="34.46">
            <text:p>34,46</text:p>
          </table:table-cell>
          <table:table-cell table:formula="oooc:=[.H114]/[.D114]" office:value-type="float" office:value="8.63659147869674">
            <text:p>8,64</text:p>
          </table:table-cell>
          <table:table-cell table:formula="oooc:=[.H114]/[.E114]" office:value-type="float" office:value="1.87486398258977">
            <text:p>1,87</text:p>
          </table:table-cell>
          <table:table-cell table:formula="oooc:=[.I114]" office:value-type="float" office:value="89.945">
            <text:p>89,95</text:p>
          </table:table-cell>
          <table:table-cell table:formula="oooc:=[.D114]/[.C114]" office:value-type="float" office:value="3.99">
            <text:p>3,99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04]" office:value-type="string" office:string-value="Hubmer">
            <text:p>Hubmer</text:p>
          </table:table-cell>
          <table:table-cell office:value-type="float" office:value="100">
            <text:p>100</text:p>
          </table:table-cell>
          <table:table-cell office:value-type="float" office:value="453">
            <text:p>453</text:p>
          </table:table-cell>
          <table:table-cell office:value-type="float" office:value="2018">
            <text:p>2018</text:p>
          </table:table-cell>
          <table:table-cell office:value-type="float" office:value="2724">
            <text:p>2724</text:p>
          </table:table-cell>
          <table:table-cell office:value-type="float" office:value="690">
            <text:p>690</text:p>
          </table:table-cell>
          <table:table-cell office:value-type="float" office:value="3414">
            <text:p>3414</text:p>
          </table:table-cell>
          <table:table-cell office:value-type="float" office:value="73.565">
            <text:p>73,57</text:p>
          </table:table-cell>
          <table:table-cell table:formula="oooc:=[.H115]/[.C115]" office:value-type="float" office:value="34.14">
            <text:p>34,14</text:p>
          </table:table-cell>
          <table:table-cell table:formula="oooc:=[.H115]/[.D115]" office:value-type="float" office:value="7.5364238410596">
            <text:p>7,54</text:p>
          </table:table-cell>
          <table:table-cell table:formula="oooc:=[.H115]/[.E115]" office:value-type="float" office:value="1.69177403369673">
            <text:p>1,69</text:p>
          </table:table-cell>
          <table:table-cell table:formula="oooc:=[.I115]" office:value-type="float" office:value="73.565">
            <text:p>73,57</text:p>
          </table:table-cell>
          <table:table-cell table:formula="oooc:=[.D115]/[.C115]" office:value-type="float" office:value="4.53">
            <text:p>4,53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05]" office:value-type="string" office:string-value="Jährig">
            <text:p>Jährig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1798">
            <text:p>1798</text:p>
          </table:table-cell>
          <table:table-cell office:value-type="float" office:value="2369">
            <text:p>2369</text:p>
          </table:table-cell>
          <table:table-cell office:value-type="float" office:value="1057">
            <text:p>1057</text:p>
          </table:table-cell>
          <table:table-cell office:value-type="float" office:value="3426">
            <text:p>3426</text:p>
          </table:table-cell>
          <table:table-cell office:value-type="float" office:value="166.303">
            <text:p>166,3</text:p>
          </table:table-cell>
          <table:table-cell table:formula="oooc:=[.H116]/[.C116]" office:value-type="float" office:value="34.26">
            <text:p>34,26</text:p>
          </table:table-cell>
          <table:table-cell table:formula="oooc:=[.H116]/[.D116]" office:value-type="float" office:value="8.565">
            <text:p>8,57</text:p>
          </table:table-cell>
          <table:table-cell table:formula="oooc:=[.H116]/[.E116]" office:value-type="float" office:value="1.90545050055617">
            <text:p>1,91</text:p>
          </table:table-cell>
          <table:table-cell table:formula="oooc:=[.I116]" office:value-type="float" office:value="166.303">
            <text:p>166,3</text:p>
          </table:table-cell>
          <table:table-cell table:formula="oooc:=[.D116]/[.C116]" office:value-type="float" office:value="4">
            <text:p>4</text:p>
          </table:table-cell>
          <table:table-cell table:number-columns-repeated="242"/>
        </table:table-row>
        <table:table-row table:style-name="ro1">
          <table:covered-table-cell/>
          <table:table-cell table:formula="oooc:=[.B106]" office:value-type="string" office:string-value="Maraun">
            <text:p>Maraun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office:value-type="float" office:value="1836">
            <text:p>1836</text:p>
          </table:table-cell>
          <table:table-cell office:value-type="float" office:value="2346">
            <text:p>2346</text:p>
          </table:table-cell>
          <table:table-cell office:value-type="float" office:value="1078">
            <text:p>1078</text:p>
          </table:table-cell>
          <table:table-cell office:value-type="float" office:value="3424">
            <text:p>3424</text:p>
          </table:table-cell>
          <table:table-cell office:value-type="float" office:value="58.884">
            <text:p>58,88</text:p>
          </table:table-cell>
          <table:table-cell table:formula="oooc:=[.H117]/[.C117]" office:value-type="float" office:value="34.24">
            <text:p>34,24</text:p>
          </table:table-cell>
          <table:table-cell table:formula="oooc:=[.H117]/[.D117]" office:value-type="float" office:value="8.64646464646465">
            <text:p>8,65</text:p>
          </table:table-cell>
          <table:table-cell table:formula="oooc:=[.H117]/[.E117]" office:value-type="float" office:value="1.86492374727669">
            <text:p>1,86</text:p>
          </table:table-cell>
          <table:table-cell table:formula="oooc:=[.I117]" office:value-type="float" office:value="58.884">
            <text:p>58,88</text:p>
          </table:table-cell>
          <table:table-cell table:formula="oooc:=[.D117]/[.C117]" office:value-type="float" office:value="3.96">
            <text:p>3,96</text:p>
          </table:table-cell>
          <table:table-cell table:number-columns-repeated="242"/>
        </table:table-row>
        <table:table-row table:style-name="ro1">
          <table:covered-table-cell/>
          <table:table-cell table:formula="oooc:=[.B107]" office:value-type="string" office:string-value="Mergel">
            <text:p>Mergel</text:p>
          </table:table-cell>
          <table:table-cell office:value-type="float" office:value="100">
            <text:p>100</text:p>
          </table:table-cell>
          <table:table-cell office:value-type="float" office:value="402">
            <text:p>402</text:p>
          </table:table-cell>
          <table:table-cell office:value-type="float" office:value="1769">
            <text:p>1769</text:p>
          </table:table-cell>
          <table:table-cell office:value-type="float" office:value="2357">
            <text:p>2357</text:p>
          </table:table-cell>
          <table:table-cell office:value-type="float" office:value="675">
            <text:p>675</text:p>
          </table:table-cell>
          <table:table-cell office:value-type="float" office:value="3032">
            <text:p>3032</text:p>
          </table:table-cell>
          <table:table-cell office:value-type="float" office:value="11.902">
            <text:p>11,9</text:p>
          </table:table-cell>
          <table:table-cell table:formula="oooc:=[.H118]/[.C118]" office:value-type="float" office:value="30.32">
            <text:p>30,32</text:p>
          </table:table-cell>
          <table:table-cell table:formula="oooc:=[.H118]/[.D118]" office:value-type="float" office:value="7.54228855721393">
            <text:p>7,54</text:p>
          </table:table-cell>
          <table:table-cell table:formula="oooc:=[.H118]/[.E118]" office:value-type="float" office:value="1.71396269078575">
            <text:p>1,71</text:p>
          </table:table-cell>
          <table:table-cell table:formula="oooc:=[.I118]" office:value-type="float" office:value="11.902">
            <text:p>11,9</text:p>
          </table:table-cell>
          <table:table-cell table:formula="oooc:=[.D118]/[.C118]" office:value-type="float" office:value="4.02">
            <text:p>4,02</text:p>
          </table:table-cell>
          <table:table-cell table:number-columns-repeated="242"/>
        </table:table-row>
        <table:table-row table:style-name="ro1">
          <table:covered-table-cell/>
          <table:table-cell table:formula="oooc:=[.B108]" office:value-type="string" office:string-value="Richter">
            <text:p>Richter</text:p>
          </table:table-cell>
          <table:table-cell office:value-type="float" office:value="100">
            <text:p>100</text:p>
          </table:table-cell>
          <table:table-cell office:value-type="float" office:value="395">
            <text:p>395</text:p>
          </table:table-cell>
          <table:table-cell office:value-type="float" office:value="1705">
            <text:p>1705</text:p>
          </table:table-cell>
          <table:table-cell office:value-type="float" office:value="2280">
            <text:p>2280</text:p>
          </table:table-cell>
          <table:table-cell office:value-type="float" office:value="913">
            <text:p>913</text:p>
          </table:table-cell>
          <table:table-cell office:value-type="float" office:value="3193">
            <text:p>3193</text:p>
          </table:table-cell>
          <table:table-cell office:value-type="float" office:value="52.369">
            <text:p>52,37</text:p>
          </table:table-cell>
          <table:table-cell table:formula="oooc:=[.H119]/[.C119]" office:value-type="float" office:value="31.93">
            <text:p>31,93</text:p>
          </table:table-cell>
          <table:table-cell table:formula="oooc:=[.H119]/[.D119]" office:value-type="float" office:value="8.08354430379747">
            <text:p>8,08</text:p>
          </table:table-cell>
          <table:table-cell table:formula="oooc:=[.H119]/[.E119]" office:value-type="float" office:value="1.87272727272727">
            <text:p>1,87</text:p>
          </table:table-cell>
          <table:table-cell table:formula="oooc:=[.I119]" office:value-type="float" office:value="52.369">
            <text:p>52,37</text:p>
          </table:table-cell>
          <table:table-cell table:formula="oooc:=[.D119]/[.C119]" office:value-type="float" office:value="3.95">
            <text:p>3,95</text:p>
          </table:table-cell>
          <table:table-cell table:number-columns-repeated="242"/>
        </table:table-row>
        <table:table-row table:style-name="ro1">
          <table:covered-table-cell/>
          <table:table-cell table:formula="oooc:=[.B109]" office:value-type="string" office:string-value="Roth">
            <text:p>Roth</text:p>
          </table:table-cell>
          <table:table-cell table:style-name="ce16" office:value-type="float" office:value="100">
            <text:p>100</text:p>
          </table:table-cell>
          <table:table-cell office:value-type="float" office:value="406">
            <text:p>406</text:p>
          </table:table-cell>
          <table:table-cell office:value-type="float" office:value="1832">
            <text:p>1832</text:p>
          </table:table-cell>
          <table:table-cell office:value-type="float" office:value="2396">
            <text:p>2396</text:p>
          </table:table-cell>
          <table:table-cell office:value-type="float" office:value="1159">
            <text:p>1159</text:p>
          </table:table-cell>
          <table:table-cell office:value-type="float" office:value="3555">
            <text:p>3555</text:p>
          </table:table-cell>
          <table:table-cell office:value-type="float" office:value="215.649">
            <text:p>215,65</text:p>
          </table:table-cell>
          <table:table-cell table:formula="oooc:=[.H120]/[.C120]" office:value-type="float" office:value="35.55">
            <text:p>35,55</text:p>
          </table:table-cell>
          <table:table-cell table:formula="oooc:=[.H120]/[.D120]" office:value-type="float" office:value="8.75615763546798">
            <text:p>8,76</text:p>
          </table:table-cell>
          <table:table-cell table:formula="oooc:=[.H120]/[.E120]" office:value-type="float" office:value="1.94050218340611">
            <text:p>1,94</text:p>
          </table:table-cell>
          <table:table-cell table:formula="oooc:=[.I120]" office:value-type="float" office:value="215.649">
            <text:p>215,65</text:p>
          </table:table-cell>
          <table:table-cell table:formula="oooc:=[.D120]/[.C120]" office:value-type="float" office:value="4.06">
            <text:p>4,06</text:p>
          </table:table-cell>
          <table:table-cell table:number-columns-repeated="242"/>
        </table:table-row>
        <table:table-row table:style-name="ro1">
          <table:covered-table-cell/>
          <table:table-cell table:formula="oooc:=[.B110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376">
            <text:p>376</text:p>
          </table:table-cell>
          <table:table-cell office:value-type="float" office:value="1660">
            <text:p>1660</text:p>
          </table:table-cell>
          <table:table-cell office:value-type="float" office:value="2173">
            <text:p>2173</text:p>
          </table:table-cell>
          <table:table-cell office:value-type="float" office:value="1071">
            <text:p>1071</text:p>
          </table:table-cell>
          <table:table-cell office:value-type="float" office:value="3244">
            <text:p>3244</text:p>
          </table:table-cell>
          <table:table-cell office:value-type="float" office:value="552.95">
            <text:p>552,95</text:p>
          </table:table-cell>
          <table:table-cell table:formula="oooc:=[.H121]/[.C121]" office:value-type="float" office:value="32.44">
            <text:p>32,44</text:p>
          </table:table-cell>
          <table:table-cell table:formula="oooc:=[.H121]/[.D121]" office:value-type="float" office:value="8.62765957446809">
            <text:p>8,63</text:p>
          </table:table-cell>
          <table:table-cell table:formula="oooc:=[.H121]/[.E121]" office:value-type="float" office:value="1.95421686746988">
            <text:p>1,95</text:p>
          </table:table-cell>
          <table:table-cell table:formula="oooc:=[.I121]" office:value-type="float" office:value="552.95">
            <text:p>552,95</text:p>
          </table:table-cell>
          <table:table-cell table:formula="oooc:=[.D121]/[.C121]" office:value-type="float" office:value="3.76">
            <text:p>3,76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111]" office:value-type="string" office:string-value="Wagenführ">
            <text:p>Wagenführ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426">
            <text:p>426</text:p>
          </table:table-cell>
          <table:table-cell table:style-name="ce26" office:value-type="float" office:value="2031">
            <text:p>2031</text:p>
          </table:table-cell>
          <table:table-cell table:style-name="ce26" office:value-type="float" office:value="2594">
            <text:p>2594</text:p>
          </table:table-cell>
          <table:table-cell table:style-name="ce26" office:value-type="float" office:value="1115">
            <text:p>1115</text:p>
          </table:table-cell>
          <table:table-cell table:style-name="ce26" office:value-type="float" office:value="3709">
            <text:p>3709</text:p>
          </table:table-cell>
          <table:table-cell table:style-name="ce26" office:value-type="float" office:value="57.546">
            <text:p>57,55</text:p>
          </table:table-cell>
          <table:table-cell table:style-name="ce17" table:formula="oooc:=[.H122]/[.C122]" office:value-type="float" office:value="37.09">
            <text:p>37,09</text:p>
          </table:table-cell>
          <table:table-cell table:style-name="ce26" table:formula="oooc:=[.H122]/[.D122]" office:value-type="float" office:value="8.70657276995305">
            <text:p>8,71</text:p>
          </table:table-cell>
          <table:table-cell table:style-name="ce26" table:formula="oooc:=[.H122]/[.E122]" office:value-type="float" office:value="1.82619399310684">
            <text:p>1,83</text:p>
          </table:table-cell>
          <table:table-cell table:style-name="ce26" table:formula="oooc:=[.I122]" office:value-type="float" office:value="57.546">
            <text:p>57,55</text:p>
          </table:table-cell>
          <table:table-cell table:style-name="ce26" table:formula="oooc:=[.D122]/[.C122]" office:value-type="float" office:value="4.26">
            <text:p>4,26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 table:style-name="ce4" office:value-type="string" table:number-columns-spanned="1" table:number-rows-spanned="11">
            <text:p>vault</text:p>
          </table:table-cell>
          <table:table-cell table:formula="oooc:=[.B112]" office:value-type="string" office:string-value="Agner">
            <text:p>Agner</text:p>
          </table:table-cell>
          <table:table-cell office:value-type="float" office:value="99">
            <text:p>99</text:p>
          </table:table-cell>
          <table:table-cell office:value-type="float" office:value="419">
            <text:p>419</text:p>
          </table:table-cell>
          <table:table-cell office:value-type="float" office:value="1908">
            <text:p>1908</text:p>
          </table:table-cell>
          <table:table-cell office:value-type="float" office:value="2503">
            <text:p>2503</text:p>
          </table:table-cell>
          <table:table-cell office:value-type="float" office:value="859">
            <text:p>859</text:p>
          </table:table-cell>
          <table:table-cell office:value-type="float" office:value="3362">
            <text:p>3362</text:p>
          </table:table-cell>
          <table:table-cell office:value-type="float" office:value="130.615">
            <text:p>130,62</text:p>
          </table:table-cell>
          <table:table-cell table:formula="oooc:=[.H123]/[.C123]" office:value-type="float" office:value="33.959595959596">
            <text:p>33,96</text:p>
          </table:table-cell>
          <table:table-cell table:formula="oooc:=[.H123]/[.D123]" office:value-type="float" office:value="8.02386634844869">
            <text:p>8,02</text:p>
          </table:table-cell>
          <table:table-cell table:formula="oooc:=[.H123]/[.E123]" office:value-type="float" office:value="1.76205450733753">
            <text:p>1,76</text:p>
          </table:table-cell>
          <table:table-cell table:formula="oooc:=[.I123]" office:value-type="float" office:value="130.615">
            <text:p>130,62</text:p>
          </table:table-cell>
          <table:table-cell table:formula="oooc:=[.D123]/[.C123]" office:value-type="float" office:value="4.23232323232323">
            <text:p>4,23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13]" office:value-type="string" office:string-value="Fuest">
            <text:p>Fuest</text:p>
          </table:table-cell>
          <table:table-cell office:value-type="float" office:value="99">
            <text:p>99</text:p>
          </table:table-cell>
          <table:table-cell office:value-type="float" office:value="445">
            <text:p>445</text:p>
          </table:table-cell>
          <table:table-cell office:value-type="float" office:value="2005">
            <text:p>2005</text:p>
          </table:table-cell>
          <table:table-cell office:value-type="float" office:value="2593">
            <text:p>2593</text:p>
          </table:table-cell>
          <table:table-cell office:value-type="float" office:value="788">
            <text:p>788</text:p>
          </table:table-cell>
          <table:table-cell office:value-type="float" office:value="3381">
            <text:p>3381</text:p>
          </table:table-cell>
          <table:table-cell office:value-type="float" office:value="82.567">
            <text:p>82,57</text:p>
          </table:table-cell>
          <table:table-cell table:formula="oooc:=[.H124]/[.C124]" office:value-type="float" office:value="34.1515151515151">
            <text:p>34,15</text:p>
          </table:table-cell>
          <table:table-cell table:formula="oooc:=[.H124]/[.D124]" office:value-type="float" office:value="7.59775280898876">
            <text:p>7,6</text:p>
          </table:table-cell>
          <table:table-cell table:formula="oooc:=[.H124]/[.E124]" office:value-type="float" office:value="1.68628428927681">
            <text:p>1,69</text:p>
          </table:table-cell>
          <table:table-cell table:formula="oooc:=[.I124]" office:value-type="float" office:value="82.567">
            <text:p>82,57</text:p>
          </table:table-cell>
          <table:table-cell table:formula="oooc:=[.D124]/[.C124]" office:value-type="float" office:value="4.4949494949495">
            <text:p>4,49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14]" office:value-type="string" office:string-value="Gosmann">
            <text:p>Gosmann</text:p>
          </table:table-cell>
          <table:table-cell office:value-type="float" office:value="96">
            <text:p>96</text:p>
          </table:table-cell>
          <table:table-cell office:value-type="float" office:value="417">
            <text:p>417</text:p>
          </table:table-cell>
          <table:table-cell office:value-type="float" office:value="1988">
            <text:p>1988</text:p>
          </table:table-cell>
          <table:table-cell office:value-type="float" office:value="2564">
            <text:p>2564</text:p>
          </table:table-cell>
          <table:table-cell office:value-type="float" office:value="794">
            <text:p>794</text:p>
          </table:table-cell>
          <table:table-cell office:value-type="float" office:value="3358">
            <text:p>3358</text:p>
          </table:table-cell>
          <table:table-cell office:value-type="float" office:value="73.491">
            <text:p>73,49</text:p>
          </table:table-cell>
          <table:table-cell table:formula="oooc:=[.H125]/[.C125]" office:value-type="float" office:value="34.9791666666667">
            <text:p>34,98</text:p>
          </table:table-cell>
          <table:table-cell table:formula="oooc:=[.H125]/[.D125]" office:value-type="float" office:value="8.05275779376499">
            <text:p>8,05</text:p>
          </table:table-cell>
          <table:table-cell table:formula="oooc:=[.H125]/[.E125]" office:value-type="float" office:value="1.68913480885312">
            <text:p>1,69</text:p>
          </table:table-cell>
          <table:table-cell table:formula="oooc:=[.I125]" office:value-type="float" office:value="73.491">
            <text:p>73,49</text:p>
          </table:table-cell>
          <table:table-cell table:formula="oooc:=[.D125]/[.C125]" office:value-type="float" office:value="4.34375">
            <text:p>4,34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15]" office:value-type="string" office:string-value="Hubmer">
            <text:p>Hubmer</text:p>
          </table:table-cell>
          <table:table-cell office:value-type="float" office:value="100">
            <text:p>100</text:p>
          </table:table-cell>
          <table:table-cell office:value-type="float" office:value="470">
            <text:p>470</text:p>
          </table:table-cell>
          <table:table-cell office:value-type="float" office:value="2108">
            <text:p>2108</text:p>
          </table:table-cell>
          <table:table-cell office:value-type="float" office:value="2770">
            <text:p>2770</text:p>
          </table:table-cell>
          <table:table-cell office:value-type="float" office:value="939">
            <text:p>939</text:p>
          </table:table-cell>
          <table:table-cell office:value-type="float" office:value="3709">
            <text:p>3709</text:p>
          </table:table-cell>
          <table:table-cell office:value-type="float" office:value="95.522">
            <text:p>95,52</text:p>
          </table:table-cell>
          <table:table-cell table:formula="oooc:=[.H126]/[.C126]" office:value-type="float" office:value="37.09">
            <text:p>37,09</text:p>
          </table:table-cell>
          <table:table-cell table:formula="oooc:=[.H126]/[.D126]" office:value-type="float" office:value="7.89148936170213">
            <text:p>7,89</text:p>
          </table:table-cell>
          <table:table-cell table:formula="oooc:=[.H126]/[.E126]" office:value-type="float" office:value="1.75948766603416">
            <text:p>1,76</text:p>
          </table:table-cell>
          <table:table-cell table:formula="oooc:=[.I126]" office:value-type="float" office:value="95.522">
            <text:p>95,52</text:p>
          </table:table-cell>
          <table:table-cell table:formula="oooc:=[.D126]/[.C126]" office:value-type="float" office:value="4.7">
            <text:p>4,7</text:p>
          </table:table-cell>
          <table:table-cell table:number-columns-repeated="242"/>
        </table:table-row>
        <table:table-row table:style-name="ro1">
          <table:covered-table-cell table:style-name="ce4"/>
          <table:table-cell table:formula="oooc:=[.B116]" office:value-type="string" office:string-value="Jährig">
            <text:p>Jährig</text:p>
          </table:table-cell>
          <table:table-cell office:value-type="float" office:value="100">
            <text:p>100</text:p>
          </table:table-cell>
          <table:table-cell office:value-type="float" office:value="443">
            <text:p>443</text:p>
          </table:table-cell>
          <table:table-cell office:value-type="float" office:value="2022">
            <text:p>2022</text:p>
          </table:table-cell>
          <table:table-cell office:value-type="float" office:value="2626">
            <text:p>2626</text:p>
          </table:table-cell>
          <table:table-cell office:value-type="float" office:value="840">
            <text:p>840</text:p>
          </table:table-cell>
          <table:table-cell office:value-type="float" office:value="3466">
            <text:p>3466</text:p>
          </table:table-cell>
          <table:table-cell office:value-type="float" office:value="172.922">
            <text:p>172,92</text:p>
          </table:table-cell>
          <table:table-cell table:formula="oooc:=[.H127]/[.C127]" office:value-type="float" office:value="34.66">
            <text:p>34,66</text:p>
          </table:table-cell>
          <table:table-cell table:formula="oooc:=[.H127]/[.D127]" office:value-type="float" office:value="7.82392776523702">
            <text:p>7,82</text:p>
          </table:table-cell>
          <table:table-cell table:formula="oooc:=[.H127]/[.E127]" office:value-type="float" office:value="1.71414441147379">
            <text:p>1,71</text:p>
          </table:table-cell>
          <table:table-cell table:formula="oooc:=[.I127]" office:value-type="float" office:value="172.922">
            <text:p>172,92</text:p>
          </table:table-cell>
          <table:table-cell table:formula="oooc:=[.D127]/[.C127]" office:value-type="float" office:value="4.43">
            <text:p>4,43</text:p>
          </table:table-cell>
          <table:table-cell table:number-columns-repeated="242"/>
        </table:table-row>
        <table:table-row table:style-name="ro1">
          <table:covered-table-cell/>
          <table:table-cell table:formula="oooc:=[.B117]" office:value-type="string" office:string-value="Maraun">
            <text:p>Maraun</text:p>
          </table:table-cell>
          <table:table-cell office:value-type="float" office:value="97">
            <text:p>97</text:p>
          </table:table-cell>
          <table:table-cell office:value-type="float" office:value="427">
            <text:p>427</text:p>
          </table:table-cell>
          <table:table-cell office:value-type="float" office:value="2045">
            <text:p>2045</text:p>
          </table:table-cell>
          <table:table-cell office:value-type="float" office:value="2599">
            <text:p>2599</text:p>
          </table:table-cell>
          <table:table-cell office:value-type="float" office:value="959">
            <text:p>959</text:p>
          </table:table-cell>
          <table:table-cell office:value-type="float" office:value="3558">
            <text:p>3558</text:p>
          </table:table-cell>
          <table:table-cell office:value-type="float" office:value="60.523">
            <text:p>60,52</text:p>
          </table:table-cell>
          <table:table-cell table:formula="oooc:=[.H128]/[.C128]" office:value-type="float" office:value="36.680412371134">
            <text:p>36,68</text:p>
          </table:table-cell>
          <table:table-cell table:formula="oooc:=[.H128]/[.D128]" office:value-type="float" office:value="8.33255269320843">
            <text:p>8,33</text:p>
          </table:table-cell>
          <table:table-cell table:formula="oooc:=[.H128]/[.E128]" office:value-type="float" office:value="1.7398533007335">
            <text:p>1,74</text:p>
          </table:table-cell>
          <table:table-cell table:formula="oooc:=[.I128]" office:value-type="float" office:value="60.523">
            <text:p>60,52</text:p>
          </table:table-cell>
          <table:table-cell table:formula="oooc:=[.D128]/[.C128]" office:value-type="float" office:value="4.4020618556701">
            <text:p>4,4</text:p>
          </table:table-cell>
          <table:table-cell table:number-columns-repeated="242"/>
        </table:table-row>
        <table:table-row table:style-name="ro1">
          <table:covered-table-cell/>
          <table:table-cell table:formula="oooc:=[.B118]" office:value-type="string" office:string-value="Mergel">
            <text:p>Mergel</text:p>
          </table:table-cell>
          <table:table-cell office:value-type="float" office:value="99">
            <text:p>99</text:p>
          </table:table-cell>
          <table:table-cell office:value-type="float" office:value="426">
            <text:p>426</text:p>
          </table:table-cell>
          <table:table-cell office:value-type="float" office:value="1935">
            <text:p>1935</text:p>
          </table:table-cell>
          <table:table-cell office:value-type="float" office:value="2510">
            <text:p>2510</text:p>
          </table:table-cell>
          <table:table-cell office:value-type="float" office:value="688">
            <text:p>688</text:p>
          </table:table-cell>
          <table:table-cell office:value-type="float" office:value="3198">
            <text:p>3198</text:p>
          </table:table-cell>
          <table:table-cell office:value-type="float" office:value="12.587">
            <text:p>12,59</text:p>
          </table:table-cell>
          <table:table-cell table:formula="oooc:=[.H129]/[.C129]" office:value-type="float" office:value="32.3030303030303">
            <text:p>32,3</text:p>
          </table:table-cell>
          <table:table-cell table:formula="oooc:=[.H129]/[.D129]" office:value-type="float" office:value="7.50704225352113">
            <text:p>7,51</text:p>
          </table:table-cell>
          <table:table-cell table:formula="oooc:=[.H129]/[.E129]" office:value-type="float" office:value="1.65271317829457">
            <text:p>1,65</text:p>
          </table:table-cell>
          <table:table-cell table:formula="oooc:=[.I129]" office:value-type="float" office:value="12.587">
            <text:p>12,59</text:p>
          </table:table-cell>
          <table:table-cell table:formula="oooc:=[.D129]/[.C129]" office:value-type="float" office:value="4.3030303030303">
            <text:p>4,3</text:p>
          </table:table-cell>
          <table:table-cell table:number-columns-repeated="242"/>
        </table:table-row>
        <table:table-row table:style-name="ro1">
          <table:covered-table-cell/>
          <table:table-cell table:formula="oooc:=[.B119]" office:value-type="string" office:string-value="Richter">
            <text:p>Richter</text:p>
          </table:table-cell>
          <table:table-cell office:value-type="float" office:value="99">
            <text:p>99</text:p>
          </table:table-cell>
          <table:table-cell office:value-type="float" office:value="413">
            <text:p>413</text:p>
          </table:table-cell>
          <table:table-cell office:value-type="float" office:value="1860">
            <text:p>1860</text:p>
          </table:table-cell>
          <table:table-cell office:value-type="float" office:value="2465">
            <text:p>2465</text:p>
          </table:table-cell>
          <table:table-cell office:value-type="float" office:value="846">
            <text:p>846</text:p>
          </table:table-cell>
          <table:table-cell office:value-type="float" office:value="3311">
            <text:p>3311</text:p>
          </table:table-cell>
          <table:table-cell office:value-type="float" office:value="49.095">
            <text:p>49,1</text:p>
          </table:table-cell>
          <table:table-cell table:formula="oooc:=[.H130]/[.C130]" office:value-type="float" office:value="33.4444444444444">
            <text:p>33,44</text:p>
          </table:table-cell>
          <table:table-cell table:formula="oooc:=[.H130]/[.D130]" office:value-type="float" office:value="8.01694915254237">
            <text:p>8,02</text:p>
          </table:table-cell>
          <table:table-cell table:formula="oooc:=[.H130]/[.E130]" office:value-type="float" office:value="1.78010752688172">
            <text:p>1,78</text:p>
          </table:table-cell>
          <table:table-cell table:formula="oooc:=[.I130]" office:value-type="float" office:value="49.095">
            <text:p>49,1</text:p>
          </table:table-cell>
          <table:table-cell table:formula="oooc:=[.D130]/[.C130]" office:value-type="float" office:value="4.17171717171717">
            <text:p>4,17</text:p>
          </table:table-cell>
          <table:table-cell table:number-columns-repeated="242"/>
        </table:table-row>
        <table:table-row table:style-name="ro1">
          <table:covered-table-cell/>
          <table:table-cell table:formula="oooc:=[.B120]" office:value-type="string" office:string-value="Roth">
            <text:p>Roth</text:p>
          </table:table-cell>
          <table:table-cell table:style-name="ce16" office:value-type="float" office:value="98">
            <text:p>98</text:p>
          </table:table-cell>
          <table:table-cell office:value-type="float" office:value="429">
            <text:p>429</text:p>
          </table:table-cell>
          <table:table-cell office:value-type="float" office:value="1942">
            <text:p>1942</text:p>
          </table:table-cell>
          <table:table-cell office:value-type="float" office:value="2509">
            <text:p>2509</text:p>
          </table:table-cell>
          <table:table-cell office:value-type="float" office:value="888">
            <text:p>888</text:p>
          </table:table-cell>
          <table:table-cell office:value-type="float" office:value="3397">
            <text:p>3397</text:p>
          </table:table-cell>
          <table:table-cell office:value-type="float" office:value="194.989">
            <text:p>194,99</text:p>
          </table:table-cell>
          <table:table-cell table:formula="oooc:=[.H131]/[.C131]" office:value-type="float" office:value="34.6632653061224">
            <text:p>34,66</text:p>
          </table:table-cell>
          <table:table-cell table:formula="oooc:=[.H131]/[.D131]" office:value-type="float" office:value="7.91841491841492">
            <text:p>7,92</text:p>
          </table:table-cell>
          <table:table-cell table:formula="oooc:=[.H131]/[.E131]" office:value-type="float" office:value="1.74922760041195">
            <text:p>1,75</text:p>
          </table:table-cell>
          <table:table-cell table:formula="oooc:=[.I131]" office:value-type="float" office:value="194.989">
            <text:p>194,99</text:p>
          </table:table-cell>
          <table:table-cell table:formula="oooc:=[.D131]/[.C131]" office:value-type="float" office:value="4.37755102040816">
            <text:p>4,38</text:p>
          </table:table-cell>
          <table:table-cell table:number-columns-repeated="242"/>
        </table:table-row>
        <table:table-row table:style-name="ro1">
          <table:covered-table-cell/>
          <table:table-cell table:formula="oooc:=[.B121]" office:value-type="string" office:string-value="Sommer">
            <text:p>Sommer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1879">
            <text:p>1879</text:p>
          </table:table-cell>
          <table:table-cell office:value-type="float" office:value="2454">
            <text:p>2454</text:p>
          </table:table-cell>
          <table:table-cell office:value-type="float" office:value="925">
            <text:p>925</text:p>
          </table:table-cell>
          <table:table-cell office:value-type="float" office:value="3379">
            <text:p>3379</text:p>
          </table:table-cell>
          <table:table-cell office:value-type="float" office:value="469.837">
            <text:p>469,84</text:p>
          </table:table-cell>
          <table:table-cell table:formula="oooc:=[.H132]/[.C132]" office:value-type="float" office:value="33.79">
            <text:p>33,79</text:p>
          </table:table-cell>
          <table:table-cell table:formula="oooc:=[.H132]/[.D132]" office:value-type="float" office:value="8.06443914081146">
            <text:p>8,06</text:p>
          </table:table-cell>
          <table:table-cell table:formula="oooc:=[.H132]/[.E132]" office:value-type="float" office:value="1.79829696647153">
            <text:p>1,8</text:p>
          </table:table-cell>
          <table:table-cell table:formula="oooc:=[.I132]" office:value-type="float" office:value="469.837">
            <text:p>469,84</text:p>
          </table:table-cell>
          <table:table-cell table:formula="oooc:=[.D132]/[.C132]" office:value-type="float" office:value="4.19">
            <text:p>4,19</text:p>
          </table:table-cell>
          <table:table-cell table:number-columns-repeated="242"/>
        </table:table-row>
        <table:table-row table:style-name="ro1">
          <table:covered-table-cell table:style-name="ce1"/>
          <table:table-cell table:style-name="ce7" table:formula="oooc:=[.B122]" office:value-type="string" office:string-value="Wagenführ">
            <text:p>Wagenführ</text:p>
          </table:table-cell>
          <table:table-cell table:style-name="ce17" office:value-type="float" office:value="97">
            <text:p>97</text:p>
          </table:table-cell>
          <table:table-cell table:style-name="ce26" office:value-type="float" office:value="481">
            <text:p>481</text:p>
          </table:table-cell>
          <table:table-cell table:style-name="ce26" office:value-type="float" office:value="2275">
            <text:p>2275</text:p>
          </table:table-cell>
          <table:table-cell table:style-name="ce26" office:value-type="float" office:value="2800">
            <text:p>2800</text:p>
          </table:table-cell>
          <table:table-cell table:style-name="ce26" office:value-type="float" office:value="1187">
            <text:p>1187</text:p>
          </table:table-cell>
          <table:table-cell table:style-name="ce26" office:value-type="float" office:value="3987">
            <text:p>3987</text:p>
          </table:table-cell>
          <table:table-cell table:style-name="ce26" office:value-type="float" office:value="56.439">
            <text:p>56,44</text:p>
          </table:table-cell>
          <table:table-cell table:style-name="ce17" table:formula="oooc:=[.H133]/[.C133]" office:value-type="float" office:value="41.1030927835052">
            <text:p>41,1</text:p>
          </table:table-cell>
          <table:table-cell table:style-name="ce26" table:formula="oooc:=[.H133]/[.D133]" office:value-type="float" office:value="8.28898128898129">
            <text:p>8,29</text:p>
          </table:table-cell>
          <table:table-cell table:style-name="ce26" table:formula="oooc:=[.H133]/[.E133]" office:value-type="float" office:value="1.75252747252747">
            <text:p>1,75</text:p>
          </table:table-cell>
          <table:table-cell table:style-name="ce26" table:formula="oooc:=[.I133]" office:value-type="float" office:value="56.439">
            <text:p>56,44</text:p>
          </table:table-cell>
          <table:table-cell table:style-name="ce26" table:formula="oooc:=[.D133]/[.C133]" office:value-type="float" office:value="4.95876288659794">
            <text:p>4,96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/>
          <table:table-cell table:style-name="ce9" table:formula="oooc:=[.B123]" office:value-type="string" office:string-value="Agner">
            <text:p>Agner</text:p>
          </table:table-cell>
          <table:table-cell table:style-name="ce18" table:formula="oooc:=[.C2]+[.C13]+[.C24]+[.C35]+[.C46]+[.C57]+[.C68]+[.C79]+[.C90]+[.C101]+[.C112]+[.C123]" office:value-type="float" office:value="1178">
            <text:p>1178</text:p>
          </table:table-cell>
          <table:table-cell table:style-name="ce27" table:formula="oooc:=[.D2]+[.D13]+[.D24]+[.D35]+[.D46]+[.D57]+[.D68]+[.D79]+[.D90]+[.D101]+[.D112]+[.D123]" office:value-type="float" office:value="8040">
            <text:p>8040</text:p>
          </table:table-cell>
          <table:table-cell table:style-name="ce27" table:formula="oooc:=[.E2]+[.E13]+[.E24]+[.E35]+[.E46]+[.E57]+[.E68]+[.E79]+[.E90]+[.E101]+[.E112]+[.E123]" office:value-type="float" office:value="37594">
            <text:p>37594</text:p>
          </table:table-cell>
          <table:table-cell table:style-name="ce27" table:formula="oooc:=[.F2]+[.F13]+[.F24]+[.F35]+[.F46]+[.F57]+[.F68]+[.F79]+[.F90]+[.F101]+[.F112]+[.F123]" office:value-type="float" office:value="45785">
            <text:p>45785</text:p>
          </table:table-cell>
          <table:table-cell table:style-name="ce27" table:formula="oooc:=[.G2]+[.G13]+[.G24]+[.G35]+[.G46]+[.G57]+[.G68]+[.G79]+[.G90]+[.G101]+[.G112]+[.G123]" office:value-type="float" office:value="19343">
            <text:p>19343</text:p>
          </table:table-cell>
          <table:table-cell table:style-name="ce27" table:formula="oooc:=[.H2]+[.H13]+[.H24]+[.H35]+[.H46]+[.H57]+[.H68]+[.H79]+[.H90]+[.H101]+[.H112]+[.H123]" office:value-type="float" office:value="65128">
            <text:p>65128</text:p>
          </table:table-cell>
          <table:table-cell table:style-name="ce27" table:formula="oooc:=[.I2]+[.I13]+[.I24]+[.I35]+[.I46]+[.I57]+[.I68]+[.I79]+[.I90]+[.I101]+[.I112]+[.I123]" office:value-type="float" office:value="3041.219">
            <text:p>3041,22</text:p>
          </table:table-cell>
          <table:table-cell table:formula="oooc:=[.H134]/[.C134]" office:value-type="float" office:value="55.2869269949066">
            <text:p>55,29</text:p>
          </table:table-cell>
          <table:table-cell table:formula="oooc:=[.H134]/[.D134]" office:value-type="float" office:value="8.10049751243781">
            <text:p>8,1</text:p>
          </table:table-cell>
          <table:table-cell table:formula="oooc:=[.H134]/[.E134]" office:value-type="float" office:value="1.73240410703836">
            <text:p>1,73</text:p>
          </table:table-cell>
          <table:table-cell table:formula="oooc:=[.I134]/12" office:value-type="float" office:value="253.434916666667">
            <text:p>253,43</text:p>
          </table:table-cell>
          <table:table-cell table:formula="oooc:=[.D134]/[.C134]" office:value-type="float" office:value="6.8251273344652">
            <text:p>6,83</text:p>
          </table:table-cell>
          <table:table-cell table:formula="oooc:=[.C134]/1200*100" office:value-type="float" office:value="98.1666666666667">
            <text:p>98,17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24]" office:value-type="string" office:string-value="Fuest">
            <text:p>Fuest</text:p>
          </table:table-cell>
          <table:table-cell table:style-name="ce18" table:formula="oooc:=[.C3]+[.C14]+[.C25]+[.C36]+[.C47]+[.C58]+[.C69]+[.C80]+[.C91]+[.C102]+[.C113]+[.C124]" office:value-type="float" office:value="1157">
            <text:p>1157</text:p>
          </table:table-cell>
          <table:table-cell table:style-name="ce27" table:formula="oooc:=[.D3]+[.D14]+[.D25]+[.D36]+[.D47]+[.D58]+[.D69]+[.D80]+[.D91]+[.D102]+[.D113]+[.D124]" office:value-type="float" office:value="6473">
            <text:p>6473</text:p>
          </table:table-cell>
          <table:table-cell table:style-name="ce27" table:formula="oooc:=[.E3]+[.E14]+[.E25]+[.E36]+[.E47]+[.E58]+[.E69]+[.E80]+[.E91]+[.E102]+[.E113]+[.E124]" office:value-type="float" office:value="29547">
            <text:p>29547</text:p>
          </table:table-cell>
          <table:table-cell table:style-name="ce27" table:formula="oooc:=[.F3]+[.F14]+[.F25]+[.F36]+[.F47]+[.F58]+[.F69]+[.F80]+[.F91]+[.F102]+[.F113]+[.F124]" office:value-type="float" office:value="37113">
            <text:p>37113</text:p>
          </table:table-cell>
          <table:table-cell table:style-name="ce27" table:formula="oooc:=[.G3]+[.G14]+[.G25]+[.G36]+[.G47]+[.G58]+[.G69]+[.G80]+[.G91]+[.G102]+[.G113]+[.G124]" office:value-type="float" office:value="12917">
            <text:p>12917</text:p>
          </table:table-cell>
          <table:table-cell table:style-name="ce27" table:formula="oooc:=[.H3]+[.H14]+[.H25]+[.H36]+[.H47]+[.H58]+[.H69]+[.H80]+[.H91]+[.H102]+[.H113]+[.H124]" office:value-type="float" office:value="50030">
            <text:p>50030</text:p>
          </table:table-cell>
          <table:table-cell table:style-name="ce27" table:formula="oooc:=[.I3]+[.I14]+[.I25]+[.I36]+[.I47]+[.I58]+[.I69]+[.I80]+[.I91]+[.I102]+[.I113]+[.I124]" office:value-type="float" office:value="1213.737">
            <text:p>1213,74</text:p>
          </table:table-cell>
          <table:table-cell table:formula="oooc:=[.H135]/[.C135]" office:value-type="float" office:value="43.2411408815903">
            <text:p>43,24</text:p>
          </table:table-cell>
          <table:table-cell table:formula="oooc:=[.H135]/[.D135]" office:value-type="float" office:value="7.7290282712807">
            <text:p>7,73</text:p>
          </table:table-cell>
          <table:table-cell table:formula="oooc:=[.H135]/[.E135]" office:value-type="float" office:value="1.69323450773344">
            <text:p>1,69</text:p>
          </table:table-cell>
          <table:table-cell table:formula="oooc:=[.I135]/12" office:value-type="float" office:value="101.14475">
            <text:p>101,14</text:p>
          </table:table-cell>
          <table:table-cell table:formula="oooc:=[.D135]/[.C135]" office:value-type="float" office:value="5.59464131374244">
            <text:p>5,59</text:p>
          </table:table-cell>
          <table:table-cell table:formula="oooc:=[.C135]/1200*100" office:value-type="float" office:value="96.4166666666667">
            <text:p>96,42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25]" office:value-type="string" office:string-value="Gosmann">
            <text:p>Gosmann</text:p>
          </table:table-cell>
          <table:table-cell table:style-name="ce18" table:formula="oooc:=[.C4]+[.C15]+[.C26]+[.C37]+[.C48]+[.C59]+[.C70]+[.C81]+[.C92]+[.C103]+[.C114]+[.C125]" office:value-type="float" office:value="1030">
            <text:p>1030</text:p>
          </table:table-cell>
          <table:table-cell table:style-name="ce27" table:formula="oooc:=[.D4]+[.D15]+[.D26]+[.D37]+[.D48]+[.D59]+[.D70]+[.D81]+[.D92]+[.D103]+[.D114]+[.D125]" office:value-type="float" office:value="6393">
            <text:p>6393</text:p>
          </table:table-cell>
          <table:table-cell table:style-name="ce27" table:formula="oooc:=[.E4]+[.E15]+[.E26]+[.E37]+[.E48]+[.E59]+[.E70]+[.E81]+[.E92]+[.E103]+[.E114]+[.E125]" office:value-type="float" office:value="30208">
            <text:p>30208</text:p>
          </table:table-cell>
          <table:table-cell table:style-name="ce27" table:formula="oooc:=[.F4]+[.F15]+[.F26]+[.F37]+[.F48]+[.F59]+[.F70]+[.F81]+[.F92]+[.F103]+[.F114]+[.F125]" office:value-type="float" office:value="37249">
            <text:p>37249</text:p>
          </table:table-cell>
          <table:table-cell table:style-name="ce27" table:formula="oooc:=[.G4]+[.G15]+[.G26]+[.G37]+[.G48]+[.G59]+[.G70]+[.G81]+[.G92]+[.G103]+[.G114]+[.G125]" office:value-type="float" office:value="16328">
            <text:p>16328</text:p>
          </table:table-cell>
          <table:table-cell table:style-name="ce27" table:formula="oooc:=[.H4]+[.H15]+[.H26]+[.H37]+[.H48]+[.H59]+[.H70]+[.H81]+[.H92]+[.H103]+[.H114]+[.H125]" office:value-type="float" office:value="53577">
            <text:p>53577</text:p>
          </table:table-cell>
          <table:table-cell table:style-name="ce27" table:formula="oooc:=[.I4]+[.I15]+[.I26]+[.I37]+[.I48]+[.I59]+[.I70]+[.I81]+[.I92]+[.I103]+[.I114]+[.I125]" office:value-type="float" office:value="1886.754">
            <text:p>1886,75</text:p>
          </table:table-cell>
          <table:table-cell table:formula="oooc:=[.H136]/[.C136]" office:value-type="float" office:value="52.0165048543689">
            <text:p>52,02</text:p>
          </table:table-cell>
          <table:table-cell table:formula="oooc:=[.H136]/[.D136]" office:value-type="float" office:value="8.38057250117316">
            <text:p>8,38</text:p>
          </table:table-cell>
          <table:table-cell table:formula="oooc:=[.H136]/[.E136]" office:value-type="float" office:value="1.7736030190678">
            <text:p>1,77</text:p>
          </table:table-cell>
          <table:table-cell table:formula="oooc:=[.I136]/12" office:value-type="float" office:value="157.2295">
            <text:p>157,23</text:p>
          </table:table-cell>
          <table:table-cell table:formula="oooc:=[.D136]/[.C136]" office:value-type="float" office:value="6.20679611650485">
            <text:p>6,21</text:p>
          </table:table-cell>
          <table:table-cell table:formula="oooc:=[.C136]/1200*100" office:value-type="float" office:value="85.8333333333333">
            <text:p>85,83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26]" office:value-type="string" office:string-value="Hubmer">
            <text:p>Hubmer</text:p>
          </table:table-cell>
          <table:table-cell table:style-name="ce18" table:formula="oooc:=[.C5]+[.C16]+[.C27]+[.C38]+[.C49]+[.C60]+[.C71]+[.C82]+[.C93]+[.C104]+[.C115]+[.C126]" office:value-type="float" office:value="1178">
            <text:p>1178</text:p>
          </table:table-cell>
          <table:table-cell table:style-name="ce27" table:formula="oooc:=[.D5]+[.D16]+[.D27]+[.D38]+[.D49]+[.D60]+[.D71]+[.D82]+[.D93]+[.D104]+[.D115]+[.D126]" office:value-type="float" office:value="6811">
            <text:p>6811</text:p>
          </table:table-cell>
          <table:table-cell table:style-name="ce27" table:formula="oooc:=[.E5]+[.E16]+[.E27]+[.E38]+[.E49]+[.E60]+[.E71]+[.E82]+[.E93]+[.E104]+[.E115]+[.E126]" office:value-type="float" office:value="31042">
            <text:p>31042</text:p>
          </table:table-cell>
          <table:table-cell table:style-name="ce27" table:formula="oooc:=[.F5]+[.F16]+[.F27]+[.F38]+[.F49]+[.F60]+[.F71]+[.F82]+[.F93]+[.F104]+[.F115]+[.F126]" office:value-type="float" office:value="40427">
            <text:p>40427</text:p>
          </table:table-cell>
          <table:table-cell table:style-name="ce27" table:formula="oooc:=[.G5]+[.G16]+[.G27]+[.G38]+[.G49]+[.G60]+[.G71]+[.G82]+[.G93]+[.G104]+[.G115]+[.G126]" office:value-type="float" office:value="13897">
            <text:p>13897</text:p>
          </table:table-cell>
          <table:table-cell table:style-name="ce27" table:formula="oooc:=[.H5]+[.H16]+[.H27]+[.H38]+[.H49]+[.H60]+[.H71]+[.H82]+[.H93]+[.H104]+[.H115]+[.H126]" office:value-type="float" office:value="54324">
            <text:p>54324</text:p>
          </table:table-cell>
          <table:table-cell table:style-name="ce27" table:formula="oooc:=[.I5]+[.I16]+[.I27]+[.I38]+[.I49]+[.I60]+[.I71]+[.I82]+[.I93]+[.I104]+[.I115]+[.I126]" office:value-type="float" office:value="1412.95">
            <text:p>1412,95</text:p>
          </table:table-cell>
          <table:table-cell table:formula="oooc:=[.H137]/[.C137]" office:value-type="float" office:value="46.1154499151104">
            <text:p>46,12</text:p>
          </table:table-cell>
          <table:table-cell table:formula="oooc:=[.H137]/[.D137]" office:value-type="float" office:value="7.97592130377331">
            <text:p>7,98</text:p>
          </table:table-cell>
          <table:table-cell table:formula="oooc:=[.H137]/[.E137]" office:value-type="float" office:value="1.75001610720959">
            <text:p>1,75</text:p>
          </table:table-cell>
          <table:table-cell table:formula="oooc:=[.I137]/12" office:value-type="float" office:value="117.745833333333">
            <text:p>117,75</text:p>
          </table:table-cell>
          <table:table-cell table:formula="oooc:=[.D137]/[.C137]" office:value-type="float" office:value="5.78183361629881">
            <text:p>5,78</text:p>
          </table:table-cell>
          <table:table-cell table:formula="oooc:=[.C137]/1200*100" office:value-type="float" office:value="98.1666666666667">
            <text:p>98,17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27]" office:value-type="string" office:string-value="Jährig">
            <text:p>Jährig</text:p>
          </table:table-cell>
          <table:table-cell table:style-name="ce18" table:formula="oooc:=[.C6]+[.C17]+[.C28]+[.C39]+[.C50]+[.C61]+[.C72]+[.C83]+[.C94]+[.C105]+[.C116]+[.C127]" office:value-type="float" office:value="1068">
            <text:p>1068</text:p>
          </table:table-cell>
          <table:table-cell table:style-name="ce27" table:formula="oooc:=[.D6]+[.D17]+[.D28]+[.D39]+[.D50]+[.D61]+[.D72]+[.D83]+[.D94]+[.D105]+[.D116]+[.D127]" office:value-type="float" office:value="6989">
            <text:p>6989</text:p>
          </table:table-cell>
          <table:table-cell table:style-name="ce27" table:formula="oooc:=[.E6]+[.E17]+[.E28]+[.E39]+[.E50]+[.E61]+[.E72]+[.E83]+[.E94]+[.E105]+[.E116]+[.E127]" office:value-type="float" office:value="32450">
            <text:p>32450</text:p>
          </table:table-cell>
          <table:table-cell table:style-name="ce27" table:formula="oooc:=[.F6]+[.F17]+[.F28]+[.F39]+[.F50]+[.F61]+[.F72]+[.F83]+[.F94]+[.F105]+[.F116]+[.F127]" office:value-type="float" office:value="39278">
            <text:p>39278</text:p>
          </table:table-cell>
          <table:table-cell table:style-name="ce27" table:formula="oooc:=[.G6]+[.G17]+[.G28]+[.G39]+[.G50]+[.G61]+[.G72]+[.G83]+[.G94]+[.G105]+[.G116]+[.G127]" office:value-type="float" office:value="16300">
            <text:p>16300</text:p>
          </table:table-cell>
          <table:table-cell table:style-name="ce27" table:formula="oooc:=[.H6]+[.H17]+[.H28]+[.H39]+[.H50]+[.H61]+[.H72]+[.H83]+[.H94]+[.H105]+[.H116]+[.H127]" office:value-type="float" office:value="55578">
            <text:p>55578</text:p>
          </table:table-cell>
          <table:table-cell table:style-name="ce27" table:formula="oooc:=[.I6]+[.I17]+[.I28]+[.I39]+[.I50]+[.I61]+[.I72]+[.I83]+[.I94]+[.I105]+[.I116]+[.I127]" office:value-type="float" office:value="5792.747">
            <text:p>5792,75</text:p>
          </table:table-cell>
          <table:table-cell table:formula="oooc:=[.H138]/[.C138]" office:value-type="float" office:value="52.0393258426966">
            <text:p>52,04</text:p>
          </table:table-cell>
          <table:table-cell table:formula="oooc:=[.H138]/[.D138]" office:value-type="float" office:value="7.95221061668336">
            <text:p>7,95</text:p>
          </table:table-cell>
          <table:table-cell table:formula="oooc:=[.H138]/[.E138]" office:value-type="float" office:value="1.71272727272727">
            <text:p>1,71</text:p>
          </table:table-cell>
          <table:table-cell table:formula="oooc:=[.I138]/12" office:value-type="float" office:value="482.728916666667">
            <text:p>482,73</text:p>
          </table:table-cell>
          <table:table-cell table:formula="oooc:=[.D138]/[.C138]" office:value-type="float" office:value="6.5440074906367">
            <text:p>6,54</text:p>
          </table:table-cell>
          <table:table-cell table:formula="oooc:=[.C138]/1200*100" office:value-type="float" office:value="89">
            <text:p>89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28]" office:value-type="string" office:string-value="Maraun">
            <text:p>Maraun</text:p>
          </table:table-cell>
          <table:table-cell table:style-name="ce18" table:formula="oooc:=[.C7]+[.C18]+[.C29]+[.C40]+[.C51]+[.C62]+[.C73]+[.C84]+[.C95]+[.C106]+[.C117]+[.C128]" office:value-type="float" office:value="1180">
            <text:p>1180</text:p>
          </table:table-cell>
          <table:table-cell table:style-name="ce27" table:formula="oooc:=[.D7]+[.D18]+[.D29]+[.D40]+[.D51]+[.D62]+[.D73]+[.D84]+[.D95]+[.D106]+[.D117]+[.D128]" office:value-type="float" office:value="6374">
            <text:p>6374</text:p>
          </table:table-cell>
          <table:table-cell table:style-name="ce27" table:formula="oooc:=[.E7]+[.E18]+[.E29]+[.E40]+[.E51]+[.E62]+[.E73]+[.E84]+[.E95]+[.E106]+[.E117]+[.E128]" office:value-type="float" office:value="29983">
            <text:p>29983</text:p>
          </table:table-cell>
          <table:table-cell table:style-name="ce27" table:formula="oooc:=[.F7]+[.F18]+[.F29]+[.F40]+[.F51]+[.F62]+[.F73]+[.F84]+[.F95]+[.F106]+[.F117]+[.F128]" office:value-type="float" office:value="37735">
            <text:p>37735</text:p>
          </table:table-cell>
          <table:table-cell table:style-name="ce27" table:formula="oooc:=[.G7]+[.G18]+[.G29]+[.G40]+[.G51]+[.G62]+[.G73]+[.G84]+[.G95]+[.G106]+[.G117]+[.G128]" office:value-type="float" office:value="15798">
            <text:p>15798</text:p>
          </table:table-cell>
          <table:table-cell table:style-name="ce27" table:formula="oooc:=[.H7]+[.H18]+[.H29]+[.H40]+[.H51]+[.H62]+[.H73]+[.H84]+[.H95]+[.H106]+[.H117]+[.H128]" office:value-type="float" office:value="53533">
            <text:p>53533</text:p>
          </table:table-cell>
          <table:table-cell table:style-name="ce27" table:formula="oooc:=[.I7]+[.I18]+[.I29]+[.I40]+[.I51]+[.I62]+[.I73]+[.I84]+[.I95]+[.I106]+[.I117]+[.I128]" office:value-type="float" office:value="918.763">
            <text:p>918,76</text:p>
          </table:table-cell>
          <table:table-cell table:formula="oooc:=[.H139]/[.C139]" office:value-type="float" office:value="45.3669491525424">
            <text:p>45,37</text:p>
          </table:table-cell>
          <table:table-cell table:formula="oooc:=[.H139]/[.D139]" office:value-type="float" office:value="8.39865076874804">
            <text:p>8,4</text:p>
          </table:table-cell>
          <table:table-cell table:formula="oooc:=[.H139]/[.E139]" office:value-type="float" office:value="1.78544508554848">
            <text:p>1,79</text:p>
          </table:table-cell>
          <table:table-cell table:formula="oooc:=[.I139]/12" office:value-type="float" office:value="76.5635833333333">
            <text:p>76,56</text:p>
          </table:table-cell>
          <table:table-cell table:formula="oooc:=[.D139]/[.C139]" office:value-type="float" office:value="5.40169491525424">
            <text:p>5,4</text:p>
          </table:table-cell>
          <table:table-cell table:formula="oooc:=[.C139]/1200*100" office:value-type="float" office:value="98.3333333333333">
            <text:p>98,33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29]" office:value-type="string" office:string-value="Mergel">
            <text:p>Mergel</text:p>
          </table:table-cell>
          <table:table-cell table:style-name="ce18" table:formula="oooc:=[.C8]+[.C19]+[.C30]+[.C41]+[.C52]+[.C63]+[.C74]+[.C85]+[.C96]+[.C107]+[.C118]+[.C129]" office:value-type="float" office:value="1184">
            <text:p>1184</text:p>
          </table:table-cell>
          <table:table-cell table:style-name="ce27" table:formula="oooc:=[.D8]+[.D19]+[.D30]+[.D41]+[.D52]+[.D63]+[.D74]+[.D85]+[.D96]+[.D107]+[.D118]+[.D129]" office:value-type="float" office:value="6322">
            <text:p>6322</text:p>
          </table:table-cell>
          <table:table-cell table:style-name="ce27" table:formula="oooc:=[.E8]+[.E19]+[.E30]+[.E41]+[.E52]+[.E63]+[.E74]+[.E85]+[.E96]+[.E107]+[.E118]+[.E129]" office:value-type="float" office:value="28554">
            <text:p>28554</text:p>
          </table:table-cell>
          <table:table-cell table:style-name="ce27" table:formula="oooc:=[.F8]+[.F19]+[.F30]+[.F41]+[.F52]+[.F63]+[.F74]+[.F85]+[.F96]+[.F107]+[.F118]+[.F129]" office:value-type="float" office:value="36242">
            <text:p>36242</text:p>
          </table:table-cell>
          <table:table-cell table:style-name="ce27" table:formula="oooc:=[.G8]+[.G19]+[.G30]+[.G41]+[.G52]+[.G63]+[.G74]+[.G85]+[.G96]+[.G107]+[.G118]+[.G129]" office:value-type="float" office:value="11419">
            <text:p>11419</text:p>
          </table:table-cell>
          <table:table-cell table:style-name="ce27" table:formula="oooc:=[.H8]+[.H19]+[.H30]+[.H41]+[.H52]+[.H63]+[.H74]+[.H85]+[.H96]+[.H107]+[.H118]+[.H129]" office:value-type="float" office:value="47661">
            <text:p>47661</text:p>
          </table:table-cell>
          <table:table-cell table:style-name="ce27" table:formula="oooc:=[.I8]+[.I19]+[.I30]+[.I41]+[.I52]+[.I63]+[.I74]+[.I85]+[.I96]+[.I107]+[.I118]+[.I129]" office:value-type="float" office:value="191.006">
            <text:p>191,01</text:p>
          </table:table-cell>
          <table:table-cell table:formula="oooc:=[.H140]/[.C140]" office:value-type="float" office:value="40.254222972973">
            <text:p>40,25</text:p>
          </table:table-cell>
          <table:table-cell table:formula="oooc:=[.H140]/[.D140]" office:value-type="float" office:value="7.53891173679215">
            <text:p>7,54</text:p>
          </table:table-cell>
          <table:table-cell table:formula="oooc:=[.H140]/[.E140]" office:value-type="float" office:value="1.6691531834419">
            <text:p>1,67</text:p>
          </table:table-cell>
          <table:table-cell table:formula="oooc:=[.I140]/12" office:value-type="float" office:value="15.9171666666667">
            <text:p>15,92</text:p>
          </table:table-cell>
          <table:table-cell table:formula="oooc:=[.D140]/[.C140]" office:value-type="float" office:value="5.33952702702703">
            <text:p>5,34</text:p>
          </table:table-cell>
          <table:table-cell table:formula="oooc:=[.C140]/1200*100" office:value-type="float" office:value="98.6666666666667">
            <text:p>98,67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30]" office:value-type="string" office:string-value="Richter">
            <text:p>Richter</text:p>
          </table:table-cell>
          <table:table-cell table:style-name="ce18" table:formula="oooc:=[.C9]+[.C20]+[.C31]+[.C42]+[.C53]+[.C64]+[.C75]+[.C86]+[.C97]+[.C108]+[.C119]+[.C130]" office:value-type="float" office:value="1183">
            <text:p>1183</text:p>
          </table:table-cell>
          <table:table-cell table:style-name="ce27" table:formula="oooc:=[.D9]+[.D20]+[.D31]+[.D42]+[.D53]+[.D64]+[.D75]+[.D86]+[.D97]+[.D108]+[.D119]+[.D130]" office:value-type="float" office:value="6040">
            <text:p>6040</text:p>
          </table:table-cell>
          <table:table-cell table:style-name="ce27" table:formula="oooc:=[.E9]+[.E20]+[.E31]+[.E42]+[.E53]+[.E64]+[.E75]+[.E86]+[.E97]+[.E108]+[.E119]+[.E130]" office:value-type="float" office:value="27136">
            <text:p>27136</text:p>
          </table:table-cell>
          <table:table-cell table:style-name="ce27" table:formula="oooc:=[.F9]+[.F20]+[.F31]+[.F42]+[.F53]+[.F64]+[.F75]+[.F86]+[.F97]+[.F108]+[.F119]+[.F130]" office:value-type="float" office:value="35161">
            <text:p>35161</text:p>
          </table:table-cell>
          <table:table-cell table:style-name="ce27" table:formula="oooc:=[.G9]+[.G20]+[.G31]+[.G42]+[.G53]+[.G64]+[.G75]+[.G86]+[.G97]+[.G108]+[.G119]+[.G130]" office:value-type="float" office:value="13451">
            <text:p>13451</text:p>
          </table:table-cell>
          <table:table-cell table:style-name="ce27" table:formula="oooc:=[.H9]+[.H20]+[.H31]+[.H42]+[.H53]+[.H64]+[.H75]+[.H86]+[.H97]+[.H108]+[.H119]+[.H130]" office:value-type="float" office:value="48612">
            <text:p>48612</text:p>
          </table:table-cell>
          <table:table-cell table:style-name="ce27" table:formula="oooc:=[.I9]+[.I20]+[.I31]+[.I42]+[.I53]+[.I64]+[.I75]+[.I86]+[.I97]+[.I108]+[.I119]+[.I130]" office:value-type="float" office:value="759.541">
            <text:p>759,54</text:p>
          </table:table-cell>
          <table:table-cell table:formula="oooc:=[.H141]/[.C141]" office:value-type="float" office:value="41.0921386306002">
            <text:p>41,09</text:p>
          </table:table-cell>
          <table:table-cell table:formula="oooc:=[.H141]/[.D141]" office:value-type="float" office:value="8.04834437086093">
            <text:p>8,05</text:p>
          </table:table-cell>
          <table:table-cell table:formula="oooc:=[.H141]/[.E141]" office:value-type="float" office:value="1.79142099056604">
            <text:p>1,79</text:p>
          </table:table-cell>
          <table:table-cell table:formula="oooc:=[.I141]/12" office:value-type="float" office:value="63.2950833333333">
            <text:p>63,3</text:p>
          </table:table-cell>
          <table:table-cell table:formula="oooc:=[.D141]/[.C141]" office:value-type="float" office:value="5.10566356720203">
            <text:p>5,11</text:p>
          </table:table-cell>
          <table:table-cell table:formula="oooc:=[.C141]/1200*100" office:value-type="float" office:value="98.5833333333333">
            <text:p>98,58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31]" office:value-type="string" office:string-value="Roth">
            <text:p>Roth</text:p>
          </table:table-cell>
          <table:table-cell table:style-name="ce18" table:formula="oooc:=[.C10]+[.C21]+[.C32]+[.C43]+[.C54]+[.C65]+[.C76]+[.C87]+[.C98]+[.C109]+[.C120]+[.C131]" office:value-type="float" office:value="1057">
            <text:p>1057</text:p>
          </table:table-cell>
          <table:table-cell table:style-name="ce27" table:formula="oooc:=[.D10]+[.D21]+[.D32]+[.D43]+[.D54]+[.D65]+[.D76]+[.D87]+[.D98]+[.D109]+[.D120]+[.D131]" office:value-type="float" office:value="6838">
            <text:p>6838</text:p>
          </table:table-cell>
          <table:table-cell table:style-name="ce27" table:formula="oooc:=[.E10]+[.E21]+[.E32]+[.E43]+[.E54]+[.E65]+[.E76]+[.E87]+[.E98]+[.E109]+[.E120]+[.E131]" office:value-type="float" office:value="31802">
            <text:p>31802</text:p>
          </table:table-cell>
          <table:table-cell table:style-name="ce27" table:formula="oooc:=[.F10]+[.F21]+[.F32]+[.F43]+[.F54]+[.F65]+[.F76]+[.F87]+[.F98]+[.F109]+[.F120]+[.F131]" office:value-type="float" office:value="38137">
            <text:p>38137</text:p>
          </table:table-cell>
          <table:table-cell table:style-name="ce27" table:formula="oooc:=[.G10]+[.G21]+[.G32]+[.G43]+[.G54]+[.G65]+[.G76]+[.G87]+[.G98]+[.G109]+[.G120]+[.G131]" office:value-type="float" office:value="17578">
            <text:p>17578</text:p>
          </table:table-cell>
          <table:table-cell table:style-name="ce27" table:formula="oooc:=[.H10]+[.H21]+[.H32]+[.H43]+[.H54]+[.H65]+[.H76]+[.H87]+[.H98]+[.H109]+[.H120]+[.H131]" office:value-type="float" office:value="55715">
            <text:p>55715</text:p>
          </table:table-cell>
          <table:table-cell table:style-name="ce27" table:formula="oooc:=[.I10]+[.I21]+[.I32]+[.I43]+[.I54]+[.I65]+[.I76]+[.I87]+[.I98]+[.I109]+[.I120]+[.I131]" office:value-type="float" office:value="4299.272">
            <text:p>4299,27</text:p>
          </table:table-cell>
          <table:table-cell table:formula="oooc:=[.H142]/[.C142]" office:value-type="float" office:value="52.7105014191107">
            <text:p>52,71</text:p>
          </table:table-cell>
          <table:table-cell table:formula="oooc:=[.H142]/[.D142]" office:value-type="float" office:value="8.14785024861071">
            <text:p>8,15</text:p>
          </table:table-cell>
          <table:table-cell table:formula="oooc:=[.H142]/[.E142]" office:value-type="float" office:value="1.75193384063895">
            <text:p>1,75</text:p>
          </table:table-cell>
          <table:table-cell table:formula="oooc:=[.I142]/12" office:value-type="float" office:value="358.272666666667">
            <text:p>358,27</text:p>
          </table:table-cell>
          <table:table-cell table:formula="oooc:=[.D142]/[.C142]" office:value-type="float" office:value="6.46925260170293">
            <text:p>6,47</text:p>
          </table:table-cell>
          <table:table-cell table:formula="oooc:=[.C142]/1200*100" office:value-type="float" office:value="88.0833333333333">
            <text:p>88,08</text:p>
          </table:table-cell>
          <table:table-cell table:number-columns-repeated="241"/>
        </table:table-row>
        <table:table-row table:style-name="ro1">
          <table:table-cell/>
          <table:table-cell table:style-name="ce9" table:formula="oooc:=[.B132]" office:value-type="string" office:string-value="Sommer">
            <text:p>Sommer</text:p>
          </table:table-cell>
          <table:table-cell table:style-name="ce18" table:formula="oooc:=[.C11]+[.C22]+[.C33]+[.C44]+[.C55]+[.C66]+[.C77]+[.C88]+[.C99]+[.C110]+[.C121]+[.C132]" office:value-type="float" office:value="1198">
            <text:p>1198</text:p>
          </table:table-cell>
          <table:table-cell table:style-name="ce27" table:formula="oooc:=[.D11]+[.D22]+[.D33]+[.D44]+[.D55]+[.D66]+[.D77]+[.D88]+[.D99]+[.D110]+[.D121]+[.D132]" office:value-type="float" office:value="6056">
            <text:p>6056</text:p>
          </table:table-cell>
          <table:table-cell table:style-name="ce27" table:formula="oooc:=[.E11]+[.E22]+[.E33]+[.E44]+[.E55]+[.E66]+[.E77]+[.E88]+[.E99]+[.E110]+[.E121]+[.E132]" office:value-type="float" office:value="27397">
            <text:p>27397</text:p>
          </table:table-cell>
          <table:table-cell table:style-name="ce27" table:formula="oooc:=[.F11]+[.F22]+[.F33]+[.F44]+[.F55]+[.F66]+[.F77]+[.F88]+[.F99]+[.F110]+[.F121]+[.F132]" office:value-type="float" office:value="35451">
            <text:p>35451</text:p>
          </table:table-cell>
          <table:table-cell table:style-name="ce27" table:formula="oooc:=[.G11]+[.G22]+[.G33]+[.G44]+[.G55]+[.G66]+[.G77]+[.G88]+[.G99]+[.G110]+[.G121]+[.G132]" office:value-type="float" office:value="14321">
            <text:p>14321</text:p>
          </table:table-cell>
          <table:table-cell table:style-name="ce27" table:formula="oooc:=[.H11]+[.H22]+[.H33]+[.H44]+[.H55]+[.H66]+[.H77]+[.H88]+[.H99]+[.H110]+[.H121]+[.H132]" office:value-type="float" office:value="49772">
            <text:p>49772</text:p>
          </table:table-cell>
          <table:table-cell table:style-name="ce27" table:formula="oooc:=[.I11]+[.I22]+[.I33]+[.I44]+[.I55]+[.I66]+[.I77]+[.I88]+[.I99]+[.I110]+[.I121]+[.I132]" office:value-type="float" office:value="5758.533">
            <text:p>5758,53</text:p>
          </table:table-cell>
          <table:table-cell table:formula="oooc:=[.H143]/[.C143]" office:value-type="float" office:value="41.5459098497496">
            <text:p>41,55</text:p>
          </table:table-cell>
          <table:table-cell table:formula="oooc:=[.H143]/[.D143]" office:value-type="float" office:value="8.21862615587847">
            <text:p>8,22</text:p>
          </table:table-cell>
          <table:table-cell table:formula="oooc:=[.H143]/[.E143]" office:value-type="float" office:value="1.81669525860496">
            <text:p>1,82</text:p>
          </table:table-cell>
          <table:table-cell table:formula="oooc:=[.I143]/12" office:value-type="float" office:value="479.87775">
            <text:p>479,88</text:p>
          </table:table-cell>
          <table:table-cell table:formula="oooc:=[.D143]/[.C143]" office:value-type="float" office:value="5.0550918196995">
            <text:p>5,06</text:p>
          </table:table-cell>
          <table:table-cell table:formula="oooc:=[.C143]/1200*100" office:value-type="float" office:value="99.8333333333333">
            <text:p>99,83</text:p>
          </table:table-cell>
          <table:table-cell table:number-columns-repeated="241"/>
        </table:table-row>
        <table:table-row table:style-name="ro1">
          <table:table-cell table:style-name="ce1"/>
          <table:table-cell table:style-name="ce10" table:formula="oooc:=[.B133]" office:value-type="string" office:string-value="Wagenführ">
            <text:p>Wagenführ</text:p>
          </table:table-cell>
          <table:table-cell table:style-name="ce19" table:formula="oooc:=[.C12]+[.C23]+[.C34]+[.C45]+[.C56]+[.C67]+[.C78]+[.C89]+[.C100]+[.C111]+[.C122]+[.C133]" office:value-type="float" office:value="1178">
            <text:p>1178</text:p>
          </table:table-cell>
          <table:table-cell table:style-name="ce28" table:formula="oooc:=[.D12]+[.D23]+[.D34]+[.D45]+[.D56]+[.D67]+[.D78]+[.D89]+[.D100]+[.D111]+[.D122]+[.D133]" office:value-type="float" office:value="6879">
            <text:p>6879</text:p>
          </table:table-cell>
          <table:table-cell table:style-name="ce28" table:formula="oooc:=[.E12]+[.E23]+[.E34]+[.E45]+[.E56]+[.E67]+[.E78]+[.E89]+[.E100]+[.E111]+[.E122]+[.E133]" office:value-type="float" office:value="33073">
            <text:p>33073</text:p>
          </table:table-cell>
          <table:table-cell table:style-name="ce28" table:formula="oooc:=[.F12]+[.F23]+[.F34]+[.F45]+[.F56]+[.F67]+[.F78]+[.F89]+[.F100]+[.F111]+[.F122]+[.F133]" office:value-type="float" office:value="40729">
            <text:p>40729</text:p>
          </table:table-cell>
          <table:table-cell table:style-name="ce28" table:formula="oooc:=[.G12]+[.G23]+[.G34]+[.G45]+[.G56]+[.G67]+[.G78]+[.G89]+[.G100]+[.G111]+[.G122]+[.G133]" office:value-type="float" office:value="16794">
            <text:p>16794</text:p>
          </table:table-cell>
          <table:table-cell table:style-name="ce28" table:formula="oooc:=[.H12]+[.H23]+[.H34]+[.H45]+[.H56]+[.H67]+[.H78]+[.H89]+[.H100]+[.H111]+[.H122]+[.H133]" office:value-type="float" office:value="57523">
            <text:p>57523</text:p>
          </table:table-cell>
          <table:table-cell table:style-name="ce28" table:formula="oooc:=[.I12]+[.I23]+[.I34]+[.I45]+[.I56]+[.I67]+[.I78]+[.I89]+[.I100]+[.I111]+[.I122]+[.I133]" office:value-type="float" office:value="839.657">
            <text:p>839,66</text:p>
          </table:table-cell>
          <table:table-cell table:style-name="ce17" table:formula="oooc:=[.H144]/[.C144]" office:value-type="float" office:value="48.8310696095076">
            <text:p>48,83</text:p>
          </table:table-cell>
          <table:table-cell table:style-name="ce26" table:formula="oooc:=[.H144]/[.D144]" office:value-type="float" office:value="8.36211658671319">
            <text:p>8,36</text:p>
          </table:table-cell>
          <table:table-cell table:style-name="ce26" table:formula="oooc:=[.H144]/[.E144]" office:value-type="float" office:value="1.73927372781423">
            <text:p>1,74</text:p>
          </table:table-cell>
          <table:table-cell table:style-name="ce26" table:formula="oooc:=[.I144]/12" office:value-type="float" office:value="69.9714166666667">
            <text:p>69,97</text:p>
          </table:table-cell>
          <table:table-cell table:style-name="ce26" table:formula="oooc:=[.D144]/[.C144]" office:value-type="float" office:value="5.83955857385399">
            <text:p>5,84</text:p>
          </table:table-cell>
          <table:table-cell table:style-name="ce26" table:formula="oooc:=[.C144]/1200*100" office:value-type="float" office:value="98.1666666666667">
            <text:p>98,17</text:p>
          </table:table-cell>
          <table:table-cell table:style-name="ce26" table:number-columns-repeated="3"/>
          <table:table-cell table:style-name="ce39" table:number-columns-repeated="238"/>
        </table:table-row>
        <table:table-row table:style-name="ro1">
          <table:table-cell/>
          <table:table-cell table:style-name="ce11" table:formula="oooc:=[.B134]" office:value-type="string" office:string-value="Agner">
            <text:p>Agner</text:p>
          </table:table-cell>
          <table:table-cell table:style-name="ce20" table:formula="oooc:=[.$C$158]*[.$H$157]*[.C134]" office:value-type="float" office:value="221342.747676912">
            <text:p>221342,75</text:p>
          </table:table-cell>
          <table:table-cell table:style-name="ce29"/>
          <table:table-cell table:style-name="ce29" table:formula="oooc:=-[.E134]" office:value-type="float" office:value="-37594">
            <text:p>-37594</text:p>
          </table:table-cell>
          <table:table-cell table:style-name="ce29" table:formula="oooc:=-[.F134]" office:value-type="float" office:value="-45785">
            <text:p>-45785</text:p>
          </table:table-cell>
          <table:table-cell table:style-name="ce29" table:formula="oooc:=-0.5*[.G134]" office:value-type="float" office:value="-9671.5">
            <text:p>-9671,5</text:p>
          </table:table-cell>
          <table:table-cell table:style-name="ce29"/>
          <table:table-cell table:style-name="ce37" table:formula="oooc:=SUM([.C145:.H145])/100" office:value-type="float" office:value="1282.92247676912">
            <text:p>1282,92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11" table:formula="oooc:=[.B135]" office:value-type="string" office:string-value="Fuest">
            <text:p>Fuest</text:p>
          </table:table-cell>
          <table:table-cell table:style-name="ce20" table:formula="oooc:=[.$C$158]*[.$H$157]*[.C135]" office:value-type="float" office:value="217396.909220872">
            <text:p>217396,91</text:p>
          </table:table-cell>
          <table:table-cell table:style-name="ce29"/>
          <table:table-cell table:style-name="ce29" table:formula="oooc:=-[.E135]" office:value-type="float" office:value="-29547">
            <text:p>-29547</text:p>
          </table:table-cell>
          <table:table-cell table:style-name="ce29" table:formula="oooc:=-[.F135]" office:value-type="float" office:value="-37113">
            <text:p>-37113</text:p>
          </table:table-cell>
          <table:table-cell table:style-name="ce29" table:formula="oooc:=-0.5*[.G135]" office:value-type="float" office:value="-6458.5">
            <text:p>-6458,5</text:p>
          </table:table-cell>
          <table:table-cell table:style-name="ce29"/>
          <table:table-cell table:style-name="ce37" table:formula="oooc:=SUM([.C146:.H146])/100" office:value-type="float" office:value="1442.78409220872">
            <text:p>1442,78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11" table:formula="oooc:=[.B136]" office:value-type="string" office:string-value="Gosmann">
            <text:p>Gosmann</text:p>
          </table:table-cell>
          <table:table-cell table:style-name="ce20" table:formula="oooc:=[.$C$158]*[.$H$157]*[.C136]" office:value-type="float" office:value="193533.981415297">
            <text:p>193533,98</text:p>
          </table:table-cell>
          <table:table-cell table:style-name="ce29"/>
          <table:table-cell table:style-name="ce29" table:formula="oooc:=-[.E136]" office:value-type="float" office:value="-30208">
            <text:p>-30208</text:p>
          </table:table-cell>
          <table:table-cell table:style-name="ce29" table:formula="oooc:=-[.F136]" office:value-type="float" office:value="-37249">
            <text:p>-37249</text:p>
          </table:table-cell>
          <table:table-cell table:style-name="ce29" table:formula="oooc:=-0.5*[.G136]" office:value-type="float" office:value="-8164">
            <text:p>-8164</text:p>
          </table:table-cell>
          <table:table-cell table:style-name="ce29"/>
          <table:table-cell table:style-name="ce37" table:formula="oooc:=SUM([.C147:.H147])/100" office:value-type="float" office:value="1179.12981415297">
            <text:p>1179,13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11" table:formula="oooc:=[.B137]" office:value-type="string" office:string-value="Hubmer">
            <text:p>Hubmer</text:p>
          </table:table-cell>
          <table:table-cell table:style-name="ce20" table:formula="oooc:=[.$C$158]*[.$H$157]*[.C137]" office:value-type="float" office:value="221342.747676912">
            <text:p>221342,75</text:p>
          </table:table-cell>
          <table:table-cell table:style-name="ce29"/>
          <table:table-cell table:style-name="ce29" table:formula="oooc:=-[.E137]" office:value-type="float" office:value="-31042">
            <text:p>-31042</text:p>
          </table:table-cell>
          <table:table-cell table:style-name="ce29" table:formula="oooc:=-[.F137]" office:value-type="float" office:value="-40427">
            <text:p>-40427</text:p>
          </table:table-cell>
          <table:table-cell table:style-name="ce29" table:formula="oooc:=-0.5*[.G137]" office:value-type="float" office:value="-6948.5">
            <text:p>-6948,5</text:p>
          </table:table-cell>
          <table:table-cell table:style-name="ce29"/>
          <table:table-cell table:style-name="ce37" table:formula="oooc:=SUM([.C148:.H148])/100" office:value-type="float" office:value="1429.25247676912">
            <text:p>1429,25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11" table:formula="oooc:=[.B138]" office:value-type="string" office:string-value="Jährig">
            <text:p>Jährig</text:p>
          </table:table-cell>
          <table:table-cell table:style-name="ce20" table:formula="oooc:=[.$C$158]*[.$H$157]*[.C138]" office:value-type="float" office:value="200674.070050036">
            <text:p>200674,07</text:p>
          </table:table-cell>
          <table:table-cell table:style-name="ce29"/>
          <table:table-cell table:style-name="ce29" table:formula="oooc:=-[.E138]" office:value-type="float" office:value="-32450">
            <text:p>-32450</text:p>
          </table:table-cell>
          <table:table-cell table:style-name="ce29" table:formula="oooc:=-[.F138]" office:value-type="float" office:value="-39278">
            <text:p>-39278</text:p>
          </table:table-cell>
          <table:table-cell table:style-name="ce29" table:formula="oooc:=-0.5*[.G138]" office:value-type="float" office:value="-8150">
            <text:p>-8150</text:p>
          </table:table-cell>
          <table:table-cell table:style-name="ce29"/>
          <table:table-cell table:style-name="ce37" table:formula="oooc:=SUM([.C149:.H149])/100" office:value-type="float" office:value="1207.96070050036">
            <text:p>1207,96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11" table:formula="oooc:=[.B139]" office:value-type="string" office:string-value="Maraun">
            <text:p>Maraun</text:p>
          </table:table-cell>
          <table:table-cell table:style-name="ce20" table:formula="oooc:=[.$C$158]*[.$H$157]*[.C139]" office:value-type="float" office:value="221718.541815583">
            <text:p>221718,54</text:p>
          </table:table-cell>
          <table:table-cell table:style-name="ce29"/>
          <table:table-cell table:style-name="ce29" table:formula="oooc:=-[.E139]" office:value-type="float" office:value="-29983">
            <text:p>-29983</text:p>
          </table:table-cell>
          <table:table-cell table:style-name="ce29" table:formula="oooc:=-[.F139]" office:value-type="float" office:value="-37735">
            <text:p>-37735</text:p>
          </table:table-cell>
          <table:table-cell table:style-name="ce29" table:formula="oooc:=-0.5*[.G139]" office:value-type="float" office:value="-7899">
            <text:p>-7899</text:p>
          </table:table-cell>
          <table:table-cell table:style-name="ce29"/>
          <table:table-cell table:style-name="ce37" table:formula="oooc:=SUM([.C150:.H150])/100" office:value-type="float" office:value="1461.01541815583">
            <text:p>1461,02</text:p>
          </table:table-cell>
          <table:table-cell/>
          <table:table-cell table:style-name="Default"/>
          <table:table-cell table:number-columns-repeated="7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0]" office:value-type="string" office:string-value="Mergel">
            <text:p>Mergel</text:p>
          </table:table-cell>
          <table:table-cell table:style-name="ce20" table:formula="oooc:=[.$C$158]*[.$H$157]*[.C140]" office:value-type="float" office:value="222470.130092923">
            <text:p>222470,13</text:p>
          </table:table-cell>
          <table:table-cell table:style-name="ce29"/>
          <table:table-cell table:style-name="ce29" table:formula="oooc:=-[.E140]" office:value-type="float" office:value="-28554">
            <text:p>-28554</text:p>
          </table:table-cell>
          <table:table-cell table:style-name="ce29" table:formula="oooc:=-[.F140]" office:value-type="float" office:value="-36242">
            <text:p>-36242</text:p>
          </table:table-cell>
          <table:table-cell table:style-name="ce29" table:formula="oooc:=-0.5*[.G140]" office:value-type="float" office:value="-5709.5">
            <text:p>-5709,5</text:p>
          </table:table-cell>
          <table:table-cell table:style-name="ce29"/>
          <table:table-cell table:style-name="ce37" table:formula="oooc:=SUM([.C151:.H151])/100" office:value-type="float" office:value="1519.64630092923">
            <text:p>1519,65</text:p>
          </table:table-cell>
          <table:table-cell/>
          <table:table-cell table:style-name="Default"/>
          <table:table-cell table:number-columns-repeated="7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1]" office:value-type="string" office:string-value="Richter">
            <text:p>Richter</text:p>
          </table:table-cell>
          <table:table-cell table:style-name="ce20" table:formula="oooc:=[.$C$158]*[.$H$157]*[.C141]" office:value-type="float" office:value="222282.233023588">
            <text:p>222282,23</text:p>
          </table:table-cell>
          <table:table-cell table:style-name="ce29"/>
          <table:table-cell table:style-name="ce29" table:formula="oooc:=-[.E141]" office:value-type="float" office:value="-27136">
            <text:p>-27136</text:p>
          </table:table-cell>
          <table:table-cell table:style-name="ce29" table:formula="oooc:=-[.F141]" office:value-type="float" office:value="-35161">
            <text:p>-35161</text:p>
          </table:table-cell>
          <table:table-cell table:style-name="ce29" table:formula="oooc:=-0.5*[.G141]" office:value-type="float" office:value="-6725.5">
            <text:p>-6725,5</text:p>
          </table:table-cell>
          <table:table-cell table:style-name="ce29"/>
          <table:table-cell table:style-name="ce37" table:formula="oooc:=SUM([.C152:.H152])/100" office:value-type="float" office:value="1532.59733023588">
            <text:p>1532,6</text:p>
          </table:table-cell>
          <table:table-cell/>
          <table:table-cell table:style-name="Default"/>
          <table:table-cell table:number-columns-repeated="7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2]" office:value-type="string" office:string-value="Roth">
            <text:p>Roth</text:p>
          </table:table-cell>
          <table:table-cell table:style-name="ce20" table:formula="oooc:=[.$C$158]*[.$H$157]*[.C142]" office:value-type="float" office:value="198607.202287348">
            <text:p>198607,2</text:p>
          </table:table-cell>
          <table:table-cell table:style-name="ce29"/>
          <table:table-cell table:style-name="ce29" table:formula="oooc:=-[.E142]" office:value-type="float" office:value="-31802">
            <text:p>-31802</text:p>
          </table:table-cell>
          <table:table-cell table:style-name="ce29" table:formula="oooc:=-[.F142]" office:value-type="float" office:value="-38137">
            <text:p>-38137</text:p>
          </table:table-cell>
          <table:table-cell table:style-name="ce29" table:formula="oooc:=-0.5*[.G142]" office:value-type="float" office:value="-8789">
            <text:p>-8789</text:p>
          </table:table-cell>
          <table:table-cell table:style-name="ce29"/>
          <table:table-cell table:style-name="ce37" table:formula="oooc:=SUM([.C153:.H153])/100" office:value-type="float" office:value="1198.79202287348">
            <text:p>1198,79</text:p>
          </table:table-cell>
          <table:table-cell/>
          <table:table-cell table:style-name="Default"/>
          <table:table-cell table:number-columns-repeated="7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3]" office:value-type="string" office:string-value="Sommer">
            <text:p>Sommer</text:p>
          </table:table-cell>
          <table:table-cell table:style-name="ce20" table:formula="oooc:=[.$C$158]*[.$H$157]*[.C143]" office:value-type="float" office:value="225100.689063617">
            <text:p>225100,69</text:p>
          </table:table-cell>
          <table:table-cell table:style-name="ce29"/>
          <table:table-cell table:style-name="ce29" table:formula="oooc:=-[.E143]" office:value-type="float" office:value="-27397">
            <text:p>-27397</text:p>
          </table:table-cell>
          <table:table-cell table:style-name="ce29" table:formula="oooc:=-[.F143]" office:value-type="float" office:value="-35451">
            <text:p>-35451</text:p>
          </table:table-cell>
          <table:table-cell table:style-name="ce29" table:formula="oooc:=-0.5*[.G143]" office:value-type="float" office:value="-7160.5">
            <text:p>-7160,5</text:p>
          </table:table-cell>
          <table:table-cell table:style-name="ce29"/>
          <table:table-cell table:style-name="ce37" table:formula="oooc:=SUM([.C154:.H154])/100" office:value-type="float" office:value="1550.92189063617">
            <text:p>1550,92</text:p>
          </table:table-cell>
          <table:table-cell/>
          <table:table-cell table:style-name="Default"/>
          <table:table-cell table:number-columns-repeated="7"/>
          <table:table-cell table:style-name="ce16"/>
          <table:table-cell table:number-columns-repeated="237"/>
        </table:table-row>
        <table:table-row table:style-name="ro1">
          <table:table-cell table:style-name="ce1"/>
          <table:table-cell table:style-name="ce12" table:formula="oooc:=[.B144]" office:value-type="string" office:string-value="Wagenführ">
            <text:p>Wagenführ</text:p>
          </table:table-cell>
          <table:table-cell table:style-name="ce20" table:formula="oooc:=[.$C$158]*[.$H$157]*[.C144]" office:value-type="float" office:value="221342.747676912">
            <text:p>221342,75</text:p>
          </table:table-cell>
          <table:table-cell table:style-name="ce29"/>
          <table:table-cell table:style-name="ce29" table:formula="oooc:=-[.E144]" office:value-type="float" office:value="-33073">
            <text:p>-33073</text:p>
          </table:table-cell>
          <table:table-cell table:style-name="ce29" table:formula="oooc:=-[.F144]" office:value-type="float" office:value="-40729">
            <text:p>-40729</text:p>
          </table:table-cell>
          <table:table-cell table:style-name="ce29" table:formula="oooc:=-0.5*[.G144]" office:value-type="float" office:value="-8397">
            <text:p>-8397</text:p>
          </table:table-cell>
          <table:table-cell table:style-name="ce29"/>
          <table:table-cell table:style-name="ce37" table:formula="oooc:=SUM([.C155:.H155])/100" office:value-type="float" office:value="1391.43747676912">
            <text:p>1391,44</text:p>
          </table:table-cell>
          <table:table-cell table:style-name="ce17"/>
          <table:table-cell table:style-name="Default"/>
          <table:table-cell table:style-name="ce26" table:number-columns-repeated="8"/>
          <table:table-cell table:style-name="ce39" table:number-columns-repeated="237"/>
        </table:table-row>
        <table:table-row table:style-name="ro1">
          <table:table-cell table:style-name="ce6"/>
          <table:table-cell table:style-name="ce13"/>
          <table:table-cell table:style-name="ce21"/>
          <table:table-cell table:style-name="ce30" table:number-columns-repeated="6"/>
          <table:table-cell table:style-name="ce21"/>
          <table:table-cell table:style-name="ce30" table:number-columns-repeated="9"/>
          <table:table-cell table:style-name="ce40" table:number-columns-repeated="237"/>
        </table:table-row>
        <table:table-row table:style-name="ro1">
          <table:table-cell/>
          <table:table-cell office:value-type="string">
            <text:p>Mittelwerte</text:p>
          </table:table-cell>
          <table:table-cell table:style-name="ce22" table:formula="oooc:=AVERAGE([.C134:.C144])/AVERAGE([.$C$134:.$C$144])" office:value-type="float" office:value="1">
            <text:p>1</text:p>
          </table:table-cell>
          <table:table-cell table:style-name="ce31" table:formula="oooc:=AVERAGE([.D134:.D144])/AVERAGE([.$C$134:.$C$144])" office:value-type="float" office:value="5.81486776268763">
            <text:p>5,81</text:p>
          </table:table-cell>
          <table:table-cell table:style-name="ce31" table:formula="oooc:=AVERAGE([.E134:.E144])/AVERAGE([.$C$134:.$C$144])" office:value-type="float" office:value="26.9069970613931">
            <text:p>26,91</text:p>
          </table:table-cell>
          <table:table-cell table:style-name="ce31" table:formula="oooc:=AVERAGE([.F134:.F144])/AVERAGE([.$C$134:.$C$144])" office:value-type="float" office:value="33.6198077992217">
            <text:p>33,62</text:p>
          </table:table-cell>
          <table:table-cell table:style-name="ce31" table:formula="oooc:=AVERAGE([.G134:.G144])/AVERAGE([.$C$134:.$C$144])" office:value-type="float" office:value="13.3544595345882">
            <text:p>13,35</text:p>
          </table:table-cell>
          <table:table-cell table:style-name="ce35" table:formula="oooc:=AVERAGE([.H134:.H144])/AVERAGE([.$C$134:.$C$144])" office:value-type="float" office:value="46.9742673338099">
            <text:p>46,97</text:p>
          </table:table-cell>
          <table:table-cell table:style-name="ce31" table:formula="oooc:=AVERAGE([.I134:.I144])/AVERAGE([.$C$134:.$C$144])" office:value-type="float" office:value="2.07403534270511">
            <text:p>2,07</text:p>
          </table:table-cell>
          <table:table-cell table:number-columns-repeated="9"/>
          <table:table-cell table:style-name="ce16"/>
          <table:table-cell table:number-columns-repeated="237"/>
        </table:table-row>
        <table:table-row table:style-name="ro1">
          <table:table-cell/>
          <table:table-cell office:value-type="string">
            <text:p>Basisfaktor</text:p>
          </table:table-cell>
          <table:table-cell table:style-name="ce23" office:value-type="float" office:value="4">
            <text:p>4</text:p>
          </table:table-cell>
          <table:table-cell table:number-columns-repeated="15"/>
          <table:table-cell table:style-name="ce16"/>
          <table:table-cell table:number-columns-repeated="237"/>
        </table:table-row>
        <table:table-row table:style-name="ro1">
          <table:table-cell table:style-name="ce1"/>
          <table:table-cell table:style-name="ce7"/>
          <table:table-cell table:style-name="ce17"/>
          <table:table-cell table:style-name="ce26" table:number-columns-repeated="6"/>
          <table:table-cell table:style-name="ce17"/>
          <table:table-cell table:style-name="ce26"/>
          <table:table-cell table:style-name="ce39" table:number-columns-repeated="7"/>
          <table:table-cell table:style-name="ce26"/>
          <table:table-cell table:style-name="ce39" table:number-columns-repeated="237"/>
        </table:table-row>
        <table:table-row table:style-name="ro1">
          <table:table-cell/>
          <table:table-cell table:style-name="ce11" table:formula="oooc:=[.B145]" office:value-type="string" office:string-value="Agner">
            <text:p>Agner</text:p>
          </table:table-cell>
          <table:table-cell table:style-name="ce20" table:formula="oooc:=[.$C$172]*[.$H$171]*[.C134]" office:value-type="float" office:value="220439.688075002">
            <text:p>220439,69</text:p>
          </table:table-cell>
          <table:table-cell table:style-name="ce32"/>
          <table:table-cell table:style-name="ce32" table:formula="oooc:=-[.E134]" office:value-type="float" office:value="-37594">
            <text:p>-37594</text:p>
          </table:table-cell>
          <table:table-cell table:style-name="ce32" table:formula="oooc:=-[.F134]" office:value-type="float" office:value="-45785">
            <text:p>-45785</text:p>
          </table:table-cell>
          <table:table-cell table:style-name="ce32" table:formula="oooc:=-0.5*[.G134]" office:value-type="float" office:value="-9671.5">
            <text:p>-9671,5</text:p>
          </table:table-cell>
          <table:table-cell table:style-name="ce32"/>
          <table:table-cell table:style-name="ce37" table:formula="oooc:=SUM([.C160:.H160])/100" office:value-type="float" office:value="1273.89188075002">
            <text:p>1273,89</text:p>
          </table:table-cell>
          <table:table-cell office:value-type="float" office:value="7">
            <text:p>7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6]" office:value-type="string" office:string-value="Fuest">
            <text:p>Fuest</text:p>
          </table:table-cell>
          <table:table-cell table:style-name="ce20" table:formula="oooc:=[.$C$172]*[.$H$171]*[.C135]" office:value-type="float" office:value="216509.948304565">
            <text:p>216509,95</text:p>
          </table:table-cell>
          <table:table-cell table:style-name="ce32"/>
          <table:table-cell table:style-name="ce32" table:formula="oooc:=-[.E135]" office:value-type="float" office:value="-29547">
            <text:p>-29547</text:p>
          </table:table-cell>
          <table:table-cell table:style-name="ce32" table:formula="oooc:=-[.F135]" office:value-type="float" office:value="-37113">
            <text:p>-37113</text:p>
          </table:table-cell>
          <table:table-cell table:style-name="ce32" table:formula="oooc:=-0.5*[.G135]" office:value-type="float" office:value="-6458.5">
            <text:p>-6458,5</text:p>
          </table:table-cell>
          <table:table-cell table:style-name="ce32"/>
          <table:table-cell table:style-name="ce37" table:formula="oooc:=SUM([.C161:.H161])/100" office:value-type="float" office:value="1433.91448304565">
            <text:p>1433,91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7]" office:value-type="string" office:string-value="Gosmann">
            <text:p>Gosmann</text:p>
          </table:table-cell>
          <table:table-cell table:style-name="ce20" table:formula="oooc:=[.$C$172]*[.$H$171]*[.C136]" office:value-type="float" office:value="192744.379216683">
            <text:p>192744,38</text:p>
          </table:table-cell>
          <table:table-cell table:style-name="ce32"/>
          <table:table-cell table:style-name="ce32" table:formula="oooc:=-[.E136]" office:value-type="float" office:value="-30208">
            <text:p>-30208</text:p>
          </table:table-cell>
          <table:table-cell table:style-name="ce32" table:formula="oooc:=-[.F136]" office:value-type="float" office:value="-37249">
            <text:p>-37249</text:p>
          </table:table-cell>
          <table:table-cell table:style-name="ce32" table:formula="oooc:=-0.5*[.G136]" office:value-type="float" office:value="-8164">
            <text:p>-8164</text:p>
          </table:table-cell>
          <table:table-cell table:style-name="ce32"/>
          <table:table-cell table:style-name="ce37" table:formula="oooc:=SUM([.C162:.H162])/100" office:value-type="float" office:value="1171.23379216683">
            <text:p>1171,23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8]" office:value-type="string" office:string-value="Hubmer">
            <text:p>Hubmer</text:p>
          </table:table-cell>
          <table:table-cell table:style-name="ce20" table:formula="oooc:=[.$C$172]*[.$H$171]*[.C137]" office:value-type="float" office:value="220439.688075002">
            <text:p>220439,69</text:p>
          </table:table-cell>
          <table:table-cell table:style-name="ce32"/>
          <table:table-cell table:style-name="ce32" table:formula="oooc:=-[.E137]" office:value-type="float" office:value="-31042">
            <text:p>-31042</text:p>
          </table:table-cell>
          <table:table-cell table:style-name="ce32" table:formula="oooc:=-[.F137]" office:value-type="float" office:value="-40427">
            <text:p>-40427</text:p>
          </table:table-cell>
          <table:table-cell table:style-name="ce32" table:formula="oooc:=-0.5*[.G137]" office:value-type="float" office:value="-6948.5">
            <text:p>-6948,5</text:p>
          </table:table-cell>
          <table:table-cell table:style-name="ce32"/>
          <table:table-cell table:style-name="ce37" table:formula="oooc:=SUM([.C163:.H163])/100" office:value-type="float" office:value="1420.22188075002">
            <text:p>1420,22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49]" office:value-type="string" office:string-value="Jährig">
            <text:p>Jährig</text:p>
          </table:table-cell>
          <table:table-cell table:style-name="ce20" table:formula="oooc:=[.$C$172]*[.$H$171]*[.C138]" office:value-type="float" office:value="199855.336896522">
            <text:p>199855,34</text:p>
          </table:table-cell>
          <table:table-cell table:style-name="ce32"/>
          <table:table-cell table:style-name="ce32" table:formula="oooc:=-[.E138]" office:value-type="float" office:value="-32450">
            <text:p>-32450</text:p>
          </table:table-cell>
          <table:table-cell table:style-name="ce32" table:formula="oooc:=-[.F138]" office:value-type="float" office:value="-39278">
            <text:p>-39278</text:p>
          </table:table-cell>
          <table:table-cell table:style-name="ce32" table:formula="oooc:=-0.5*[.G138]" office:value-type="float" office:value="-8150">
            <text:p>-8150</text:p>
          </table:table-cell>
          <table:table-cell table:style-name="ce32"/>
          <table:table-cell table:style-name="ce37" table:formula="oooc:=SUM([.C164:.H164])/100" office:value-type="float" office:value="1199.77336896522">
            <text:p>1199,77</text:p>
          </table:table-cell>
          <table:table-cell office:value-type="float" office:value="8">
            <text:p>8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50]" office:value-type="string" office:string-value="Maraun">
            <text:p>Maraun</text:p>
          </table:table-cell>
          <table:table-cell table:style-name="ce20" table:formula="oooc:=[.$C$172]*[.$H$171]*[.C139]" office:value-type="float" office:value="220813.94900552">
            <text:p>220813,95</text:p>
          </table:table-cell>
          <table:table-cell table:style-name="ce32"/>
          <table:table-cell table:style-name="ce32" table:formula="oooc:=-[.E139]" office:value-type="float" office:value="-29983">
            <text:p>-29983</text:p>
          </table:table-cell>
          <table:table-cell table:style-name="ce32" table:formula="oooc:=-[.F139]" office:value-type="float" office:value="-37735">
            <text:p>-37735</text:p>
          </table:table-cell>
          <table:table-cell table:style-name="ce32" table:formula="oooc:=-0.5*[.G139]" office:value-type="float" office:value="-7899">
            <text:p>-7899</text:p>
          </table:table-cell>
          <table:table-cell table:style-name="ce32"/>
          <table:table-cell table:style-name="ce37" table:formula="oooc:=SUM([.C165:.H165])/100" office:value-type="float" office:value="1451.9694900552">
            <text:p>1451,97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51]" office:value-type="string" office:string-value="Mergel">
            <text:p>Mergel</text:p>
          </table:table-cell>
          <table:table-cell table:style-name="ce20" table:formula="oooc:=[.$C$172]*[.$H$171]*[.C140]" office:value-type="float" office:value="221562.470866556">
            <text:p>221562,47</text:p>
          </table:table-cell>
          <table:table-cell table:style-name="ce32"/>
          <table:table-cell table:style-name="ce32" table:formula="oooc:=-[.E140]" office:value-type="float" office:value="-28554">
            <text:p>-28554</text:p>
          </table:table-cell>
          <table:table-cell table:style-name="ce32" table:formula="oooc:=-[.F140]" office:value-type="float" office:value="-36242">
            <text:p>-36242</text:p>
          </table:table-cell>
          <table:table-cell table:style-name="ce32" table:formula="oooc:=-0.5*[.G140]" office:value-type="float" office:value="-5709.5">
            <text:p>-5709,5</text:p>
          </table:table-cell>
          <table:table-cell table:style-name="ce32"/>
          <table:table-cell table:style-name="ce37" table:formula="oooc:=SUM([.C166:.H166])/100" office:value-type="float" office:value="1510.56970866556">
            <text:p>1510,57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52]" office:value-type="string" office:string-value="Richter">
            <text:p>Richter</text:p>
          </table:table-cell>
          <table:table-cell table:style-name="ce20" table:formula="oooc:=[.$C$172]*[.$H$171]*[.C141]" office:value-type="float" office:value="221375.340401297">
            <text:p>221375,34</text:p>
          </table:table-cell>
          <table:table-cell table:style-name="ce32"/>
          <table:table-cell table:style-name="ce32" table:formula="oooc:=-[.E141]" office:value-type="float" office:value="-27136">
            <text:p>-27136</text:p>
          </table:table-cell>
          <table:table-cell table:style-name="ce32" table:formula="oooc:=-[.F141]" office:value-type="float" office:value="-35161">
            <text:p>-35161</text:p>
          </table:table-cell>
          <table:table-cell table:style-name="ce32" table:formula="oooc:=-0.5*[.G141]" office:value-type="float" office:value="-6725.5">
            <text:p>-6725,5</text:p>
          </table:table-cell>
          <table:table-cell table:style-name="ce32"/>
          <table:table-cell table:style-name="ce37" table:formula="oooc:=SUM([.C167:.H167])/100" office:value-type="float" office:value="1523.52840401297">
            <text:p>1523,53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table:style-name="ce11" table:formula="oooc:=[.B153]" office:value-type="string" office:string-value="Roth">
            <text:p>Roth</text:p>
          </table:table-cell>
          <table:table-cell table:style-name="ce20" table:formula="oooc:=[.$C$172]*[.$H$171]*[.C142]" office:value-type="float" office:value="197796.901778673">
            <text:p>197796,9</text:p>
          </table:table-cell>
          <table:table-cell table:style-name="ce32"/>
          <table:table-cell table:style-name="ce32" table:formula="oooc:=-[.E142]" office:value-type="float" office:value="-31802">
            <text:p>-31802</text:p>
          </table:table-cell>
          <table:table-cell table:style-name="ce32" table:formula="oooc:=-[.F142]" office:value-type="float" office:value="-38137">
            <text:p>-38137</text:p>
          </table:table-cell>
          <table:table-cell table:style-name="ce32" table:formula="oooc:=-0.5*[.G142]" office:value-type="float" office:value="-8789">
            <text:p>-8789</text:p>
          </table:table-cell>
          <table:table-cell table:style-name="ce32"/>
          <table:table-cell table:style-name="ce37" table:formula="oooc:=SUM([.C168:.H168])/100" office:value-type="float" office:value="1190.68901778673">
            <text:p>1190,69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 table:style-name="ce7"/>
          <table:table-cell table:style-name="ce12" table:formula="oooc:=[.B154]" office:value-type="string" office:string-value="Sommer">
            <text:p>Sommer</text:p>
          </table:table-cell>
          <table:table-cell table:style-name="ce24" table:formula="oooc:=[.$C$172]*[.$H$171]*[.C143]" office:value-type="float" office:value="224182.29738018">
            <text:p>224182,3</text:p>
          </table:table-cell>
          <table:table-cell table:style-name="ce33"/>
          <table:table-cell table:style-name="ce33" table:formula="oooc:=-[.E143]" office:value-type="float" office:value="-27397">
            <text:p>-27397</text:p>
          </table:table-cell>
          <table:table-cell table:style-name="ce33" table:formula="oooc:=-[.F143]" office:value-type="float" office:value="-35451">
            <text:p>-35451</text:p>
          </table:table-cell>
          <table:table-cell table:style-name="ce33" table:formula="oooc:=-0.5*[.G143]" office:value-type="float" office:value="-7160.5">
            <text:p>-7160,5</text:p>
          </table:table-cell>
          <table:table-cell table:style-name="ce33"/>
          <table:table-cell table:style-name="ce38" table:formula="oooc:=SUM([.C169:.H169])/100" office:value-type="float" office:value="1541.73797380181">
            <text:p>1541,74</text:p>
          </table:table-cell>
          <table:table-cell table:style-name="ce17" office:value-type="float" office:value="1">
            <text:p>1</text:p>
          </table:table-cell>
          <table:table-cell table:style-name="ce39"/>
          <table:table-cell table:style-name="ce26" table:number-columns-repeated="5"/>
          <table:table-cell table:style-name="ce39" table:number-columns-repeated="2"/>
          <table:table-cell table:style-name="ce26"/>
          <table:table-cell table:style-name="ce39" table:number-columns-repeated="237"/>
        </table:table-row>
        <table:table-row table:style-name="ro1">
          <table:table-cell table:style-name="ce6"/>
          <table:table-cell table:style-name="ce13"/>
          <table:table-cell table:style-name="ce21"/>
          <table:table-cell table:style-name="ce30" table:number-columns-repeated="6"/>
          <table:table-cell table:style-name="ce21"/>
          <table:table-cell table:style-name="ce30" table:number-columns-repeated="6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office:value-type="string">
            <text:p>Mittelwerte</text:p>
          </table:table-cell>
          <table:table-cell table:style-name="ce22" table:formula="oooc:=AVERAGE([.C134:.C143])/AVERAGE([.$C$134:.$C$143])" office:value-type="float" office:value="1">
            <text:p>1</text:p>
          </table:table-cell>
          <table:table-cell table:style-name="ce34" table:formula="oooc:=AVERAGE([.D134:.D143])/AVERAGE([.$C$134:.$C$143])" office:value-type="float" office:value="5.81231928502585">
            <text:p>5,81</text:p>
          </table:table-cell>
          <table:table-cell table:style-name="ce34" table:formula="oooc:=AVERAGE([.E134:.E143])/AVERAGE([.$C$134:.$C$143])" office:value-type="float" office:value="26.7863839481293">
            <text:p>26,79</text:p>
          </table:table-cell>
          <table:table-cell table:style-name="ce34" table:formula="oooc:=AVERAGE([.F134:.F143])/AVERAGE([.$C$134:.$C$143])" office:value-type="float" office:value="33.5212476999912">
            <text:p>33,52</text:p>
          </table:table-cell>
          <table:table-cell table:style-name="ce34" table:formula="oooc:=AVERAGE([.G134:.G143])/AVERAGE([.$C$134:.$C$143])" office:value-type="float" office:value="13.2613686147376">
            <text:p>13,26</text:p>
          </table:table-cell>
          <table:table-cell table:style-name="ce36" table:formula="oooc:=AVERAGE([.H134:.H143])/AVERAGE([.$C$134:.$C$143])" office:value-type="float" office:value="46.7826163147288">
            <text:p>46,78</text:p>
          </table:table-cell>
          <table:table-cell table:style-name="ce34" table:formula="oooc:=AVERAGE([.I134:.I143])/AVERAGE([.$C$134:.$C$143])" office:value-type="float" office:value="2.21453798300184">
            <text:p>2,21</text:p>
          </table:table-cell>
          <table:table-cell table:number-columns-repeated="7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>
          <table:table-cell/>
          <table:table-cell office:value-type="string">
            <text:p>Basisfaktor</text:p>
          </table:table-cell>
          <table:table-cell table:style-name="ce23" office:value-type="float" office:value="4">
            <text:p>4</text:p>
          </table:table-cell>
          <table:table-cell table:number-columns-repeated="13"/>
          <table:table-cell table:style-name="Default" table:number-columns-repeated="2"/>
          <table:table-cell table:style-name="ce16"/>
          <table:table-cell table:number-columns-repeated="237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style-name="ce16"/>
          <table:table-cell table:number-columns-repeated="237"/>
        </table:table-row>
        <table:table-row table:style-name="ro1">
          <table:table-cell table:style-name="ce7" office:value-type="string">
            <text:p>F.</text:p>
          </table:table-cell>
          <table:table-cell table:style-name="ce7" office:value-type="string">
            <text:p>Name</text:p>
          </table:table-cell>
          <table:table-cell table:style-name="ce14" office:value-type="string">
            <text:p>Gewonnen</text:p>
          </table:table-cell>
          <table:table-cell table:style-name="ce25" office:value-type="string">
            <text:p>Runden</text:p>
          </table:table-cell>
          <table:table-cell table:style-name="ce25" office:value-type="string">
            <text:p>Karten</text:p>
          </table:table-cell>
          <table:table-cell table:style-name="ce25" office:value-type="string">
            <text:p>eigene Züge</text:p>
          </table:table-cell>
          <table:table-cell table:style-name="ce25" office:value-type="string">
            <text:p>fremde Züge</text:p>
          </table:table-cell>
          <table:table-cell table:style-name="ce25" office:value-type="string">
            <text:p>Gesamtzüge</text:p>
          </table:table-cell>
          <table:table-cell table:style-name="ce25" office:value-type="string">
            <text:p>Zeit</text:p>
          </table:table-cell>
          <table:table-cell table:style-name="ce14" office:value-type="string">
            <text:p>Züge/Spiel</text:p>
          </table:table-cell>
          <table:table-cell table:style-name="ce25" office:value-type="string">
            <text:p>Züge/Runde</text:p>
          </table:table-cell>
          <table:table-cell table:style-name="ce25" office:value-type="string">
            <text:p>Züge/Karte</text:p>
          </table:table-cell>
          <table:table-cell table:style-name="ce25" office:value-type="string">
            <text:p>Zeit/100 Spiele</text:p>
          </table:table-cell>
          <table:table-cell table:style-name="ce25" office:value-type="string">
            <text:p>Runden/Spiel</text:p>
          </table:table-cell>
          <table:table-cell table:style-name="ce25" office:value-type="string">
            <text:p>Quote in %</text:p>
          </table:table-cell>
          <table:table-cell table:style-name="ce25"/>
          <table:table-cell table:style-name="ce39" table:number-columns-repeated="2"/>
          <table:table-cell table:style-name="ce26"/>
          <table:table-cell table:style-name="ce39" table:number-columns-repeated="237"/>
        </table:table-row>
        <table:table-row table:style-name="ro2">
          <table:table-cell table:style-name="ce2" office:value-type="string" table:number-columns-spanned="1" table:number-rows-spanned="2">
            <text:p>chess</text:p>
          </table:table-cell>
          <table:table-cell office:value-type="string">
            <text:p>Haller</text:p>
          </table:table-cell>
          <table:table-cell office:value-type="float" office:value="100">
            <text:p>100</text:p>
          </table:table-cell>
          <table:table-cell office:value-type="float" office:value="362">
            <text:p>362</text:p>
          </table:table-cell>
          <table:table-cell office:value-type="float" office:value="1694">
            <text:p>1694</text:p>
          </table:table-cell>
          <table:table-cell office:value-type="float" office:value="2161">
            <text:p>2161</text:p>
          </table:table-cell>
          <table:table-cell office:value-type="float" office:value="964">
            <text:p>964</text:p>
          </table:table-cell>
          <table:table-cell office:value-type="float" office:value="3125">
            <text:p>3125</text:p>
          </table:table-cell>
          <table:table-cell office:value-type="float" office:value="119.145">
            <text:p>119,15</text:p>
          </table:table-cell>
          <table:table-cell table:formula="oooc:=[.H176]/[.C176]" office:value-type="float" office:value="31.25">
            <text:p>31,25</text:p>
          </table:table-cell>
          <table:table-cell table:formula="oooc:=[.H176]/[.D176]" office:value-type="float" office:value="8.63259668508287">
            <text:p>8,63</text:p>
          </table:table-cell>
          <table:table-cell table:formula="oooc:=[.H176]/[.E176]" office:value-type="float" office:value="1.84474616292798">
            <text:p>1,84</text:p>
          </table:table-cell>
          <table:table-cell table:formula="oooc:=[.I176]" office:value-type="float" office:value="119.145">
            <text:p>119,15</text:p>
          </table:table-cell>
          <table:table-cell table:formula="oooc:=[.D176]/[.C176]" office:value-type="float" office:value="3.62">
            <text:p>3,62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3">
          <table:covered-table-cell table:style-name="ce2"/>
          <table:table-cell table:style-name="ce7" office:value-type="string">
            <text:p>Hanewinkel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362">
            <text:p>362</text:p>
          </table:table-cell>
          <table:table-cell table:style-name="ce26" office:value-type="float" office:value="1757">
            <text:p>1757</text:p>
          </table:table-cell>
          <table:table-cell table:style-name="ce26" office:value-type="float" office:value="2222">
            <text:p>2222</text:p>
          </table:table-cell>
          <table:table-cell table:style-name="ce26" office:value-type="float" office:value="989">
            <text:p>989</text:p>
          </table:table-cell>
          <table:table-cell table:style-name="ce26" office:value-type="float" office:value="3211">
            <text:p>3211</text:p>
          </table:table-cell>
          <table:table-cell table:style-name="ce26" office:value-type="float" office:value="10.816">
            <text:p>10,82</text:p>
          </table:table-cell>
          <table:table-cell table:style-name="ce17" table:formula="oooc:=[.H177]/[.C177]" office:value-type="float" office:value="32.11">
            <text:p>32,11</text:p>
          </table:table-cell>
          <table:table-cell table:style-name="ce26" table:formula="oooc:=[.H177]/[.D177]" office:value-type="float" office:value="8.87016574585635">
            <text:p>8,87</text:p>
          </table:table-cell>
          <table:table-cell table:style-name="ce26" table:formula="oooc:=[.H177]/[.E177]" office:value-type="float" office:value="1.827546955037">
            <text:p>1,83</text:p>
          </table:table-cell>
          <table:table-cell table:style-name="ce26" table:formula="oooc:=[.I177]" office:value-type="float" office:value="10.816">
            <text:p>10,82</text:p>
          </table:table-cell>
          <table:table-cell table:style-name="ce26" table:formula="oooc:=[.D177]/[.C177]" office:value-type="float" office:value="3.62">
            <text:p>3,62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2" office:value-type="string" table:number-columns-spanned="1" table:number-rows-spanned="2">
            <text:p>chop</text:p>
          </table:table-cell>
          <table:table-cell table:formula="oooc:=[.B176]" office:value-type="string" office:string-value="Haller">
            <text:p>Haller</text:p>
          </table:table-cell>
          <table:table-cell office:value-type="float" office:value="100">
            <text:p>100</text:p>
          </table:table-cell>
          <table:table-cell office:value-type="float" office:value="376">
            <text:p>376</text:p>
          </table:table-cell>
          <table:table-cell office:value-type="float" office:value="1742">
            <text:p>1742</text:p>
          </table:table-cell>
          <table:table-cell office:value-type="float" office:value="2246">
            <text:p>2246</text:p>
          </table:table-cell>
          <table:table-cell office:value-type="float" office:value="916">
            <text:p>916</text:p>
          </table:table-cell>
          <table:table-cell office:value-type="float" office:value="3162">
            <text:p>3162</text:p>
          </table:table-cell>
          <table:table-cell office:value-type="float" office:value="124.999">
            <text:p>125</text:p>
          </table:table-cell>
          <table:table-cell table:formula="oooc:=[.H178]/[.C178]" office:value-type="float" office:value="31.62">
            <text:p>31,62</text:p>
          </table:table-cell>
          <table:table-cell table:formula="oooc:=[.H178]/[.D178]" office:value-type="float" office:value="8.40957446808511">
            <text:p>8,41</text:p>
          </table:table-cell>
          <table:table-cell table:formula="oooc:=[.H178]/[.E178]" office:value-type="float" office:value="1.81515499425947">
            <text:p>1,82</text:p>
          </table:table-cell>
          <table:table-cell table:formula="oooc:=[.I178]" office:value-type="float" office:value="124.999">
            <text:p>125</text:p>
          </table:table-cell>
          <table:table-cell table:formula="oooc:=[.D178]/[.C178]" office:value-type="float" office:value="3.76">
            <text:p>3,76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2"/>
          <table:table-cell table:style-name="ce7" table:formula="oooc:=[.B177]" office:value-type="string" office:string-value="Hanewinkel">
            <text:p>Hanewinkel</text:p>
          </table:table-cell>
          <table:table-cell table:style-name="ce17" office:value-type="float" office:value="99">
            <text:p>99</text:p>
          </table:table-cell>
          <table:table-cell table:style-name="ce26" office:value-type="float" office:value="408">
            <text:p>408</text:p>
          </table:table-cell>
          <table:table-cell table:style-name="ce26" office:value-type="float" office:value="1996">
            <text:p>1996</text:p>
          </table:table-cell>
          <table:table-cell table:style-name="ce26" office:value-type="float" office:value="2565">
            <text:p>2565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3589">
            <text:p>3589</text:p>
          </table:table-cell>
          <table:table-cell table:style-name="ce26" office:value-type="float" office:value="12.05">
            <text:p>12,05</text:p>
          </table:table-cell>
          <table:table-cell table:style-name="ce17" table:formula="oooc:=[.H179]/[.C179]" office:value-type="float" office:value="36.2525252525253">
            <text:p>36,25</text:p>
          </table:table-cell>
          <table:table-cell table:style-name="ce26" table:formula="oooc:=[.H179]/[.D179]" office:value-type="float" office:value="8.79656862745098">
            <text:p>8,8</text:p>
          </table:table-cell>
          <table:table-cell table:style-name="ce26" table:formula="oooc:=[.H179]/[.E179]" office:value-type="float" office:value="1.79809619238477">
            <text:p>1,8</text:p>
          </table:table-cell>
          <table:table-cell table:style-name="ce26" table:formula="oooc:=[.I179]" office:value-type="float" office:value="12.05">
            <text:p>12,05</text:p>
          </table:table-cell>
          <table:table-cell table:style-name="ce26" table:formula="oooc:=[.D179]/[.C179]" office:value-type="float" office:value="4.12121212121212">
            <text:p>4,12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4" office:value-type="string" table:number-columns-spanned="1" table:number-rows-spanned="2">
            <text:p>cross</text:p>
          </table:table-cell>
          <table:table-cell table:formula="oooc:=[.B178]" office:value-type="string" office:string-value="Haller">
            <text:p>Haller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office:value-type="float" office:value="1842">
            <text:p>1842</text:p>
          </table:table-cell>
          <table:table-cell office:value-type="float" office:value="2365">
            <text:p>2365</text:p>
          </table:table-cell>
          <table:table-cell office:value-type="float" office:value="1134">
            <text:p>1134</text:p>
          </table:table-cell>
          <table:table-cell office:value-type="float" office:value="3499">
            <text:p>3499</text:p>
          </table:table-cell>
          <table:table-cell office:value-type="float" office:value="132.843">
            <text:p>132,84</text:p>
          </table:table-cell>
          <table:table-cell table:formula="oooc:=[.H180]/[.C180]" office:value-type="float" office:value="34.99">
            <text:p>34,99</text:p>
          </table:table-cell>
          <table:table-cell table:formula="oooc:=[.H180]/[.D180]" office:value-type="float" office:value="8.83585858585859">
            <text:p>8,84</text:p>
          </table:table-cell>
          <table:table-cell table:formula="oooc:=[.H180]/[.E180]" office:value-type="float" office:value="1.89956568946797">
            <text:p>1,9</text:p>
          </table:table-cell>
          <table:table-cell table:formula="oooc:=[.I180]" office:value-type="float" office:value="132.843">
            <text:p>132,84</text:p>
          </table:table-cell>
          <table:table-cell table:formula="oooc:=[.D180]/[.C180]" office:value-type="float" office:value="3.96">
            <text:p>3,96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4"/>
          <table:table-cell table:style-name="ce7" table:formula="oooc:=[.B179]" office:value-type="string" office:string-value="Hanewinkel">
            <text:p>Hanewinkel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647">
            <text:p>647</text:p>
          </table:table-cell>
          <table:table-cell table:style-name="ce26" office:value-type="float" office:value="3186">
            <text:p>3186</text:p>
          </table:table-cell>
          <table:table-cell table:style-name="ce26" office:value-type="float" office:value="4001">
            <text:p>4001</text:p>
          </table:table-cell>
          <table:table-cell table:style-name="ce26" office:value-type="float" office:value="2005">
            <text:p>2005</text:p>
          </table:table-cell>
          <table:table-cell table:style-name="ce26" office:value-type="float" office:value="6006">
            <text:p>6006</text:p>
          </table:table-cell>
          <table:table-cell table:style-name="ce26" office:value-type="float" office:value="18.269">
            <text:p>18,27</text:p>
          </table:table-cell>
          <table:table-cell table:style-name="ce17" table:formula="oooc:=[.H181]/[.C181]" office:value-type="float" office:value="60.06">
            <text:p>60,06</text:p>
          </table:table-cell>
          <table:table-cell table:style-name="ce26" table:formula="oooc:=[.H181]/[.D181]" office:value-type="float" office:value="9.28284389489954">
            <text:p>9,28</text:p>
          </table:table-cell>
          <table:table-cell table:style-name="ce26" table:formula="oooc:=[.H181]/[.E181]" office:value-type="float" office:value="1.88512241054614">
            <text:p>1,89</text:p>
          </table:table-cell>
          <table:table-cell table:style-name="ce26" table:formula="oooc:=[.I181]" office:value-type="float" office:value="18.269">
            <text:p>18,27</text:p>
          </table:table-cell>
          <table:table-cell table:style-name="ce26" table:formula="oooc:=[.D181]/[.C181]" office:value-type="float" office:value="6.47">
            <text:p>6,47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2" office:value-type="string" table:number-columns-spanned="1" table:number-rows-spanned="2">
            <text:p>exchange</text:p>
          </table:table-cell>
          <table:table-cell table:formula="oooc:=[.B180]" office:value-type="string" office:string-value="Haller">
            <text:p>Haller</text:p>
          </table:table-cell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1766">
            <text:p>1766</text:p>
          </table:table-cell>
          <table:table-cell office:value-type="float" office:value="2260">
            <text:p>2260</text:p>
          </table:table-cell>
          <table:table-cell office:value-type="float" office:value="907">
            <text:p>907</text:p>
          </table:table-cell>
          <table:table-cell office:value-type="float" office:value="3167">
            <text:p>3167</text:p>
          </table:table-cell>
          <table:table-cell office:value-type="float" office:value="127.683">
            <text:p>127,68</text:p>
          </table:table-cell>
          <table:table-cell table:formula="oooc:=[.H182]/[.C182]" office:value-type="float" office:value="31.67">
            <text:p>31,67</text:p>
          </table:table-cell>
          <table:table-cell table:formula="oooc:=[.H182]/[.D182]" office:value-type="float" office:value="8.33421052631579">
            <text:p>8,33</text:p>
          </table:table-cell>
          <table:table-cell table:formula="oooc:=[.H182]/[.E182]" office:value-type="float" office:value="1.79331823329558">
            <text:p>1,79</text:p>
          </table:table-cell>
          <table:table-cell table:formula="oooc:=[.I182]" office:value-type="float" office:value="127.683">
            <text:p>127,68</text:p>
          </table:table-cell>
          <table:table-cell table:formula="oooc:=[.D182]/[.C182]" office:value-type="float" office:value="3.8">
            <text:p>3,8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2"/>
          <table:table-cell table:style-name="ce7" table:formula="oooc:=[.B181]" office:value-type="string" office:string-value="Hanewinkel">
            <text:p>Hanewinkel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440">
            <text:p>440</text:p>
          </table:table-cell>
          <table:table-cell table:style-name="ce26" office:value-type="float" office:value="2138">
            <text:p>2138</text:p>
          </table:table-cell>
          <table:table-cell table:style-name="ce26" office:value-type="float" office:value="2734">
            <text:p>2734</text:p>
          </table:table-cell>
          <table:table-cell table:style-name="ce26" office:value-type="float" office:value="1009">
            <text:p>1009</text:p>
          </table:table-cell>
          <table:table-cell table:style-name="ce26" office:value-type="float" office:value="3743">
            <text:p>3743</text:p>
          </table:table-cell>
          <table:table-cell table:style-name="ce26" office:value-type="float" office:value="12.908">
            <text:p>12,91</text:p>
          </table:table-cell>
          <table:table-cell table:style-name="ce17" table:formula="oooc:=[.H183]/[.C183]" office:value-type="float" office:value="37.43">
            <text:p>37,43</text:p>
          </table:table-cell>
          <table:table-cell table:style-name="ce26" table:formula="oooc:=[.H183]/[.D183]" office:value-type="float" office:value="8.50681818181818">
            <text:p>8,51</text:p>
          </table:table-cell>
          <table:table-cell table:style-name="ce26" table:formula="oooc:=[.H183]/[.E183]" office:value-type="float" office:value="1.75070159027128">
            <text:p>1,75</text:p>
          </table:table-cell>
          <table:table-cell table:style-name="ce26" table:formula="oooc:=[.I183]" office:value-type="float" office:value="12.908">
            <text:p>12,91</text:p>
          </table:table-cell>
          <table:table-cell table:style-name="ce26" table:formula="oooc:=[.D183]/[.C183]" office:value-type="float" office:value="4.4">
            <text:p>4,4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5" office:value-type="string" table:number-columns-spanned="1" table:number-rows-spanned="2">
            <text:p>hazardous</text:p>
          </table:table-cell>
          <table:table-cell table:formula="oooc:=[.B182]" office:value-type="string" office:string-value="Haller">
            <text:p>Haller</text:p>
          </table:table-cell>
          <table:table-cell office:value-type="float" office:value="99">
            <text:p>99</text:p>
          </table:table-cell>
          <table:table-cell office:value-type="float" office:value="527">
            <text:p>527</text:p>
          </table:table-cell>
          <table:table-cell office:value-type="float" office:value="2480">
            <text:p>2480</text:p>
          </table:table-cell>
          <table:table-cell office:value-type="float" office:value="3108">
            <text:p>3108</text:p>
          </table:table-cell>
          <table:table-cell office:value-type="float" office:value="955">
            <text:p>955</text:p>
          </table:table-cell>
          <table:table-cell office:value-type="float" office:value="4063">
            <text:p>4063</text:p>
          </table:table-cell>
          <table:table-cell office:value-type="float" office:value="158.882">
            <text:p>158,88</text:p>
          </table:table-cell>
          <table:table-cell table:formula="oooc:=[.H184]/[.C184]" office:value-type="float" office:value="41.040404040404">
            <text:p>41,04</text:p>
          </table:table-cell>
          <table:table-cell table:formula="oooc:=[.H184]/[.D184]" office:value-type="float" office:value="7.70967741935484">
            <text:p>7,71</text:p>
          </table:table-cell>
          <table:table-cell table:formula="oooc:=[.H184]/[.E184]" office:value-type="float" office:value="1.6383064516129">
            <text:p>1,64</text:p>
          </table:table-cell>
          <table:table-cell table:formula="oooc:=[.I184]" office:value-type="float" office:value="158.882">
            <text:p>158,88</text:p>
          </table:table-cell>
          <table:table-cell table:formula="oooc:=[.D184]/[.C184]" office:value-type="float" office:value="5.32323232323232">
            <text:p>5,32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5"/>
          <table:table-cell table:style-name="ce7" table:formula="oooc:=[.B183]" office:value-type="string" office:string-value="Hanewinkel">
            <text:p>Hanewinkel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546">
            <text:p>546</text:p>
          </table:table-cell>
          <table:table-cell table:style-name="ce26" office:value-type="float" office:value="2678">
            <text:p>2678</text:p>
          </table:table-cell>
          <table:table-cell table:style-name="ce26" office:value-type="float" office:value="3331">
            <text:p>3331</text:p>
          </table:table-cell>
          <table:table-cell table:style-name="ce26" office:value-type="float" office:value="1121">
            <text:p>1121</text:p>
          </table:table-cell>
          <table:table-cell table:style-name="ce26" office:value-type="float" office:value="4452">
            <text:p>4452</text:p>
          </table:table-cell>
          <table:table-cell table:style-name="ce26" office:value-type="float" office:value="15.527">
            <text:p>15,53</text:p>
          </table:table-cell>
          <table:table-cell table:style-name="ce17" table:formula="oooc:=[.H185]/[.C185]" office:value-type="float" office:value="44.52">
            <text:p>44,52</text:p>
          </table:table-cell>
          <table:table-cell table:style-name="ce26" table:formula="oooc:=[.H185]/[.D185]" office:value-type="float" office:value="8.15384615384615">
            <text:p>8,15</text:p>
          </table:table-cell>
          <table:table-cell table:style-name="ce26" table:formula="oooc:=[.H185]/[.E185]" office:value-type="float" office:value="1.66243465272591">
            <text:p>1,66</text:p>
          </table:table-cell>
          <table:table-cell table:style-name="ce26" table:formula="oooc:=[.I185]" office:value-type="float" office:value="15.527">
            <text:p>15,53</text:p>
          </table:table-cell>
          <table:table-cell table:style-name="ce26" table:formula="oooc:=[.D185]/[.C185]" office:value-type="float" office:value="5.46">
            <text:p>5,46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5" office:value-type="string" table:number-columns-spanned="1" table:number-rows-spanned="2">
            <text:p>hurdle</text:p>
          </table:table-cell>
          <table:table-cell table:formula="oooc:=[.B184]" office:value-type="string" office:string-value="Haller">
            <text:p>Haller</text:p>
          </table:table-cell>
          <table:table-cell office:value-type="float" office:value="100">
            <text:p>100</text:p>
          </table:table-cell>
          <table:table-cell office:value-type="float" office:value="1201">
            <text:p>1201</text:p>
          </table:table-cell>
          <table:table-cell office:value-type="float" office:value="5879">
            <text:p>5879</text:p>
          </table:table-cell>
          <table:table-cell office:value-type="float" office:value="7650">
            <text:p>7650</text:p>
          </table:table-cell>
          <table:table-cell office:value-type="float" office:value="1284">
            <text:p>1284</text:p>
          </table:table-cell>
          <table:table-cell office:value-type="float" office:value="8934">
            <text:p>8934</text:p>
          </table:table-cell>
          <table:table-cell office:value-type="float" office:value="445.038">
            <text:p>445,04</text:p>
          </table:table-cell>
          <table:table-cell table:formula="oooc:=[.H186]/[.C186]" office:value-type="float" office:value="89.34">
            <text:p>89,34</text:p>
          </table:table-cell>
          <table:table-cell table:formula="oooc:=[.H186]/[.D186]" office:value-type="float" office:value="7.43880099916736">
            <text:p>7,44</text:p>
          </table:table-cell>
          <table:table-cell table:formula="oooc:=[.H186]/[.E186]" office:value-type="float" office:value="1.51964619833305">
            <text:p>1,52</text:p>
          </table:table-cell>
          <table:table-cell table:formula="oooc:=[.I186]" office:value-type="float" office:value="445.038">
            <text:p>445,04</text:p>
          </table:table-cell>
          <table:table-cell table:formula="oooc:=[.D186]/[.C186]" office:value-type="float" office:value="12.01">
            <text:p>12,01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5"/>
          <table:table-cell table:style-name="ce7" table:formula="oooc:=[.B185]" office:value-type="string" office:string-value="Hanewinkel">
            <text:p>Hanewinkel</text:p>
          </table:table-cell>
          <table:table-cell table:style-name="ce17" office:value-type="float" office:value="0">
            <text:p>0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6" office:value-type="float" office:value="3.807">
            <text:p>3,8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table:formula="oooc:=[.I187]" office:value-type="float" office:value="3.807">
            <text:p>3,81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4" office:value-type="string" table:number-columns-spanned="1" table:number-rows-spanned="2">
            <text:p>island</text:p>
          </table:table-cell>
          <table:table-cell table:formula="oooc:=[.B186]" office:value-type="string" office:string-value="Haller">
            <text:p>Haller</text:p>
          </table:table-cell>
          <table:table-cell office:value-type="float" office:value="86">
            <text:p>86</text:p>
          </table:table-cell>
          <table:table-cell office:value-type="float" office:value="386">
            <text:p>386</text:p>
          </table:table-cell>
          <table:table-cell office:value-type="float" office:value="1809">
            <text:p>1809</text:p>
          </table:table-cell>
          <table:table-cell office:value-type="float" office:value="2308">
            <text:p>2308</text:p>
          </table:table-cell>
          <table:table-cell office:value-type="float" office:value="815">
            <text:p>815</text:p>
          </table:table-cell>
          <table:table-cell office:value-type="float" office:value="3123">
            <text:p>3123</text:p>
          </table:table-cell>
          <table:table-cell office:value-type="float" office:value="130.807">
            <text:p>130,81</text:p>
          </table:table-cell>
          <table:table-cell table:formula="oooc:=[.H188]/[.C188]" office:value-type="float" office:value="36.3139534883721">
            <text:p>36,31</text:p>
          </table:table-cell>
          <table:table-cell table:formula="oooc:=[.H188]/[.D188]" office:value-type="float" office:value="8.09067357512953">
            <text:p>8,09</text:p>
          </table:table-cell>
          <table:table-cell table:formula="oooc:=[.H188]/[.E188]" office:value-type="float" office:value="1.72636815920398">
            <text:p>1,73</text:p>
          </table:table-cell>
          <table:table-cell table:formula="oooc:=[.I188]" office:value-type="float" office:value="130.807">
            <text:p>130,81</text:p>
          </table:table-cell>
          <table:table-cell table:formula="oooc:=[.D188]/[.C188]" office:value-type="float" office:value="4.48837209302326">
            <text:p>4,49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4"/>
          <table:table-cell table:style-name="ce7" table:formula="oooc:=[.B187]" office:value-type="string" office:string-value="Hanewinkel">
            <text:p>Hanewinkel</text:p>
          </table:table-cell>
          <table:table-cell table:style-name="ce17" office:value-type="float" office:value="98">
            <text:p>98</text:p>
          </table:table-cell>
          <table:table-cell table:style-name="ce26" office:value-type="float" office:value="506">
            <text:p>506</text:p>
          </table:table-cell>
          <table:table-cell table:style-name="ce26" office:value-type="float" office:value="2441">
            <text:p>2441</text:p>
          </table:table-cell>
          <table:table-cell table:style-name="ce26" office:value-type="float" office:value="3104">
            <text:p>3104</text:p>
          </table:table-cell>
          <table:table-cell table:style-name="ce26" office:value-type="float" office:value="1208">
            <text:p>1208</text:p>
          </table:table-cell>
          <table:table-cell table:style-name="ce26" office:value-type="float" office:value="4312">
            <text:p>4312</text:p>
          </table:table-cell>
          <table:table-cell table:style-name="ce26" office:value-type="float" office:value="14.717">
            <text:p>14,72</text:p>
          </table:table-cell>
          <table:table-cell table:style-name="ce17" table:formula="oooc:=[.H189]/[.C189]" office:value-type="float" office:value="44">
            <text:p>44</text:p>
          </table:table-cell>
          <table:table-cell table:style-name="ce26" table:formula="oooc:=[.H189]/[.D189]" office:value-type="float" office:value="8.52173913043478">
            <text:p>8,52</text:p>
          </table:table-cell>
          <table:table-cell table:style-name="ce26" table:formula="oooc:=[.H189]/[.E189]" office:value-type="float" office:value="1.76648914379353">
            <text:p>1,77</text:p>
          </table:table-cell>
          <table:table-cell table:style-name="ce26" table:formula="oooc:=[.I189]" office:value-type="float" office:value="14.717">
            <text:p>14,72</text:p>
          </table:table-cell>
          <table:table-cell table:style-name="ce26" table:formula="oooc:=[.D189]/[.C189]" office:value-type="float" office:value="5.16326530612245">
            <text:p>5,16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5" office:value-type="string" table:number-columns-spanned="1" table:number-rows-spanned="2">
            <text:p>maelstrom</text:p>
          </table:table-cell>
          <table:table-cell table:formula="oooc:=[.B188]" office:value-type="string" office:string-value="Haller">
            <text:p>Haller</text:p>
          </table:table-cell>
          <table:table-cell office:value-type="float" office:value="64">
            <text:p>64</text:p>
          </table:table-cell>
          <table:table-cell office:value-type="float" office:value="346">
            <text:p>346</text:p>
          </table:table-cell>
          <table:table-cell office:value-type="float" office:value="1654">
            <text:p>1654</text:p>
          </table:table-cell>
          <table:table-cell office:value-type="float" office:value="2063">
            <text:p>2063</text:p>
          </table:table-cell>
          <table:table-cell office:value-type="float" office:value="1504">
            <text:p>1504</text:p>
          </table:table-cell>
          <table:table-cell office:value-type="float" office:value="3567">
            <text:p>3567</text:p>
          </table:table-cell>
          <table:table-cell office:value-type="float" office:value="166.726">
            <text:p>166,73</text:p>
          </table:table-cell>
          <table:table-cell table:formula="oooc:=[.H190]/[.C190]" office:value-type="float" office:value="55.734375">
            <text:p>55,73</text:p>
          </table:table-cell>
          <table:table-cell table:formula="oooc:=[.H190]/[.D190]" office:value-type="float" office:value="10.3092485549133">
            <text:p>10,31</text:p>
          </table:table-cell>
          <table:table-cell table:formula="oooc:=[.H190]/[.E190]" office:value-type="float" office:value="2.15659008464329">
            <text:p>2,16</text:p>
          </table:table-cell>
          <table:table-cell table:formula="oooc:=[.I190]" office:value-type="float" office:value="166.726">
            <text:p>166,73</text:p>
          </table:table-cell>
          <table:table-cell table:formula="oooc:=[.D190]/[.C190]" office:value-type="float" office:value="5.40625">
            <text:p>5,41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5"/>
          <table:table-cell table:style-name="ce7" table:formula="oooc:=[.B189]" office:value-type="string" office:string-value="Hanewinkel">
            <text:p>Hanewinkel</text:p>
          </table:table-cell>
          <table:table-cell table:style-name="ce17" office:value-type="float" office:value="82">
            <text:p>82</text:p>
          </table:table-cell>
          <table:table-cell table:style-name="ce26" office:value-type="float" office:value="641">
            <text:p>641</text:p>
          </table:table-cell>
          <table:table-cell table:style-name="ce26" office:value-type="float" office:value="3141">
            <text:p>3141</text:p>
          </table:table-cell>
          <table:table-cell table:style-name="ce26" office:value-type="float" office:value="4015">
            <text:p>4015</text:p>
          </table:table-cell>
          <table:table-cell table:style-name="ce26" office:value-type="float" office:value="2643">
            <text:p>2643</text:p>
          </table:table-cell>
          <table:table-cell table:style-name="ce26" office:value-type="float" office:value="6658">
            <text:p>6658</text:p>
          </table:table-cell>
          <table:table-cell table:style-name="ce26" office:value-type="float" office:value="21.432">
            <text:p>21,43</text:p>
          </table:table-cell>
          <table:table-cell table:style-name="ce17" table:formula="oooc:=[.H191]/[.C191]" office:value-type="float" office:value="81.1951219512195">
            <text:p>81,2</text:p>
          </table:table-cell>
          <table:table-cell table:style-name="ce26" table:formula="oooc:=[.H191]/[.D191]" office:value-type="float" office:value="10.386895475819">
            <text:p>10,39</text:p>
          </table:table-cell>
          <table:table-cell table:style-name="ce26" table:formula="oooc:=[.H191]/[.E191]" office:value-type="float" office:value="2.11970709964979">
            <text:p>2,12</text:p>
          </table:table-cell>
          <table:table-cell table:style-name="ce26" table:formula="oooc:=[.I191]" office:value-type="float" office:value="21.432">
            <text:p>21,43</text:p>
          </table:table-cell>
          <table:table-cell table:style-name="ce26" table:formula="oooc:=[.D191]/[.C191]" office:value-type="float" office:value="7.81707317073171">
            <text:p>7,82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5" office:value-type="string" table:number-columns-spanned="1" table:number-rows-spanned="2">
            <text:p>oily</text:p>
          </table:table-cell>
          <table:table-cell table:formula="oooc:=[.B190]" office:value-type="string" office:string-value="Haller">
            <text:p>Haller</text:p>
          </table:table-cell>
          <table:table-cell office:value-type="float" office:value="83">
            <text:p>83</text:p>
          </table:table-cell>
          <table:table-cell office:value-type="float" office:value="2196">
            <text:p>2196</text:p>
          </table:table-cell>
          <table:table-cell office:value-type="float" office:value="10905">
            <text:p>10905</text:p>
          </table:table-cell>
          <table:table-cell office:value-type="float" office:value="8380">
            <text:p>8380</text:p>
          </table:table-cell>
          <table:table-cell office:value-type="float" office:value="6674">
            <text:p>6674</text:p>
          </table:table-cell>
          <table:table-cell office:value-type="float" office:value="15054">
            <text:p>15054</text:p>
          </table:table-cell>
          <table:table-cell office:value-type="float" office:value="6625.45">
            <text:p>6625,45</text:p>
          </table:table-cell>
          <table:table-cell table:formula="oooc:=[.H192]/[.C192]" office:value-type="float" office:value="181.373493975904">
            <text:p>181,37</text:p>
          </table:table-cell>
          <table:table-cell table:formula="oooc:=[.H192]/[.D192]" office:value-type="float" office:value="6.8551912568306">
            <text:p>6,86</text:p>
          </table:table-cell>
          <table:table-cell table:formula="oooc:=[.H192]/[.E192]" office:value-type="float" office:value="1.38046767537827">
            <text:p>1,38</text:p>
          </table:table-cell>
          <table:table-cell table:formula="oooc:=[.I192]" office:value-type="float" office:value="6625.45">
            <text:p>6625,45</text:p>
          </table:table-cell>
          <table:table-cell table:formula="oooc:=[.D192]/[.C192]" office:value-type="float" office:value="26.4578313253012">
            <text:p>26,46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5"/>
          <table:table-cell table:style-name="ce7" table:formula="oooc:=[.B191]" office:value-type="string" office:string-value="Hanewinkel">
            <text:p>Hanewinkel</text:p>
          </table:table-cell>
          <table:table-cell table:style-name="ce17" office:value-type="float" office:value="99">
            <text:p>99</text:p>
          </table:table-cell>
          <table:table-cell table:style-name="ce26" office:value-type="float" office:value="15534">
            <text:p>15534</text:p>
          </table:table-cell>
          <table:table-cell table:style-name="ce26" office:value-type="float" office:value="77653">
            <text:p>77653</text:p>
          </table:table-cell>
          <table:table-cell table:style-name="ce26" office:value-type="float" office:value="56327">
            <text:p>56327</text:p>
          </table:table-cell>
          <table:table-cell table:style-name="ce26" office:value-type="float" office:value="38476">
            <text:p>38476</text:p>
          </table:table-cell>
          <table:table-cell table:style-name="ce26" office:value-type="float" office:value="94803">
            <text:p>94803</text:p>
          </table:table-cell>
          <table:table-cell table:style-name="ce26" office:value-type="float" office:value="359.679">
            <text:p>359,68</text:p>
          </table:table-cell>
          <table:table-cell table:style-name="ce17" table:formula="oooc:=[.H193]/[.C193]" office:value-type="float" office:value="957.606060606061">
            <text:p>957,61</text:p>
          </table:table-cell>
          <table:table-cell table:style-name="ce26" table:formula="oooc:=[.H193]/[.D193]" office:value-type="float" office:value="6.10293549633063">
            <text:p>6,1</text:p>
          </table:table-cell>
          <table:table-cell table:style-name="ce26" table:formula="oooc:=[.H193]/[.E193]" office:value-type="float" office:value="1.22085431341996">
            <text:p>1,22</text:p>
          </table:table-cell>
          <table:table-cell table:style-name="ce26" table:formula="oooc:=[.I193]" office:value-type="float" office:value="359.679">
            <text:p>359,68</text:p>
          </table:table-cell>
          <table:table-cell table:style-name="ce26" table:formula="oooc:=[.D193]/[.C193]" office:value-type="float" office:value="156.909090909091">
            <text:p>156,91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5" office:value-type="string" table:number-columns-spanned="1" table:number-rows-spanned="2">
            <text:p>pitmaze</text:p>
          </table:table-cell>
          <table:table-cell table:formula="oooc:=[.B192]" office:value-type="string" office:string-value="Haller">
            <text:p>Haller</text:p>
          </table:table-cell>
          <table:table-cell office:value-type="float" office:value="83">
            <text:p>83</text:p>
          </table:table-cell>
          <table:table-cell office:value-type="float" office:value="4552">
            <text:p>4552</text:p>
          </table:table-cell>
          <table:table-cell office:value-type="float" office:value="22644">
            <text:p>22644</text:p>
          </table:table-cell>
          <table:table-cell office:value-type="float" office:value="24416">
            <text:p>24416</text:p>
          </table:table-cell>
          <table:table-cell office:value-type="float" office:value="9557">
            <text:p>9557</text:p>
          </table:table-cell>
          <table:table-cell office:value-type="float" office:value="33973">
            <text:p>33973</text:p>
          </table:table-cell>
          <table:table-cell office:value-type="float" office:value="1861.26">
            <text:p>1861,26</text:p>
          </table:table-cell>
          <table:table-cell table:formula="oooc:=[.H194]/[.C194]" office:value-type="float" office:value="409.313253012048">
            <text:p>409,31</text:p>
          </table:table-cell>
          <table:table-cell table:formula="oooc:=[.H194]/[.D194]" office:value-type="float" office:value="7.46331282952548">
            <text:p>7,46</text:p>
          </table:table-cell>
          <table:table-cell table:formula="oooc:=[.H194]/[.E194]" office:value-type="float" office:value="1.50030913266207">
            <text:p>1,5</text:p>
          </table:table-cell>
          <table:table-cell table:formula="oooc:=[.I194]" office:value-type="float" office:value="1861.26">
            <text:p>1861,26</text:p>
          </table:table-cell>
          <table:table-cell table:formula="oooc:=[.D194]/[.C194]" office:value-type="float" office:value="54.8433734939759">
            <text:p>54,84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5"/>
          <table:table-cell table:style-name="ce7" table:formula="oooc:=[.B193]" office:value-type="string" office:string-value="Hanewinkel">
            <text:p>Hanewinkel</text:p>
          </table:table-cell>
          <table:table-cell table:style-name="ce17" office:value-type="float" office:value="96">
            <text:p>96</text:p>
          </table:table-cell>
          <table:table-cell table:style-name="ce26" office:value-type="float" office:value="4382">
            <text:p>4382</text:p>
          </table:table-cell>
          <table:table-cell table:style-name="ce26" office:value-type="float" office:value="21840">
            <text:p>21840</text:p>
          </table:table-cell>
          <table:table-cell table:style-name="ce26" office:value-type="float" office:value="25118">
            <text:p>25118</text:p>
          </table:table-cell>
          <table:table-cell table:style-name="ce26" office:value-type="float" office:value="9084">
            <text:p>9084</text:p>
          </table:table-cell>
          <table:table-cell table:style-name="ce26" office:value-type="float" office:value="34202">
            <text:p>34202</text:p>
          </table:table-cell>
          <table:table-cell table:style-name="ce26" office:value-type="float" office:value="112.196">
            <text:p>112,2</text:p>
          </table:table-cell>
          <table:table-cell table:style-name="ce17" table:formula="oooc:=[.H195]/[.C195]" office:value-type="float" office:value="356.270833333333">
            <text:p>356,27</text:p>
          </table:table-cell>
          <table:table-cell table:style-name="ce26" table:formula="oooc:=[.H195]/[.D195]" office:value-type="float" office:value="7.80511182108626">
            <text:p>7,81</text:p>
          </table:table-cell>
          <table:table-cell table:style-name="ce26" table:formula="oooc:=[.H195]/[.E195]" office:value-type="float" office:value="1.56602564102564">
            <text:p>1,57</text:p>
          </table:table-cell>
          <table:table-cell table:style-name="ce26" table:formula="oooc:=[.I195]" office:value-type="float" office:value="112.196">
            <text:p>112,2</text:p>
          </table:table-cell>
          <table:table-cell table:style-name="ce26" table:formula="oooc:=[.D195]/[.C195]" office:value-type="float" office:value="45.6458333333333">
            <text:p>45,65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4" office:value-type="string" table:number-columns-spanned="1" table:number-rows-spanned="2">
            <text:p>spin</text:p>
          </table:table-cell>
          <table:table-cell table:formula="oooc:=[.B194]" office:value-type="string" office:string-value="Haller">
            <text:p>Haller</text:p>
          </table:table-cell>
          <table:table-cell office:value-type="float" office:value="100">
            <text:p>100</text:p>
          </table:table-cell>
          <table:table-cell office:value-type="float" office:value="401">
            <text:p>401</text:p>
          </table:table-cell>
          <table:table-cell office:value-type="float" office:value="1871">
            <text:p>1871</text:p>
          </table:table-cell>
          <table:table-cell office:value-type="float" office:value="2408">
            <text:p>2408</text:p>
          </table:table-cell>
          <table:table-cell office:value-type="float" office:value="1127">
            <text:p>1127</text:p>
          </table:table-cell>
          <table:table-cell office:value-type="float" office:value="3535">
            <text:p>3535</text:p>
          </table:table-cell>
          <table:table-cell office:value-type="float" office:value="132.807">
            <text:p>132,81</text:p>
          </table:table-cell>
          <table:table-cell table:formula="oooc:=[.H196]/[.C196]" office:value-type="float" office:value="35.35">
            <text:p>35,35</text:p>
          </table:table-cell>
          <table:table-cell table:formula="oooc:=[.H196]/[.D196]" office:value-type="float" office:value="8.81546134663342">
            <text:p>8,82</text:p>
          </table:table-cell>
          <table:table-cell table:formula="oooc:=[.H196]/[.E196]" office:value-type="float" office:value="1.88936397648316">
            <text:p>1,89</text:p>
          </table:table-cell>
          <table:table-cell table:formula="oooc:=[.I196]" office:value-type="float" office:value="132.807">
            <text:p>132,81</text:p>
          </table:table-cell>
          <table:table-cell table:formula="oooc:=[.D196]/[.C196]" office:value-type="float" office:value="4.01">
            <text:p>4,01</text:p>
          </table:table-cell>
          <table:table-cell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covered-table-cell table:style-name="ce4"/>
          <table:table-cell table:style-name="ce7" table:formula="oooc:=[.B195]" office:value-type="string" office:string-value="Hanewinkel">
            <text:p>Hanewinkel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419">
            <text:p>419</text:p>
          </table:table-cell>
          <table:table-cell table:style-name="ce26" office:value-type="float" office:value="2050">
            <text:p>2050</text:p>
          </table:table-cell>
          <table:table-cell table:style-name="ce26" office:value-type="float" office:value="2634">
            <text:p>2634</text:p>
          </table:table-cell>
          <table:table-cell table:style-name="ce26" office:value-type="float" office:value="1238">
            <text:p>1238</text:p>
          </table:table-cell>
          <table:table-cell table:style-name="ce26" office:value-type="float" office:value="3872">
            <text:p>3872</text:p>
          </table:table-cell>
          <table:table-cell table:style-name="ce26" office:value-type="float" office:value="12.568">
            <text:p>12,57</text:p>
          </table:table-cell>
          <table:table-cell table:style-name="ce17" table:formula="oooc:=[.H197]/[.C197]" office:value-type="float" office:value="38.72">
            <text:p>38,72</text:p>
          </table:table-cell>
          <table:table-cell table:style-name="ce26" table:formula="oooc:=[.H197]/[.D197]" office:value-type="float" office:value="9.24105011933174">
            <text:p>9,24</text:p>
          </table:table-cell>
          <table:table-cell table:style-name="ce26" table:formula="oooc:=[.H197]/[.E197]" office:value-type="float" office:value="1.88878048780488">
            <text:p>1,89</text:p>
          </table:table-cell>
          <table:table-cell table:style-name="ce26" table:formula="oooc:=[.I197]" office:value-type="float" office:value="12.568">
            <text:p>12,57</text:p>
          </table:table-cell>
          <table:table-cell table:style-name="ce26" table:formula="oooc:=[.D197]/[.C197]" office:value-type="float" office:value="4.19">
            <text:p>4,19</text:p>
          </table:table-cell>
          <table:table-cell table:style-name="ce26" table:number-columns-repeated="2"/>
          <table:table-cell table:style-name="ce39" table:number-columns-repeated="240"/>
        </table:table-row>
        <table:table-row table:style-name="ro1">
          <table:table-cell table:style-name="ce4" office:value-type="string" table:number-columns-spanned="1" table:number-rows-spanned="2">
            <text:p>vault</text:p>
          </table:table-cell>
          <table:table-cell table:formula="oooc:=[.B196]" office:value-type="string" office:string-value="Haller">
            <text:p>Haller</text:p>
          </table:table-cell>
          <table:table-cell office:value-type="float" office:value="100">
            <text:p>100</text:p>
          </table:table-cell>
          <table:table-cell office:value-type="float" office:value="489">
            <text:p>489</text:p>
          </table:table-cell>
          <table:table-cell office:value-type="float" office:value="2354">
            <text:p>2354</text:p>
          </table:table-cell>
          <table:table-cell office:value-type="float" office:value="2929">
            <text:p>2929</text:p>
          </table:table-cell>
          <table:table-cell office:value-type="float" office:value="1015">
            <text:p>1015</text:p>
          </table:table-cell>
          <table:table-cell office:value-type="float" office:value="3944">
            <text:p>3944</text:p>
          </table:table-cell>
          <table:table-cell office:value-type="float" office:value="156.451">
            <text:p>156,45</text:p>
          </table:table-cell>
          <table:table-cell table:formula="oooc:=[.H198]/[.C198]" office:value-type="float" office:value="39.44">
            <text:p>39,44</text:p>
          </table:table-cell>
          <table:table-cell table:formula="oooc:=[.H198]/[.D198]" office:value-type="float" office:value="8.06543967280164">
            <text:p>8,07</text:p>
          </table:table-cell>
          <table:table-cell table:formula="oooc:=[.H198]/[.E198]" office:value-type="float" office:value="1.67544604927782">
            <text:p>1,68</text:p>
          </table:table-cell>
          <table:table-cell table:formula="oooc:=[.I198]" office:value-type="float" office:value="156.451">
            <text:p>156,45</text:p>
          </table:table-cell>
          <table:table-cell table:formula="oooc:=[.D198]/[.C198]" office:value-type="float" office:value="4.89">
            <text:p>4,89</text:p>
          </table:table-cell>
          <table:table-cell table:number-columns-repeated="242"/>
        </table:table-row>
        <table:table-row table:style-name="ro1">
          <table:covered-table-cell table:style-name="ce4"/>
          <table:table-cell table:style-name="ce7" table:formula="oooc:=[.B197]" office:value-type="string" office:string-value="Hanewinkel">
            <text:p>Hanewinkel</text:p>
          </table:table-cell>
          <table:table-cell table:style-name="ce17" office:value-type="float" office:value="100">
            <text:p>100</text:p>
          </table:table-cell>
          <table:table-cell table:style-name="ce26" office:value-type="float" office:value="550">
            <text:p>550</text:p>
          </table:table-cell>
          <table:table-cell table:style-name="ce26" office:value-type="float" office:value="2709">
            <text:p>2709</text:p>
          </table:table-cell>
          <table:table-cell table:style-name="ce26" office:value-type="float" office:value="3314">
            <text:p>3314</text:p>
          </table:table-cell>
          <table:table-cell table:style-name="ce26" office:value-type="float" office:value="1197">
            <text:p>1197</text:p>
          </table:table-cell>
          <table:table-cell table:style-name="ce26" office:value-type="float" office:value="4511">
            <text:p>4511</text:p>
          </table:table-cell>
          <table:table-cell table:style-name="ce26" office:value-type="float" office:value="15.51">
            <text:p>15,51</text:p>
          </table:table-cell>
          <table:table-cell table:style-name="ce17" table:formula="oooc:=[.H199]/[.C199]" office:value-type="float" office:value="45.11">
            <text:p>45,11</text:p>
          </table:table-cell>
          <table:table-cell table:style-name="ce26" table:formula="oooc:=[.H199]/[.D199]" office:value-type="float" office:value="8.20181818181818">
            <text:p>8,2</text:p>
          </table:table-cell>
          <table:table-cell table:style-name="ce26" table:formula="oooc:=[.H199]/[.E199]" office:value-type="float" office:value="1.66519010705057">
            <text:p>1,67</text:p>
          </table:table-cell>
          <table:table-cell table:style-name="ce26" table:formula="oooc:=[.I199]" office:value-type="float" office:value="15.51">
            <text:p>15,51</text:p>
          </table:table-cell>
          <table:table-cell table:style-name="ce26" table:formula="oooc:=[.D199]/[.C199]" office:value-type="float" office:value="5.5">
            <text:p>5,5</text:p>
          </table:table-cell>
          <table:table-cell table:style-name="ce26" table:number-columns-repeated="4"/>
          <table:table-cell table:style-name="ce39" table:number-columns-repeated="238"/>
        </table:table-row>
        <table:table-row table:style-name="ro1">
          <table:table-cell/>
          <table:table-cell table:style-name="ce9" table:formula="oooc:=[.B198]" office:value-type="string" office:string-value="Haller">
            <text:p>Haller</text:p>
          </table:table-cell>
          <table:table-cell table:style-name="ce18" table:formula="oooc:=[.C176]+[.C178]+[.C180]+[.C182]+[.C184]+[.C186]+[.C188]+[.C190]+[.C192]+[.C194]+[.C196]+[.C198]" office:value-type="float" office:value="1115">
            <text:p>1115</text:p>
          </table:table-cell>
          <table:table-cell table:style-name="ce27" table:formula="oooc:=[.D176]+[.D178]+[.D180]+[.D182]+[.D184]+[.D186]+[.D188]+[.D190]+[.D192]+[.D194]+[.D196]+[.D198]" office:value-type="float" office:value="11612">
            <text:p>11612</text:p>
          </table:table-cell>
          <table:table-cell table:style-name="ce27" table:formula="oooc:=[.E176]+[.E178]+[.E180]+[.E182]+[.E184]+[.E186]+[.E188]+[.E190]+[.E192]+[.E194]+[.E196]+[.E198]" office:value-type="float" office:value="56640">
            <text:p>56640</text:p>
          </table:table-cell>
          <table:table-cell table:style-name="ce27" table:formula="oooc:=[.F176]+[.F178]+[.F180]+[.F182]+[.F184]+[.F186]+[.F188]+[.F190]+[.F192]+[.F194]+[.F196]+[.F198]" office:value-type="float" office:value="62294">
            <text:p>62294</text:p>
          </table:table-cell>
          <table:table-cell table:style-name="ce27" table:formula="oooc:=[.G176]+[.G178]+[.G180]+[.G182]+[.G184]+[.G186]+[.G188]+[.G190]+[.G192]+[.G194]+[.G196]+[.G198]" office:value-type="float" office:value="26852">
            <text:p>26852</text:p>
          </table:table-cell>
          <table:table-cell table:style-name="ce27" table:formula="oooc:=[.H176]+[.H178]+[.H180]+[.H182]+[.H184]+[.H186]+[.H188]+[.H190]+[.H192]+[.H194]+[.H196]+[.H198]" office:value-type="float" office:value="89146">
            <text:p>89146</text:p>
          </table:table-cell>
          <table:table-cell table:style-name="ce27" table:formula="oooc:=[.I176]+[.I178]+[.I180]+[.I182]+[.I184]+[.I186]+[.I188]+[.I190]+[.I192]+[.I194]+[.I196]+[.I198]" office:value-type="float" office:value="10182.091">
            <text:p>10182,09</text:p>
          </table:table-cell>
          <table:table-cell table:formula="oooc:=[.H200]/[.C200]" office:value-type="float" office:value="79.9515695067265">
            <text:p>79,95</text:p>
          </table:table-cell>
          <table:table-cell table:formula="oooc:=[.H200]/[.D200]" office:value-type="float" office:value="7.67705821563899">
            <text:p>7,68</text:p>
          </table:table-cell>
          <table:table-cell table:formula="oooc:=[.H200]/[.E200]" office:value-type="float" office:value="1.57390536723164">
            <text:p>1,57</text:p>
          </table:table-cell>
          <table:table-cell table:formula="oooc:=[.I200]/12" office:value-type="float" office:value="848.507583333333">
            <text:p>848,51</text:p>
          </table:table-cell>
          <table:table-cell table:formula="oooc:=[.D200]/[.C200]" office:value-type="float" office:value="10.4143497757848">
            <text:p>10,41</text:p>
          </table:table-cell>
          <table:table-cell table:formula="oooc:=[.C200]/1200*100" office:value-type="float" office:value="92.9166666666667">
            <text:p>92,92</text:p>
          </table:table-cell>
          <table:table-cell table:number-columns-repeated="241"/>
        </table:table-row>
        <table:table-row table:style-name="ro1">
          <table:table-cell table:style-name="ce1"/>
          <table:table-cell table:style-name="ce10" table:formula="oooc:=[.B199]" office:value-type="string" office:string-value="Hanewinkel">
            <text:p>Hanewinkel</text:p>
          </table:table-cell>
          <table:table-cell table:style-name="ce19" table:formula="oooc:=[.C177]+[.C179]+[.C181]+[.C183]+[.C185]+[.C187]+[.C189]+[.C191]+[.C193]+[.C195]+[.C197]+[.C199]" office:value-type="float" office:value="1074">
            <text:p>1074</text:p>
          </table:table-cell>
          <table:table-cell table:style-name="ce28" table:formula="oooc:=[.D177]+[.D179]+[.D181]+[.D183]+[.D185]+[.D187]+[.D189]+[.D191]+[.D193]+[.D195]+[.D197]+[.D199]" office:value-type="float" office:value="24435">
            <text:p>24435</text:p>
          </table:table-cell>
          <table:table-cell table:style-name="ce28" table:formula="oooc:=[.E177]+[.E179]+[.E181]+[.E183]+[.E185]+[.E187]+[.E189]+[.E191]+[.E193]+[.E195]+[.E197]+[.E199]" office:value-type="float" office:value="121589">
            <text:p>121589</text:p>
          </table:table-cell>
          <table:table-cell table:style-name="ce28" table:formula="oooc:=[.F177]+[.F179]+[.F181]+[.F183]+[.F185]+[.F187]+[.F189]+[.F191]+[.F193]+[.F195]+[.F197]+[.F199]" office:value-type="float" office:value="109365">
            <text:p>109365</text:p>
          </table:table-cell>
          <table:table-cell table:style-name="ce28" table:formula="oooc:=[.G177]+[.G179]+[.G181]+[.G183]+[.G185]+[.G187]+[.G189]+[.G191]+[.G193]+[.G195]+[.G197]+[.G199]" office:value-type="float" office:value="59994">
            <text:p>59994</text:p>
          </table:table-cell>
          <table:table-cell table:style-name="ce28" table:formula="oooc:=[.H177]+[.H179]+[.H181]+[.H183]+[.H185]+[.H187]+[.H189]+[.H191]+[.H193]+[.H195]+[.H197]+[.H199]" office:value-type="float" office:value="169359">
            <text:p>169359</text:p>
          </table:table-cell>
          <table:table-cell table:style-name="ce28" table:formula="oooc:=[.I177]+[.I179]+[.I181]+[.I183]+[.I185]+[.I187]+[.I189]+[.I191]+[.I193]+[.I195]+[.I197]+[.I199]" office:value-type="float" office:value="609.479">
            <text:p>609,48</text:p>
          </table:table-cell>
          <table:table-cell table:style-name="ce17" table:formula="oooc:=[.H201]/[.C201]" office:value-type="float" office:value="157.689944134078">
            <text:p>157,69</text:p>
          </table:table-cell>
          <table:table-cell table:style-name="ce26" table:formula="oooc:=[.H201]/[.D201]" office:value-type="float" office:value="6.93100061387354">
            <text:p>6,93</text:p>
          </table:table-cell>
          <table:table-cell table:style-name="ce26" table:formula="oooc:=[.H201]/[.E201]" office:value-type="float" office:value="1.392880934953">
            <text:p>1,39</text:p>
          </table:table-cell>
          <table:table-cell table:style-name="ce26" table:formula="oooc:=[.I201]/12" office:value-type="float" office:value="50.7899166666667">
            <text:p>50,79</text:p>
          </table:table-cell>
          <table:table-cell table:style-name="ce26" table:formula="oooc:=[.D201]/[.C201]" office:value-type="float" office:value="22.7513966480447">
            <text:p>22,75</text:p>
          </table:table-cell>
          <table:table-cell table:style-name="ce26" table:formula="oooc:=[.C201]/1200*100" office:value-type="float" office:value="89.5">
            <text:p>89,5</text:p>
          </table:table-cell>
          <table:table-cell table:style-name="ce26" table:number-columns-repeated="3"/>
          <table:table-cell table:style-name="ce39" table:number-columns-repeated="238"/>
        </table:table-row>
        <table:table-row table:style-name="ro1">
          <table:table-cell/>
          <table:table-cell table:style-name="ce11" table:formula="oooc:=[.B200]" office:value-type="string" office:string-value="Haller">
            <text:p>Haller</text:p>
          </table:table-cell>
          <table:table-cell table:style-name="ce20" table:formula="oooc:=[.$C$206]*[.$H$205]*[.C200]" office:value-type="float" office:value="526693.604385564">
            <text:p>526693,6</text:p>
          </table:table-cell>
          <table:table-cell table:style-name="ce29"/>
          <table:table-cell table:style-name="ce29" table:formula="oooc:=-[.E200]" office:value-type="float" office:value="-56640">
            <text:p>-56640</text:p>
          </table:table-cell>
          <table:table-cell table:style-name="ce29" table:formula="oooc:=-[.F200]" office:value-type="float" office:value="-62294">
            <text:p>-62294</text:p>
          </table:table-cell>
          <table:table-cell table:style-name="ce29" table:formula="oooc:=-0.5*[.G200]" office:value-type="float" office:value="-13426">
            <text:p>-13426</text:p>
          </table:table-cell>
          <table:table-cell table:style-name="ce29"/>
          <table:table-cell table:style-name="ce37" table:formula="oooc:=SUM([.C202:.H202])/100" office:value-type="float" office:value="3943.33604385564">
            <text:p>3943,34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1"/>
          <table:table-cell table:style-name="ce12" table:formula="oooc:=[.B201]" office:value-type="string" office:string-value="Hanewinkel">
            <text:p>Hanewinkel</text:p>
          </table:table-cell>
          <table:table-cell table:style-name="ce24" table:formula="oooc:=[.$C$206]*[.$H$205]*[.C201]" office:value-type="float" office:value="507326.395614436">
            <text:p>507326,4</text:p>
          </table:table-cell>
          <table:table-cell table:style-name="ce33"/>
          <table:table-cell table:style-name="ce33" table:formula="oooc:=-[.E201]" office:value-type="float" office:value="-121589">
            <text:p>-121589</text:p>
          </table:table-cell>
          <table:table-cell table:style-name="ce33" table:formula="oooc:=-[.F201]" office:value-type="float" office:value="-109365">
            <text:p>-109365</text:p>
          </table:table-cell>
          <table:table-cell table:style-name="ce33" table:formula="oooc:=-0.5*[.G201]" office:value-type="float" office:value="-29997">
            <text:p>-29997</text:p>
          </table:table-cell>
          <table:table-cell table:style-name="ce33"/>
          <table:table-cell table:style-name="ce38" table:formula="oooc:=SUM([.C203:.H203])/100" office:value-type="float" office:value="2463.75395614436">
            <text:p>2463,75</text:p>
          </table:table-cell>
          <table:table-cell table:style-name="ce17" office:value-type="float" office:value="2">
            <text:p>2</text:p>
          </table:table-cell>
          <table:table-cell table:style-name="ce39"/>
          <table:table-cell table:style-name="ce26" table:number-columns-repeated="7"/>
          <table:table-cell table:style-name="ce39" table:number-columns-repeated="238"/>
        </table:table-row>
        <table:table-row table:style-name="ro1">
          <table:table-cell table:style-name="ce6"/>
          <table:table-cell table:style-name="ce13"/>
          <table:table-cell table:style-name="ce21"/>
          <table:table-cell table:style-name="ce30" table:number-columns-repeated="6"/>
          <table:table-cell table:style-name="ce21"/>
          <table:table-cell table:style-name="ce30" table:number-columns-repeated="6"/>
          <table:table-cell table:number-columns-repeated="240"/>
        </table:table-row>
        <table:table-row table:style-name="ro1">
          <table:table-cell/>
          <table:table-cell office:value-type="string">
            <text:p>Mittelwerte</text:p>
          </table:table-cell>
          <table:table-cell table:style-name="ce22" table:formula="oooc:=AVERAGE([.C200:.C201])/AVERAGE([.$C$200:.$C$201])" office:value-type="float" office:value="1">
            <text:p>1</text:p>
          </table:table-cell>
          <table:table-cell table:style-name="ce34" table:formula="oooc:=AVERAGE([.D200:.D201])/AVERAGE([.$C$200:.$C$201])" office:value-type="float" office:value="16.4673366834171">
            <text:p>16,47</text:p>
          </table:table-cell>
          <table:table-cell table:style-name="ce34" table:formula="oooc:=AVERAGE([.E200:.E201])/AVERAGE([.$C$200:.$C$201])" office:value-type="float" office:value="81.4202832343536">
            <text:p>81,42</text:p>
          </table:table-cell>
          <table:table-cell table:style-name="ce34" table:formula="oooc:=AVERAGE([.F200:.F201])/AVERAGE([.$C$200:.$C$201])" office:value-type="float" office:value="78.4189127455459">
            <text:p>78,42</text:p>
          </table:table-cell>
          <table:table-cell table:style-name="ce34" table:formula="oooc:=AVERAGE([.G200:.G201])/AVERAGE([.$C$200:.$C$201])" office:value-type="float" office:value="39.6738236637734">
            <text:p>39,67</text:p>
          </table:table-cell>
          <table:table-cell table:style-name="ce36" table:formula="oooc:=AVERAGE([.H200:.H201])/AVERAGE([.$C$200:.$C$201])" office:value-type="float" office:value="118.092736409319">
            <text:p>118,09</text:p>
          </table:table-cell>
          <table:table-cell table:style-name="ce34" table:formula="oooc:=AVERAGE([.I200:.I201])/AVERAGE([.$C$200:.$C$201])" office:value-type="float" office:value="4.92990863407949">
            <text:p>4,93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Basisfaktor</text:p>
          </table:table-cell>
          <table:table-cell table:style-name="ce23" office:value-type="float" office:value="4">
            <text:p>4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2">
          <table:table-cell table:number-columns-repeated="11"/>
          <table:table-cell table:style-name="Default" table:number-columns-repeated="7"/>
          <table:table-cell table:number-columns-repeated="238"/>
        </table:table-row>
        <table:table-row table:style-name="ro1">
          <table:table-cell table:number-columns-repeated="256"/>
        </table:table-row>
        <table:table-row table:style-name="ro1" table:number-rows-repeated="12">
          <table:table-cell table:number-columns-repeated="11"/>
          <table:table-cell table:style-name="Default" table:number-columns-repeated="7"/>
          <table:table-cell table:number-columns-repeated="238"/>
        </table:table-row>
        <table:table-row table:style-name="ro1" table:number-rows-repeated="6530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9">19.12.2009</text:date>, <text:time>22:06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ee</meta:initial-creator>
    <meta:creation-date>2009-10-14T20:38:23</meta:creation-date>
    <dc:creator>Dee</dc:creator>
    <dc:date>2009-12-19T22:06:57</dc:date>
    <meta:editing-cycles>83</meta:editing-cycles>
    <meta:editing-duration>PT20H20M39S</meta:editing-duration>
    <meta:user-defined meta:name="Info 1"/>
    <meta:user-defined meta:name="Info 2"/>
    <meta:user-defined meta:name="Info 3"/>
    <meta:user-defined meta:name="Info 4"/>
    <meta:document-statistic meta:table-count="1" meta:cell-count="2444"/>
  </office:meta>
</office:document-meta>
</file>